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8.2693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7.8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TE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LASSIFICATION OF TOP 61 PORTS CONNECTED WITH THE PORT OF GENOA - YEAR 2012</text:p>
          </table:table-cell>
          <table:table-cell table:number-columns-repeated="11"/>
        </table:table-row>
        <table:table-row table:style-name="ro1">
          <table:table-cell office:value-type="string">
            <text:p>CONTAINER TRAFFIC - TEU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EU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style-name="ce1" office:value-type="string">
            <text:p>120320</text:p>
          </table:table-cell>
          <table:table-cell/>
          <table:table-cell office:value-type="string">
            <text:p>31.2246,121.4915</text:p>
          </table:table-cell>
          <table:table-cell/>
          <table:table-cell table:formula="of:=CONCATENATE(RIGHT([.F4];LEN([.F4])-FIND(&quot;,&quot;;[.F4]));&quot;,&quot;;LEFT([.F4];FIND(&quot;,&quot;;[.F4])-1))" office:value-type="string" office:string-value="121.4915,31.2246">
            <text:p>121.4915,31.2246</text:p>
          </table:table-cell>
          <table:table-cell/>
          <table:table-cell table:formula="of:=CONCATENATE(&quot;{'type': 'Feature', 'properties': {'name':'&quot;;[.B4];&quot;','quantity':&quot;;[.D4];&quot;}, 'geometry': { 'type': 'Point', 'coordinates': [&quot;;[.H4];&quot;] }}&quot;)" office:value-type="string" office:string-value="{'type': 'Feature', 'properties': {'name':'Shanghai','quantity':120320}, 'geometry': { 'type': 'Point', 'coordinates': [121.4915,31.2246] }}">
            <text:p>{'type': 'Feature', 'properties': {'name':'Shanghai','quantity':120320}, 'geometry': { 'type': 'Point', 'coordinates': [121.4915,31.2246] }}</text:p>
          </table:table-cell>
          <table:table-cell/>
          <table:table-cell table:formula="of:=STRJOIN([.J4:.J64];&quot;,&quot;)" office:value-type="string" office:string-value="{'type': 'Feature', 'properties': {'name':'Shanghai','quantity':120320}, 'geometry': { 'type': 'Point', 'coordinates': [121.4915,31.2246] }},{'type': 'Feature', 'properties': {'name':'Singapore','quantity':107024}, 'geometry': { 'type': 'Point', 'coordinates': [103.85283,1.29063] }},{'type': 'Feature', 'properties': {'name':'Hong Kong','quantity':59804}, 'geometry': { 'type': 'Point', 'coordinates': [114.1229,22.3434] }},{'type': 'Feature', 'properties': {'name':'Jeddah','quantity':56922}, 'geometry': { 'type': 'Point', 'coordinates': [39.16404,21.58222] }},{'type': 'Feature', 'properties': {'name':'Jebel Ali','quantity':49906}, 'geometry': { 'type': 'Point', 'coordinates': [55.0687,24.9959] }},{'type': 'Feature', 'properties': {'name':'Ningbo','quantity':49129}, 'geometry': { 'type': 'Point', 'coordinates': [121.54988,29.87203] }},{'type': 'Feature', 'properties': {'name':'Santos','quantity':47616}, 'geometry': { 'type': 'Point', 'coordinates': [-46.2900,-23.8643] }},{'type': 'Feature', 'properties': {'name':'Busan (Pusan)','quantity':43513}, 'geometry': { 'type': 'Point', 'coordinates': [129.0176,35.0803] }},{'type': 'Feature', 'properties': {'name':'Algeciras','quantity':42804}, 'geometry': { 'type': 'Point', 'coordinates': [-5.4278,36.1386] }},{'type': 'Feature', 'properties': {'name':'Malta','quantity':38968}, 'geometry': { 'type': 'Point', 'coordinates': [14.5244,35.9180] }},{'type': 'Feature', 'properties': {'name':'New York','quantity':38859}, 'geometry': { 'type': 'Point', 'coordinates': [-73.9796,40.6979] }},{'type': 'Feature', 'properties': {'name':'Montreal','quantity':37137}, 'geometry': { 'type': 'Point', 'coordinates': [-73.6554,45.5027] }},{'type': 'Feature', 'properties': {'name':'Savannah','quantity':33765}, 'geometry': { 'type': 'Point', 'coordinates': [-81.0980,31.9996] }},{'type': 'Feature', 'properties': {'name':'Alexandria','quantity':33379}, 'geometry': { 'type': 'Point', 'coordinates': [29.8944,31.1990] }},{'type': 'Feature', 'properties': {'name':'Gioia Tauro','quantity':31700}, 'geometry': { 'type': 'Point', 'coordinates': [15.9207,38.4271] }},{'type': 'Feature', 'properties': {'name':'Newark','quantity':30849}, 'geometry': { 'type': 'Point', 'coordinates': [-74.1821,40.7310] }},{'type': 'Feature', 'properties': {'name':'Port Kelang','quantity':30235}, 'geometry': { 'type': 'Point', 'coordinates': [101.3006,2.9410] }},{'type': 'Feature', 'properties': {'name':'Shekou','quantity':27373}, 'geometry': { 'type': 'Point', 'coordinates': [113.9161,22.4715] }},{'type': 'Feature', 'properties': {'name':'Rio de Janeiro','quantity':26662}, 'geometry': { 'type': 'Point', 'coordinates': [-42.756,-22.239] }},{'type': 'Feature', 'properties': {'name':'Valencia','quantity':26095}, 'geometry': { 'type': 'Point', 'coordinates': [-0.3525,39.4228] }},{'type': 'Feature', 'properties': {'name':'Khor al Fakkan','quantity':25825}, 'geometry': { 'type': 'Point', 'coordinates': [56.3709,25.3584] }},{'type': 'Feature', 'properties': {'name':'Jawaharlal Neru (Nhava Sheva)','quantity':25071}, 'geometry': { 'type': 'Point', 'coordinates': [72.9644,18.9629] }},{'type': 'Feature', 'properties': {'name':'Damietta','quantity':24867}, 'geometry': { 'type': 'Point', 'coordinates': [31.82137,31.41674] }},{'type': 'Feature', 'properties': {'name':'Yantian Huangdong','quantity':24837}, 'geometry': { 'type': 'Point', 'coordinates': [114.2830,22.5841] }},{'type': 'Feature', 'properties': {'name':'Kaohsiung','quantity':22898}, 'geometry': { 'type': 'Point', 'coordinates': [120.2893,22.6015] }},{'type': 'Feature', 'properties': {'name':'Qingdao','quantity':21943}, 'geometry': { 'type': 'Point', 'coordinates': [120.3189,36.0696] }},{'type': 'Feature', 'properties': {'name':'Buenos Aires','quantity':21641}, 'geometry': { 'type': 'Point', 'coordinates': [-58.44598,-34.61287] }},{'type': 'Feature', 'properties': {'name':'Haifa','quantity':21492}, 'geometry': { 'type': 'Point', 'coordinates': [34.9885,32.8184] }},{'type': 'Feature', 'properties': {'name':'Livorno','quantity':21163}, 'geometry': { 'type': 'Point', 'coordinates': [10.3073,43.5457] }},{'type': 'Feature', 'properties': {'name':'Norfolk','quantity':20938}, 'geometry': { 'type': 'Point', 'coordinates': [-76.1960,37.0127] }},{'type': 'Feature', 'properties': {'name':'Napoli','quantity':20544}, 'geometry': { 'type': 'Point', 'coordinates': [14.2461,40.8529] }},{'type': 'Feature', 'properties': {'name':'Alger','quantity':20372}, 'geometry': { 'type': 'Point', 'coordinates': [3.0601,36.7753] }},{'type': 'Feature', 'properties': {'name':'Houston','quantity':19133}, 'geometry': { 'type': 'Point', 'coordinates': [-94.9171,29.7232] }},{'type': 'Feature', 'properties': {'name':'Tunis','quantity':18812}, 'geometry': { 'type': 'Point', 'coordinates': [10.18479,36.80011] }},{'type': 'Feature', 'properties': {'name':'Istanbul','quantity':18362}, 'geometry': { 'type': 'Point', 'coordinates': [28.9652,41.0096] }},{'type': 'Feature', 'properties': {'name':'Las Palmas','quantity':18355}, 'geometry': { 'type': 'Point', 'coordinates': [-15.4357,28.0514] }},{'type': 'Feature', 'properties': {'name':'Cartagena','quantity':17281}, 'geometry': { 'type': 'Point', 'coordinates': [-75.5180,10.4162] }},{'type': 'Feature', 'properties': {'name':'Cagliari','quantity':17233}, 'geometry': { 'type': 'Point', 'coordinates': [9.0960,39.2204] }},{'type': 'Feature', 'properties': {'name':'Barcelona','quantity':17140}, 'geometry': { 'type': 'Point', 'coordinates': [2.1889,41.3996] }},{'type': 'Feature', 'properties': {'name':'Ashdod','quantity':15784}, 'geometry': { 'type': 'Point', 'coordinates': [34.6601,31.8493] }},{'type': 'Feature', 'properties': {'name':'Gemlik','quantity':15591}, 'geometry': { 'type': 'Point', 'coordinates': [29.15707,40.43017] }},{'type': 'Feature', 'properties': {'name':'Tanjong Pelepas','quantity':14266}, 'geometry': { 'type': 'Point', 'coordinates': [103.5541,1.3639] }},{'type': 'Feature', 'properties': {'name':'Rades','quantity':14080}, 'geometry': { 'type': 'Point', 'coordinates': [10.2919,36.7924] }},{'type': 'Feature', 'properties': {'name':'Kingston','quantity':13572}, 'geometry': { 'type': 'Point', 'coordinates': [-76.8223,17.9829] }},{'type': 'Feature', 'properties': {'name':'Tripoli','quantity':13571}, 'geometry': { 'type': 'Point', 'coordinates': [13.17879,32.89553] }},{'type': 'Feature', 'properties': {'name':'Xiamen','quantity':13449}, 'geometry': { 'type': 'Point', 'coordinates': [118.1537,24.5029] }},{'type': 'Feature', 'properties': {'name':'Port Everglades','quantity':13242}, 'geometry': { 'type': 'Point', 'coordinates': [-80.1083,26.0927] }},{'type': 'Feature', 'properties': {'name':'Veracruz','quantity':13113}, 'geometry': { 'type': 'Point', 'coordinates': [-96.1242,19.2105] }},{'type': 'Feature', 'properties': {'name':'Melbourne','quantity':11749}, 'geometry': { 'type': 'Point', 'coordinates': [144.9158,-37.8139] }},{'type': 'Feature', 'properties': {'name':'Djibouti','quantity':11318}, 'geometry': { 'type': 'Point', 'coordinates': [43.1362,11.5970] }},{'type': 'Feature', 'properties': {'name':'Piraeus','quantity':11191}, 'geometry': { 'type': 'Point', 'coordinates': [23.6486,37.9442] }},{'type': 'Feature', 'properties': {'name':'Dakar','quantity':11042}, 'geometry': { 'type': 'Point', 'coordinates': [-17.44703,14.69300] }},{'type': 'Feature', 'properties': {'name':'Salerno','quantity':10379}, 'geometry': { 'type': 'Point', 'coordinates': [14.7637,40.6864] }},{'type': 'Feature', 'properties': {'name':'Bandar Abbas','quantity':10376}, 'geometry': { 'type': 'Point', 'coordinates': [56.2823,27.1762] }},{'type': 'Feature', 'properties': {'name':'Mombasa','quantity':10368}, 'geometry': { 'type': 'Point', 'coordinates': [39.6527,-4.0470] }},{'type': 'Feature', 'properties': {'name':'Tincan','quantity':10137}, 'geometry': { 'type': 'Point', 'coordinates': [3.34922,6.43433] }},{'type': 'Feature', 'properties': {'name':'Los Angeles','quantity':10086}, 'geometry': { 'type': 'Point', 'coordinates': [-118.2113,33.7673] }},{'type': 'Feature', 'properties': {'name':'Tangier Med','quantity':9954}, 'geometry': { 'type': 'Point', 'coordinates': [-5.7878,35.7913] }},{'type': 'Feature', 'properties': {'name':'Caucedo','quantity':9795}, 'geometry': { 'type': 'Point', 'coordinates': [-69.6155,18.4355] }},{'type': 'Feature', 'properties': {'name':'Marseille','quantity':9745}, 'geometry': { 'type': 'Point', 'coordinates': [5.3560,43.3435] }},{'type': 'Feature', 'properties': {'name':'Port Said','quantity':9613}, 'geometry': { 'type': 'Point', 'coordinates': [32.3192,31.2567] }}">
            <text:p>{'type': 'Feature', 'properties': {'name':'Shanghai','quantity':120320}, 'geometry': { 'type': 'Point', 'coordinates': [121.4915,31.2246] }},{'type': 'Feature', 'properties': {'name':'Singapore','quantity':107024}, 'geometry': { 'type': 'Point', 'coordinates': [103.85283,1.29063] }},{'type': 'Feature', 'properties': {'name':'Hong Kong','quantity':59804}, 'geometry': { 'type': 'Point', 'coordinates': [114.1229,22.3434] }},{'type': 'Feature', 'properties': {'name':'Jeddah','quantity':56922}, 'geometry': { 'type': 'Point', 'coordinates': [39.16404,21.58222] }},{'type': 'Feature', 'properties': {'name':'Jebel Ali','quantity':49906}, 'geometry': { 'type': 'Point', 'coordinates': [55.0687,24.9959] }},{'type': 'Feature', 'properties': {'name':'Ningbo','quantity':49129}, 'geometry': { 'type': 'Point', 'coordinates': [121.54988,29.87203] }},{'type': 'Feature', 'properties': {'name':'Santos','quantity':47616}, 'geometry': { 'type': 'Point', 'coordinates': [-46.2900,-23.8643] }},{'type': 'Feature', 'properties': {'name':'Busan (Pusan)','quantity':43513}, 'geometry': { 'type': 'Point', 'coordinates': [129.0176,35.0803] }},{'type': 'Feature', 'properties': {'name':'Algeciras','quantity':42804}, 'geometry': { 'type': 'Point', 'coordinates': [-5.4278,36.1386] }},{'type': 'Feature', 'properties': {'name':'Malta','quantity':38968}, 'geometry': { 'type': 'Point', 'coordinates': [14.5244,35.9180] }},{'type': 'Feature', 'properties': {'name':'New York','quantity':38859}, 'geometry': { 'type': 'Point', 'coordinates': [-73.9796,40.6979] }},{'type': 'Feature', 'properties': {'name':'Montreal','quantity':37137}, 'geometry': { 'type': 'Point', 'coordinates': [-73.6554,45.5027] }},{'type': 'Feature', 'properties': {'name':'Savannah','quantity':33765}, 'geometry': { 'type': 'Point', 'coordinates': [-81.0980,31.9996] }},{'type': 'Feature', 'properties': {'name':'Alexandria','quantity':33379}, 'geometry': { 'type': 'Point', 'coordinates': [29.8944,31.1990] }},{'type': 'Feature', 'properties': {'name':'Gioia Tauro','quantity':31700}, 'geometry': { 'type': 'Point', 'coordinates': [15.9207,38.4271] }},{'type': 'Feature', 'properties': {'name':'Newark','quantity':30849}, 'geometry': { 'type': 'Point', 'coordinates': [-74.1821,40.7310] }},{'type': 'Feature', 'properties': {'name':'Port Kelang','quantity':30235}, 'geometry': { 'type': 'Point', 'coordinates': [101.3006,2.9410] }},{'type': 'Feature', 'properties': {'name':'Shekou','quantity':27373}, 'geometry': { 'type': 'Point', 'coordinates': [113.9161,22.4715] }},{'type': 'Feature', 'properties': {'name':'Rio de Janeiro','quantity':26662}, 'geometry': { 'type': 'Point', 'coordinates': [-42.756,-22.239] }},{'type': 'Feature', 'properties': {'name':'Valencia','quantity':26095}, 'geometry': { 'type': 'Point', 'coordinates': [-0.3525,39.4228] }},{'type': 'Feature', 'properties': {'name':'Khor al Fakkan','quantity':25825}, 'geometry': { 'type': 'Point', 'coordinates': [56.3709,25.3584] }},{'type': 'Feature', 'properties': {'name':'Jawaharlal Neru (Nhava Sheva)','quantity':25071}, 'geometry': { 'type': 'Point', 'coordinates': [72.9644,18.9629] }},{'type': 'Feature', 'properties': {'name':'Damietta','quantity':24867}, 'geometry': { 'type': 'Point', 'coordinates': [31.82137,31.41674] }},{'type': 'Feature', 'properties': {'name':'Yantian Huangdong','quantity':24837}, 'geometry': { 'type': 'Point', 'coordinates': [114.2830,22.5841] }},{'type': 'Feature', 'properties': {'name':'Kaohsiung','quantity':22898}, 'geometry': { 'type': 'Point', 'coordinates': [120.2893,22.6015] }},{'type': 'Feature', 'properties': {'name':'Qingdao','quantity':21943}, 'geometry': { 'type': 'Point', 'coordinates': [120.3189,36.0696] }},{'type': 'Feature', 'properties': {'name':'Buenos Aires','quantity':21641}, 'geometry': { 'type': 'Point', 'coordinates': [-58.44598,-34.61287] }},{'type': 'Feature', 'properties': {'name':'Haifa','quantity':21492}, 'geometry': { 'type': 'Point', 'coordinates': [34.9885,32.8184] }},{'type': 'Feature', 'properties': {'name':'Livorno','quantity':21163}, 'geometry': { 'type': 'Point', 'coordinates': [10.3073,43.5457] }},{'type': 'Feature', 'properties': {'name':'Norfolk','quantity':20938}, 'geometry': { 'type': 'Point', 'coordinates': [-76.1960,37.0127] }},{'type': 'Feature', 'properties': {'name':'Napoli','quantity':20544}, 'geometry': { 'type': 'Point', 'coordinates': [14.2461,40.8529] }},{'type': 'Feature', 'properties': {'name':'Alger','quantity':20372}, 'geometry': { 'type': 'Point', 'coordinates': [3.0601,36.7753] }},{'type': 'Feature', 'properties': {'name':'Houston','quantity':19133}, 'geometry': { 'type': 'Point', 'coordinates': [-94.9171,29.7232] }},{'type': 'Feature', 'properties': {'name':'Tunis','quantity':18812}, 'geometry': { 'type': 'Point', 'coordinates': [10.18479,36.80011] }},{'type': 'Feature', 'properties': {'name':'Istanbul','quantity':18362}, 'geometry': { 'type': 'Point', 'coordinates': [28.9652,41.0096] }},{'type': 'Feature', 'properties': {'name':'Las Palmas','quantity':18355}, 'geometry': { 'type': 'Point', 'coordinates': [-15.4357,28.0514] }},{'type': 'Feature', 'properties': {'name':'Cartagena','quantity':17281}, 'geometry': { 'type': 'Point', 'coordinates': [-75.5180,10.4162] }},{'type': 'Feature', 'properties': {'name':'Cagliari','quantity':17233}, 'geometry': { 'type': 'Point', 'coordinates': [9.0960,39.2204] }},{'type': 'Feature', 'properties': {'name':'Barcelona','quantity':17140}, 'geometry': { 'type': 'Point', 'coordinates': [2.1889,41.3996] }},{'type': 'Feature', 'properties': {'name':'Ashdod','quantity':15784}, 'geometry': { 'type': 'Point', 'coordinates': [34.6601,31.8493] }},{'type': 'Feature', 'properties': {'name':'Gemlik','quantity':15591}, 'geometry': { 'type': 'Point', 'coordinates': [29.15707,40.43017] }},{'type': 'Feature', 'properties': {'name':'Tanjong Pelepas','quantity':14266}, 'geometry': { 'type': 'Point', 'coordinates': [103.5541,1.3639] }},{'type': 'Feature', 'properties': {'name':'Rades','quantity':14080}, 'geometry': { 'type': 'Point', 'coordinates': [10.2919,36.7924] }},{'type': 'Feature', 'properties': {'name':'Kingston','quantity':13572}, 'geometry': { 'type': 'Point', 'coordinates': [-76.8223,17.9829] }},{'type': 'Feature', 'properties': {'name':'Tripoli','quantity':13571}, 'geometry': { 'type': 'Point', 'coordinates': [13.17879,32.89553] }},{'type': 'Feature', 'properties': {'name':'Xiamen','quantity':13449}, 'geometry': { 'type': 'Point', 'coordinates': [118.1537,24.5029] }},{'type': 'Feature', 'properties': {'name':'Port Everglades','quantity':13242}, 'geometry': { 'type': 'Point', 'coordinates': [-80.1083,26.0927] }},{'type': 'Feature', 'properties': {'name':'Veracruz','quantity':13113}, 'geometry': { 'type': 'Point', 'coordinates': [-96.1242,19.2105] }},{'type': 'Feature', 'properties': {'name':'Melbourne','quantity':11749}, 'geometry': { 'type': 'Point', 'coordinates': [144.9158,-37.8139] }},{'type': 'Feature', 'properties': {'name':'Djibouti','quantity':11318}, 'geometry': { 'type': 'Point', 'coordinates': [43.1362,11.5970] }},{'type': 'Feature', 'properties': {'name':'Piraeus','quantity':11191}, 'geometry': { 'type': 'Point', 'coordinates': [23.6486,37.9442] }},{'type': 'Feature', 'properties': {'name':'Dakar','quantity':11042}, 'geometry': { 'type': 'Point', 'coordinates': [-17.44703,14.69300] }},{'type': 'Feature', 'properties': {'name':'Salerno','quantity':10379}, 'geometry': { 'type': 'Point', 'coordinates': [14.7637,40.6864] }},{'type': 'Feature', 'properties': {'name':'Bandar Abbas','quantity':10376}, 'geometry': { 'type': 'Point', 'coordinates': [56.2823,27.1762] }},{'type': 'Feature', 'properties': {'name':'Mombasa','quantity':10368}, 'geometry': { 'type': 'Point', 'coordinates': [39.6527,-4.0470] }},{'type': 'Feature', 'properties': {'name':'Tincan','quantity':10137}, 'geometry': { 'type': 'Point', 'coordinates': [3.34922,6.43433] }},{'type': 'Feature', 'properties': {'name':'Los Angeles','quantity':10086}, 'geometry': { 'type': 'Point', 'coordinates': [-118.2113,33.7673] }},{'type': 'Feature', 'properties': {'name':'Tangier Med','quantity':9954}, 'geometry': { 'type': 'Point', 'coordinates': [-5.7878,35.7913] }},{'type': 'Feature', 'properties': {'name':'Caucedo','quantity':9795}, 'geometry': { 'type': 'Point', 'coordinates': [-69.6155,18.4355] }},{'type': 'Feature', 'properties': {'name':'Marseille','quantity':9745}, 'geometry': { 'type': 'Point', 'coordinates': [5.3560,43.3435] }},{'type': 'Feature', 'properties': {'name':'Port Said','quantity':9613}, 'geometry': { 'type': 'Point', 'coordinates': [32.3192,31.2567] }}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ingapore</text:p>
          </table:table-cell>
          <table:table-cell table:style-name="ce1" office:value-type="float" office:value="107024">
            <text:p>107024</text:p>
          </table:table-cell>
          <table:table-cell/>
          <table:table-cell office:value-type="string">
            <text:p>1.29063,103.85283</text:p>
          </table:table-cell>
          <table:table-cell/>
          <table:table-cell table:formula="of:=CONCATENATE(RIGHT([.F5];LEN([.F5])-FIND(&quot;,&quot;;[.F5]));&quot;,&quot;;LEFT([.F5];FIND(&quot;,&quot;;[.F5])-1))" office:value-type="string" office:string-value="103.85283,1.29063">
            <text:p>103.85283,1.29063</text:p>
          </table:table-cell>
          <table:table-cell/>
          <table:table-cell table:formula="of:=CONCATENATE(&quot;{'type': 'Feature', 'properties': {'name':'&quot;;[.B5];&quot;','quantity':&quot;;[.D5];&quot;}, 'geometry': { 'type': 'Point', 'coordinates': [&quot;;[.H5];&quot;] }}&quot;)" office:value-type="string" office:string-value="{'type': 'Feature', 'properties': {'name':'Singapore','quantity':107024}, 'geometry': { 'type': 'Point', 'coordinates': [103.85283,1.29063] }}">
            <text:p>{'type': 'Feature', 'properties': {'name':'Singapore','quantity':107024}, 'geometry': { 'type': 'Point', 'coordinates': [103.85283,1.29063] }}</text:p>
          </table:table-cell>
          <table:table-cell/>
          <table:table-cell table:formula="of:=CONCATENATE(&quot;{'type': 'FeatureCollection','features': [&quot;;[.L4];&quot;]}&quot;)" office:value-type="string" office:string-value="{'type': 'FeatureCollection','features': [{'type': 'Feature', 'properties': {'name':'Shanghai','quantity':120320}, 'geometry': { 'type': 'Point', 'coordinates': [121.4915,31.2246] }},{'type': 'Feature', 'properties': {'name':'Singapore','quantity':107024}, 'geometry': { 'type': 'Point', 'coordinates': [103.85283,1.29063] }},{'type': 'Feature', 'properties': {'name':'Hong Kong','quantity':59804}, 'geometry': { 'type': 'Point', 'coordinates': [114.1229,22.3434] }},{'type': 'Feature', 'properties': {'name':'Jeddah','quantity':56922}, 'geometry': { 'type': 'Point', 'coordinates': [39.16404,21.58222] }},{'type': 'Feature', 'properties': {'name':'Jebel Ali','quantity':49906}, 'geometry': { 'type': 'Point', 'coordinates': [55.0687,24.9959] }},{'type': 'Feature', 'properties': {'name':'Ningbo','quantity':49129}, 'geometry': { 'type': 'Point', 'coordinates': [121.54988,29.87203] }},{'type': 'Feature', 'properties': {'name':'Santos','quantity':47616}, 'geometry': { 'type': 'Point', 'coordinates': [-46.2900,-23.8643] }},{'type': 'Feature', 'properties': {'name':'Busan (Pusan)','quantity':43513}, 'geometry': { 'type': 'Point', 'coordinates': [129.0176,35.0803] }},{'type': 'Feature', 'properties': {'name':'Algeciras','quantity':42804}, 'geometry': { 'type': 'Point', 'coordinates': [-5.4278,36.1386] }},{'type': 'Feature', 'properties': {'name':'Malta','quantity':38968}, 'geometry': { 'type': 'Point', 'coordinates': [14.5244,35.9180] }},{'type': 'Feature', 'properties': {'name':'New York','quantity':38859}, 'geometry': { 'type': 'Point', 'coordinates': [-73.9796,40.6979] }},{'type': 'Feature', 'properties': {'name':'Montreal','quantity':37137}, 'geometry': { 'type': 'Point', 'coordinates': [-73.6554,45.5027] }},{'type': 'Feature', 'properties': {'name':'Savannah','quantity':33765}, 'geometry': { 'type': 'Point', 'coordinates': [-81.0980,31.9996] }},{'type': 'Feature', 'properties': {'name':'Alexandria','quantity':33379}, 'geometry': { 'type': 'Point', 'coordinates': [29.8944,31.1990] }},{'type': 'Feature', 'properties': {'name':'Gioia Tauro','quantity':31700}, 'geometry': { 'type': 'Point', 'coordinates': [15.9207,38.4271] }},{'type': 'Feature', 'properties': {'name':'Newark','quantity':30849}, 'geometry': { 'type': 'Point', 'coordinates': [-74.1821,40.7310] }},{'type': 'Feature', 'properties': {'name':'Port Kelang','quantity':30235}, 'geometry': { 'type': 'Point', 'coordinates': [101.3006,2.9410] }},{'type': 'Feature', 'properties': {'name':'Shekou','quantity':27373}, 'geometry': { 'type': 'Point', 'coordinates': [113.9161,22.4715] }},{'type': 'Feature', 'properties': {'name':'Rio de Janeiro','quantity':26662}, 'geometry': { 'type': 'Point', 'coordinates': [-42.756,-22.239] }},{'type': 'Feature', 'properties': {'name':'Valencia','quantity':26095}, 'geometry': { 'type': 'Point', 'coordinates': [-0.3525,39.4228] }},{'type': 'Feature', 'properties': {'name':'Khor al Fakkan','quantity':25825}, 'geometry': { 'type': 'Point', 'coordinates': [56.3709,25.3584] }},{'type': 'Feature', 'properties': {'name':'Jawaharlal Neru (Nhava Sheva)','quantity':25071}, 'geometry': { 'type': 'Point', 'coordinates': [72.9644,18.9629] }},{'type': 'Feature', 'properties': {'name':'Damietta','quantity':24867}, 'geometry': { 'type': 'Point', 'coordinates': [31.82137,31.41674] }},{'type': 'Feature', 'properties': {'name':'Yantian Huangdong','quantity':24837}, 'geometry': { 'type': 'Point', 'coordinates': [114.2830,22.5841] }},{'type': 'Feature', 'properties': {'name':'Kaohsiung','quantity':22898}, 'geometry': { 'type': 'Point', 'coordinates': [120.2893,22.6015] }},{'type': 'Feature', 'properties': {'name':'Qingdao','quantity':21943}, 'geometry': { 'type': 'Point', 'coordinates': [120.3189,36.0696] }},{'type': 'Feature', 'properties': {'name':'Buenos Aires','quantity':21641}, 'geometry': { 'type': 'Point', 'coordinates': [-58.44598,-34.61287] }},{'type': 'Feature', 'properties': {'name':'Haifa','quantity':21492}, 'geometry': { 'type': 'Point', 'coordinates': [34.9885,32.8184] }},{'type': 'Feature', 'properties': {'name':'Livorno','quantity':21163}, 'geometry': { 'type': 'Point', 'coordinates': [10.3073,43.5457] }},{'type': 'Feature', 'properties': {'name':'Norfolk','quantity':20938}, 'geometry': { 'type': 'Point', 'coordinates': [-76.1960,37.0127] }},{'type': 'Feature', 'properties': {'name':'Napoli','quantity':20544}, 'geometry': { 'type': 'Point', 'coordinates': [14.2461,40.8529] }},{'type': 'Feature', 'properties': {'name':'Alger','quantity':20372}, 'geometry': { 'type': 'Point', 'coordinates': [3.0601,36.7753] }},{'type': 'Feature', 'properties': {'name':'Houston','quantity':19133}, 'geometry': { 'type': 'Point', 'coordinates': [-94.9171,29.7232] }},{'type': 'Feature', 'properties': {'name':'Tunis','quantity':18812}, 'geometry': { 'type': 'Point', 'coordinates': [10.18479,36.80011] }},{'type': 'Feature', 'properties': {'name':'Istanbul','quantity':18362}, 'geometry': { 'type': 'Point', 'coordinates': [28.9652,41.0096] }},{'type': 'Feature', 'properties': {'name':'Las Palmas','quantity':18355}, 'geometry': { 'type': 'Point', 'coordinates': [-15.4357,28.0514] }},{'type': 'Feature', 'properties': {'name':'Cartagena','quantity':17281}, 'geometry': { 'type': 'Point', 'coordinates': [-75.5180,10.4162] }},{'type': 'Feature', 'properties': {'name':'Cagliari','quantity':17233}, 'geometry': { 'type': 'Point', 'coordinates': [9.0960,39.2204] }},{'type': 'Feature', 'properties': {'name':'Barcelona','quantity':17140}, 'geometry': { 'type': 'Point', 'coordinates': [2.1889,41.3996] }},{'type': 'Feature', 'properties': {'name':'Ashdod','quantity':15784}, 'geometry': { 'type': 'Point', 'coordinates': [34.6601,31.8493] }},{'type': 'Feature', 'properties': {'name':'Gemlik','quantity':15591}, 'geometry': { 'type': 'Point', 'coordinates': [29.15707,40.43017] }},{'type': 'Feature', 'properties': {'name':'Tanjong Pelepas','quantity':14266}, 'geometry': { 'type': 'Point', 'coordinates': [103.5541,1.3639] }},{'type': 'Feature', 'properties': {'name':'Rades','quantity':14080}, 'geometry': { 'type': 'Point', 'coordinates': [10.2919,36.7924] }},{'type': 'Feature', 'properties': {'name':'Kingston','quantity':13572}, 'geometry': { 'type': 'Point', 'coordinates': [-76.8223,17.9829] }},{'type': 'Feature', 'properties': {'name':'Tripoli','quantity':13571}, 'geometry': { 'type': 'Point', 'coordinates': [13.17879,32.89553] }},{'type': 'Feature', 'properties': {'name':'Xiamen','quantity':13449}, 'geometry': { 'type': 'Point', 'coordinates': [118.1537,24.5029] }},{'type': 'Feature', 'properties': {'name':'Port Everglades','quantity':13242}, 'geometry': { 'type': 'Point', 'coordinates': [-80.1083,26.0927] }},{'type': 'Feature', 'properties': {'name':'Veracruz','quantity':13113}, 'geometry': { 'type': 'Point', 'coordinates': [-96.1242,19.2105] }},{'type': 'Feature', 'properties': {'name':'Melbourne','quantity':11749}, 'geometry': { 'type': 'Point', 'coordinates': [144.9158,-37.8139] }},{'type': 'Feature', 'properties': {'name':'Djibouti','quantity':11318}, 'geometry': { 'type': 'Point', 'coordinates': [43.1362,11.5970] }},{'type': 'Feature', 'properties': {'name':'Piraeus','quantity':11191}, 'geometry': { 'type': 'Point', 'coordinates': [23.6486,37.9442] }},{'type': 'Feature', 'properties': {'name':'Dakar','quantity':11042}, 'geometry': { 'type': 'Point', 'coordinates': [-17.44703,14.69300] }},{'type': 'Feature', 'properties': {'name':'Salerno','quantity':10379}, 'geometry': { 'type': 'Point', 'coordinates': [14.7637,40.6864] }},{'type': 'Feature', 'properties': {'name':'Bandar Abbas','quantity':10376}, 'geometry': { 'type': 'Point', 'coordinates': [56.2823,27.1762] }},{'type': 'Feature', 'properties': {'name':'Mombasa','quantity':10368}, 'geometry': { 'type': 'Point', 'coordinates': [39.6527,-4.0470] }},{'type': 'Feature', 'properties': {'name':'Tincan','quantity':10137}, 'geometry': { 'type': 'Point', 'coordinates': [3.34922,6.43433] }},{'type': 'Feature', 'properties': {'name':'Los Angeles','quantity':10086}, 'geometry': { 'type': 'Point', 'coordinates': [-118.2113,33.7673] }},{'type': 'Feature', 'properties': {'name':'Tangier Med','quantity':9954}, 'geometry': { 'type': 'Point', 'coordinates': [-5.7878,35.7913] }},{'type': 'Feature', 'properties': {'name':'Caucedo','quantity':9795}, 'geometry': { 'type': 'Point', 'coordinates': [-69.6155,18.4355] }},{'type': 'Feature', 'properties': {'name':'Marseille','quantity':9745}, 'geometry': { 'type': 'Point', 'coordinates': [5.3560,43.3435] }},{'type': 'Feature', 'properties': {'name':'Port Said','quantity':9613}, 'geometry': { 'type': 'Point', 'coordinates': [32.3192,31.2567] }}]}">
            <text:p>{'type': 'FeatureCollection','features': [{'type': 'Feature', 'properties': {'name':'Shanghai','quantity':120320}, 'geometry': { 'type': 'Point', 'coordinates': [121.4915,31.2246] }},{'type': 'Feature', 'properties': {'name':'Singapore','quantity':107024}, 'geometry': { 'type': 'Point', 'coordinates': [103.85283,1.29063] }},{'type': 'Feature', 'properties': {'name':'Hong Kong','quantity':59804}, 'geometry': { 'type': 'Point', 'coordinates': [114.1229,22.3434] }},{'type': 'Feature', 'properties': {'name':'Jeddah','quantity':56922}, 'geometry': { 'type': 'Point', 'coordinates': [39.16404,21.58222] }},{'type': 'Feature', 'properties': {'name':'Jebel Ali','quantity':49906}, 'geometry': { 'type': 'Point', 'coordinates': [55.0687,24.9959] }},{'type': 'Feature', 'properties': {'name':'Ningbo','quantity':49129}, 'geometry': { 'type': 'Point', 'coordinates': [121.54988,29.87203] }},{'type': 'Feature', 'properties': {'name':'Santos','quantity':47616}, 'geometry': { 'type': 'Point', 'coordinates': [-46.2900,-23.8643] }},{'type': 'Feature', 'properties': {'name':'Busan (Pusan)','quantity':43513}, 'geometry': { 'type': 'Point', 'coordinates': [129.0176,35.0803] }},{'type': 'Feature', 'properties': {'name':'Algeciras','quantity':42804}, 'geometry': { 'type': 'Point', 'coordinates': [-5.4278,36.1386] }},{'type': 'Feature', 'properties': {'name':'Malta','quantity':38968}, 'geometry': { 'type': 'Point', 'coordinates': [14.5244,35.9180] }},{'type': 'Feature', 'properties': {'name':'New York','quantity':38859}, 'geometry': { 'type': 'Point', 'coordinates': [-73.9796,40.6979] }},{'type': 'Feature', 'properties': {'name':'Montreal','quantity':37137}, 'geometry': { 'type': 'Point', 'coordinates': [-73.6554,45.5027] }},{'type': 'Feature', 'properties': {'name':'Savannah','quantity':33765}, 'geometry': { 'type': 'Point', 'coordinates': [-81.0980,31.9996] }},{'type': 'Feature', 'properties': {'name':'Alexandria','quantity':33379}, 'geometry': { 'type': 'Point', 'coordinates': [29.8944,31.1990] }},{'type': 'Feature', 'properties': {'name':'Gioia Tauro','quantity':31700}, 'geometry': { 'type': 'Point', 'coordinates': [15.9207,38.4271] }},{'type': 'Feature', 'properties': {'name':'Newark','quantity':30849}, 'geometry': { 'type': 'Point', 'coordinates': [-74.1821,40.7310] }},{'type': 'Feature', 'properties': {'name':'Port Kelang','quantity':30235}, 'geometry': { 'type': 'Point', 'coordinates': [101.3006,2.9410] }},{'type': 'Feature', 'properties': {'name':'Shekou','quantity':27373}, 'geometry': { 'type': 'Point', 'coordinates': [113.9161,22.4715] }},{'type': 'Feature', 'properties': {'name':'Rio de Janeiro','quantity':26662}, 'geometry': { 'type': 'Point', 'coordinates': [-42.756,-22.239] }},{'type': 'Feature', 'properties': {'name':'Valencia','quantity':26095}, 'geometry': { 'type': 'Point', 'coordinates': [-0.3525,39.4228] }},{'type': 'Feature', 'properties': {'name':'Khor al Fakkan','quantity':25825}, 'geometry': { 'type': 'Point', 'coordinates': [56.3709,25.3584] }},{'type': 'Feature', 'properties': {'name':'Jawaharlal Neru (Nhava Sheva)','quantity':25071}, 'geometry': { 'type': 'Point', 'coordinates': [72.9644,18.9629] }},{'type': 'Feature', 'properties': {'name':'Damietta','quantity':24867}, 'geometry': { 'type': 'Point', 'coordinates': [31.82137,31.41674] }},{'type': 'Feature', 'properties': {'name':'Yantian Huangdong','quantity':24837}, 'geometry': { 'type': 'Point', 'coordinates': [114.2830,22.5841] }},{'type': 'Feature', 'properties': {'name':'Kaohsiung','quantity':22898}, 'geometry': { 'type': 'Point', 'coordinates': [120.2893,22.6015] }},{'type': 'Feature', 'properties': {'name':'Qingdao','quantity':21943}, 'geometry': { 'type': 'Point', 'coordinates': [120.3189,36.0696] }},{'type': 'Feature', 'properties': {'name':'Buenos Aires','quantity':21641}, 'geometry': { 'type': 'Point', 'coordinates': [-58.44598,-34.61287] }},{'type': 'Feature', 'properties': {'name':'Haifa','quantity':21492}, 'geometry': { 'type': 'Point', 'coordinates': [34.9885,32.8184] }},{'type': 'Feature', 'properties': {'name':'Livorno','quantity':21163}, 'geometry': { 'type': 'Point', 'coordinates': [10.3073,43.5457] }},{'type': 'Feature', 'properties': {'name':'Norfolk','quantity':20938}, 'geometry': { 'type': 'Point', 'coordinates': [-76.1960,37.0127] }},{'type': 'Feature', 'properties': {'name':'Napoli','quantity':20544}, 'geometry': { 'type': 'Point', 'coordinates': [14.2461,40.8529] }},{'type': 'Feature', 'properties': {'name':'Alger','quantity':20372}, 'geometry': { 'type': 'Point', 'coordinates': [3.0601,36.7753] }},{'type': 'Feature', 'properties': {'name':'Houston','quantity':19133}, 'geometry': { 'type': 'Point', 'coordinates': [-94.9171,29.7232] }},{'type': 'Feature', 'properties': {'name':'Tunis','quantity':18812}, 'geometry': { 'type': 'Point', 'coordinates': [10.18479,36.80011] }},{'type': 'Feature', 'properties': {'name':'Istanbul','quantity':18362}, 'geometry': { 'type': 'Point', 'coordinates': [28.9652,41.0096] }},{'type': 'Feature', 'properties': {'name':'Las Palmas','quantity':18355}, 'geometry': { 'type': 'Point', 'coordinates': [-15.4357,28.0514] }},{'type': 'Feature', 'properties': {'name':'Cartagena','quantity':17281}, 'geometry': { 'type': 'Point', 'coordinates': [-75.5180,10.4162] }},{'type': 'Feature', 'properties': {'name':'Cagliari','quantity':17233}, 'geometry': { 'type': 'Point', 'coordinates': [9.0960,39.2204] }},{'type': 'Feature', 'properties': {'name':'Barcelona','quantity':17140}, 'geometry': { 'type': 'Point', 'coordinates': [2.1889,41.3996] }},{'type': 'Feature', 'properties': {'name':'Ashdod','quantity':15784}, 'geometry': { 'type': 'Point', 'coordinates': [34.6601,31.8493] }},{'type': 'Feature', 'properties': {'name':'Gemlik','quantity':15591}, 'geometry': { 'type': 'Point', 'coordinates': [29.15707,40.43017] }},{'type': 'Feature', 'properties': {'name':'Tanjong Pelepas','quantity':14266}, 'geometry': { 'type': 'Point', 'coordinates': [103.5541,1.3639] }},{'type': 'Feature', 'properties': {'name':'Rades','quantity':14080}, 'geometry': { 'type': 'Point', 'coordinates': [10.2919,36.7924] }},{'type': 'Feature', 'properties': {'name':'Kingston','quantity':13572}, 'geometry': { 'type': 'Point', 'coordinates': [-76.8223,17.9829] }},{'type': 'Feature', 'properties': {'name':'Tripoli','quantity':13571}, 'geometry': { 'type': 'Point', 'coordinates': [13.17879,32.89553] }},{'type': 'Feature', 'properties': {'name':'Xiamen','quantity':13449}, 'geometry': { 'type': 'Point', 'coordinates': [118.1537,24.5029] }},{'type': 'Feature', 'properties': {'name':'Port Everglades','quantity':13242}, 'geometry': { 'type': 'Point', 'coordinates': [-80.1083,26.0927] }},{'type': 'Feature', 'properties': {'name':'Veracruz','quantity':13113}, 'geometry': { 'type': 'Point', 'coordinates': [-96.1242,19.2105] }},{'type': 'Feature', 'properties': {'name':'Melbourne','quantity':11749}, 'geometry': { 'type': 'Point', 'coordinates': [144.9158,-37.8139] }},{'type': 'Feature', 'properties': {'name':'Djibouti','quantity':11318}, 'geometry': { 'type': 'Point', 'coordinates': [43.1362,11.5970] }},{'type': 'Feature', 'properties': {'name':'Piraeus','quantity':11191}, 'geometry': { 'type': 'Point', 'coordinates': [23.6486,37.9442] }},{'type': 'Feature', 'properties': {'name':'Dakar','quantity':11042}, 'geometry': { 'type': 'Point', 'coordinates': [-17.44703,14.69300] }},{'type': 'Feature', 'properties': {'name':'Salerno','quantity':10379}, 'geometry': { 'type': 'Point', 'coordinates': [14.7637,40.6864] }},{'type': 'Feature', 'properties': {'name':'Bandar Abbas','quantity':10376}, 'geometry': { 'type': 'Point', 'coordinates': [56.2823,27.1762] }},{'type': 'Feature', 'properties': {'name':'Mombasa','quantity':10368}, 'geometry': { 'type': 'Point', 'coordinates': [39.6527,-4.0470] }},{'type': 'Feature', 'properties': {'name':'Tincan','quantity':10137}, 'geometry': { 'type': 'Point', 'coordinates': [3.34922,6.43433] }},{'type': 'Feature', 'properties': {'name':'Los Angeles','quantity':10086}, 'geometry': { 'type': 'Point', 'coordinates': [-118.2113,33.7673] }},{'type': 'Feature', 'properties': {'name':'Tangier Med','quantity':9954}, 'geometry': { 'type': 'Point', 'coordinates': [-5.7878,35.7913] }},{'type': 'Feature', 'properties': {'name':'Caucedo','quantity':9795}, 'geometry': { 'type': 'Point', 'coordinates': [-69.6155,18.4355] }},{'type': 'Feature', 'properties': {'name':'Marseille','quantity':9745}, 'geometry': { 'type': 'Point', 'coordinates': [5.3560,43.3435] }},{'type': 'Feature', 'properties': {'name':'Port Said','quantity':9613}, 'geometry': { 'type': 'Point', 'coordinates': [32.3192,31.2567] }}]}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1" office:value-type="float" office:value="59804">
            <text:p>59804</text:p>
          </table:table-cell>
          <table:table-cell/>
          <table:table-cell office:value-type="string">
            <text:p>22.3434,114.1229</text:p>
          </table:table-cell>
          <table:table-cell/>
          <table:table-cell table:formula="of:=CONCATENATE(RIGHT([.F6];LEN([.F6])-FIND(&quot;,&quot;;[.F6]));&quot;,&quot;;LEFT([.F6];FIND(&quot;,&quot;;[.F6])-1))" office:value-type="string" office:string-value="114.1229,22.3434">
            <text:p>114.1229,22.3434</text:p>
          </table:table-cell>
          <table:table-cell/>
          <table:table-cell table:formula="of:=CONCATENATE(&quot;{'type': 'Feature', 'properties': {'name':'&quot;;[.B6];&quot;','quantity':&quot;;[.D6];&quot;}, 'geometry': { 'type': 'Point', 'coordinates': [&quot;;[.H6];&quot;] }}&quot;)" office:value-type="string" office:string-value="{'type': 'Feature', 'properties': {'name':'Hong Kong','quantity':59804}, 'geometry': { 'type': 'Point', 'coordinates': [114.1229,22.3434] }}">
            <text:p>{'type': 'Feature', 'properties': {'name':'Hong Kong','quantity':59804}, 'geometry': { 'type': 'Point', 'coordinates': [114.1229,22.3434] }}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1" office:value-type="float" office:value="56922">
            <text:p>56922</text:p>
          </table:table-cell>
          <table:table-cell/>
          <table:table-cell office:value-type="string">
            <text:p>21.58222,39.16404</text:p>
          </table:table-cell>
          <table:table-cell/>
          <table:table-cell table:formula="of:=CONCATENATE(RIGHT([.F7];LEN([.F7])-FIND(&quot;,&quot;;[.F7]));&quot;,&quot;;LEFT([.F7];FIND(&quot;,&quot;;[.F7])-1))" office:value-type="string" office:string-value="39.16404,21.58222">
            <text:p>39.16404,21.58222</text:p>
          </table:table-cell>
          <table:table-cell/>
          <table:table-cell table:formula="of:=CONCATENATE(&quot;{'type': 'Feature', 'properties': {'name':'&quot;;[.B7];&quot;','quantity':&quot;;[.D7];&quot;}, 'geometry': { 'type': 'Point', 'coordinates': [&quot;;[.H7];&quot;] }}&quot;)" office:value-type="string" office:string-value="{'type': 'Feature', 'properties': {'name':'Jeddah','quantity':56922}, 'geometry': { 'type': 'Point', 'coordinates': [39.16404,21.58222] }}">
            <text:p>{'type': 'Feature', 'properties': {'name':'Jeddah','quantity':56922}, 'geometry': { 'type': 'Point', 'coordinates': [39.16404,21.58222] }}</text:p>
          </table:table-cell>
          <table:table-cell/>
          <table:table-cell table:formula="of:=SUBSTITUTE([.L5];&quot;'&quot;;&quot;&quot;&quot;&quot;)" office:value-type="string" office:string-value="{&quot;type&quot;: &quot;FeatureCollection&quot;,&quot;features&quot;: [{&quot;type&quot;: &quot;Feature&quot;, &quot;properties&quot;: {&quot;name&quot;:&quot;Shanghai&quot;,&quot;quantity&quot;:120320}, &quot;geometry&quot;: { &quot;type&quot;: &quot;Point&quot;, &quot;coordinates&quot;: [121.4915,31.2246] }},{&quot;type&quot;: &quot;Feature&quot;, &quot;properties&quot;: {&quot;name&quot;:&quot;Singapore&quot;,&quot;quantity&quot;:107024}, &quot;geometry&quot;: { &quot;type&quot;: &quot;Point&quot;, &quot;coordinates&quot;: [103.85283,1.29063] }},{&quot;type&quot;: &quot;Feature&quot;, &quot;properties&quot;: {&quot;name&quot;:&quot;Hong Kong&quot;,&quot;quantity&quot;:59804}, &quot;geometry&quot;: { &quot;type&quot;: &quot;Point&quot;, &quot;coordinates&quot;: [114.1229,22.3434] }},{&quot;type&quot;: &quot;Feature&quot;, &quot;properties&quot;: {&quot;name&quot;:&quot;Jeddah&quot;,&quot;quantity&quot;:56922}, &quot;geometry&quot;: { &quot;type&quot;: &quot;Point&quot;, &quot;coordinates&quot;: [39.16404,21.58222] }},{&quot;type&quot;: &quot;Feature&quot;, &quot;properties&quot;: {&quot;name&quot;:&quot;Jebel Ali&quot;,&quot;quantity&quot;:49906}, &quot;geometry&quot;: { &quot;type&quot;: &quot;Point&quot;, &quot;coordinates&quot;: [55.0687,24.9959] }},{&quot;type&quot;: &quot;Feature&quot;, &quot;properties&quot;: {&quot;name&quot;:&quot;Ningbo&quot;,&quot;quantity&quot;:49129}, &quot;geometry&quot;: { &quot;type&quot;: &quot;Point&quot;, &quot;coordinates&quot;: [121.54988,29.87203] }},{&quot;type&quot;: &quot;Feature&quot;, &quot;properties&quot;: {&quot;name&quot;:&quot;Santos&quot;,&quot;quantity&quot;:47616}, &quot;geometry&quot;: { &quot;type&quot;: &quot;Point&quot;, &quot;coordinates&quot;: [-46.2900,-23.8643] }},{&quot;type&quot;: &quot;Feature&quot;, &quot;properties&quot;: {&quot;name&quot;:&quot;Busan (Pusan)&quot;,&quot;quantity&quot;:43513}, &quot;geometry&quot;: { &quot;type&quot;: &quot;Point&quot;, &quot;coordinates&quot;: [129.0176,35.0803] }},{&quot;type&quot;: &quot;Feature&quot;, &quot;properties&quot;: {&quot;name&quot;:&quot;Algeciras&quot;,&quot;quantity&quot;:42804}, &quot;geometry&quot;: { &quot;type&quot;: &quot;Point&quot;, &quot;coordinates&quot;: [-5.4278,36.1386] }},{&quot;type&quot;: &quot;Feature&quot;, &quot;properties&quot;: {&quot;name&quot;:&quot;Malta&quot;,&quot;quantity&quot;:38968}, &quot;geometry&quot;: { &quot;type&quot;: &quot;Point&quot;, &quot;coordinates&quot;: [14.5244,35.9180] }},{&quot;type&quot;: &quot;Feature&quot;, &quot;properties&quot;: {&quot;name&quot;:&quot;New York&quot;,&quot;quantity&quot;:38859}, &quot;geometry&quot;: { &quot;type&quot;: &quot;Point&quot;, &quot;coordinates&quot;: [-73.9796,40.6979] }},{&quot;type&quot;: &quot;Feature&quot;, &quot;properties&quot;: {&quot;name&quot;:&quot;Montreal&quot;,&quot;quantity&quot;:37137}, &quot;geometry&quot;: { &quot;type&quot;: &quot;Point&quot;, &quot;coordinates&quot;: [-73.6554,45.5027] }},{&quot;type&quot;: &quot;Feature&quot;, &quot;properties&quot;: {&quot;name&quot;:&quot;Savannah&quot;,&quot;quantity&quot;:33765}, &quot;geometry&quot;: { &quot;type&quot;: &quot;Point&quot;, &quot;coordinates&quot;: [-81.0980,31.9996] }},{&quot;type&quot;: &quot;Feature&quot;, &quot;properties&quot;: {&quot;name&quot;:&quot;Alexandria&quot;,&quot;quantity&quot;:33379}, &quot;geometry&quot;: { &quot;type&quot;: &quot;Point&quot;, &quot;coordinates&quot;: [29.8944,31.1990] }},{&quot;type&quot;: &quot;Feature&quot;, &quot;properties&quot;: {&quot;name&quot;:&quot;Gioia Tauro&quot;,&quot;quantity&quot;:31700}, &quot;geometry&quot;: { &quot;type&quot;: &quot;Point&quot;, &quot;coordinates&quot;: [15.9207,38.4271] }},{&quot;type&quot;: &quot;Feature&quot;, &quot;properties&quot;: {&quot;name&quot;:&quot;Newark&quot;,&quot;quantity&quot;:30849}, &quot;geometry&quot;: { &quot;type&quot;: &quot;Point&quot;, &quot;coordinates&quot;: [-74.1821,40.7310] }},{&quot;type&quot;: &quot;Feature&quot;, &quot;properties&quot;: {&quot;name&quot;:&quot;Port Kelang&quot;,&quot;quantity&quot;:30235}, &quot;geometry&quot;: { &quot;type&quot;: &quot;Point&quot;, &quot;coordinates&quot;: [101.3006,2.9410] }},{&quot;type&quot;: &quot;Feature&quot;, &quot;properties&quot;: {&quot;name&quot;:&quot;Shekou&quot;,&quot;quantity&quot;:27373}, &quot;geometry&quot;: { &quot;type&quot;: &quot;Point&quot;, &quot;coordinates&quot;: [113.9161,22.4715] }},{&quot;type&quot;: &quot;Feature&quot;, &quot;properties&quot;: {&quot;name&quot;:&quot;Rio de Janeiro&quot;,&quot;quantity&quot;:26662}, &quot;geometry&quot;: { &quot;type&quot;: &quot;Point&quot;, &quot;coordinates&quot;: [-42.756,-22.239] }},{&quot;type&quot;: &quot;Feature&quot;, &quot;properties&quot;: {&quot;name&quot;:&quot;Valencia&quot;,&quot;quantity&quot;:26095}, &quot;geometry&quot;: { &quot;type&quot;: &quot;Point&quot;, &quot;coordinates&quot;: [-0.3525,39.4228] }},{&quot;type&quot;: &quot;Feature&quot;, &quot;properties&quot;: {&quot;name&quot;:&quot;Khor al Fakkan&quot;,&quot;quantity&quot;:25825}, &quot;geometry&quot;: { &quot;type&quot;: &quot;Point&quot;, &quot;coordinates&quot;: [56.3709,25.3584] }},{&quot;type&quot;: &quot;Feature&quot;, &quot;properties&quot;: {&quot;name&quot;:&quot;Jawaharlal Neru (Nhava Sheva)&quot;,&quot;quantity&quot;:25071}, &quot;geometry&quot;: { &quot;type&quot;: &quot;Point&quot;, &quot;coordinates&quot;: [72.9644,18.9629] }},{&quot;type&quot;: &quot;Feature&quot;, &quot;properties&quot;: {&quot;name&quot;:&quot;Damietta&quot;,&quot;quantity&quot;:24867}, &quot;geometry&quot;: { &quot;type&quot;: &quot;Point&quot;, &quot;coordinates&quot;: [31.82137,31.41674] }},{&quot;type&quot;: &quot;Feature&quot;, &quot;properties&quot;: {&quot;name&quot;:&quot;Yantian Huangdong&quot;,&quot;quantity&quot;:24837}, &quot;geometry&quot;: { &quot;type&quot;: &quot;Point&quot;, &quot;coordinates&quot;: [114.2830,22.5841] }},{&quot;type&quot;: &quot;Feature&quot;, &quot;properties&quot;: {&quot;name&quot;:&quot;Kaohsiung&quot;,&quot;quantity&quot;:22898}, &quot;geometry&quot;: { &quot;type&quot;: &quot;Point&quot;, &quot;coordinates&quot;: [120.2893,22.6015] }},{&quot;type&quot;: &quot;Feature&quot;, &quot;properties&quot;: {&quot;name&quot;:&quot;Qingdao&quot;,&quot;quantity&quot;:21943}, &quot;geometry&quot;: { &quot;type&quot;: &quot;Point&quot;, &quot;coordinates&quot;: [120.3189,36.0696] }},{&quot;type&quot;: &quot;Feature&quot;, &quot;properties&quot;: {&quot;name&quot;:&quot;Buenos Aires&quot;,&quot;quantity&quot;:21641}, &quot;geometry&quot;: { &quot;type&quot;: &quot;Point&quot;, &quot;coordinates&quot;: [-58.44598,-34.61287] }},{&quot;type&quot;: &quot;Feature&quot;, &quot;properties&quot;: {&quot;name&quot;:&quot;Haifa&quot;,&quot;quantity&quot;:21492}, &quot;geometry&quot;: { &quot;type&quot;: &quot;Point&quot;, &quot;coordinates&quot;: [34.9885,32.8184] }},{&quot;type&quot;: &quot;Feature&quot;, &quot;properties&quot;: {&quot;name&quot;:&quot;Livorno&quot;,&quot;quantity&quot;:21163}, &quot;geometry&quot;: { &quot;type&quot;: &quot;Point&quot;, &quot;coordinates&quot;: [10.3073,43.5457] }},{&quot;type&quot;: &quot;Feature&quot;, &quot;properties&quot;: {&quot;name&quot;:&quot;Norfolk&quot;,&quot;quantity&quot;:20938}, &quot;geometry&quot;: { &quot;type&quot;: &quot;Point&quot;, &quot;coordinates&quot;: [-76.1960,37.0127] }},{&quot;type&quot;: &quot;Feature&quot;, &quot;properties&quot;: {&quot;name&quot;:&quot;Napoli&quot;,&quot;quantity&quot;:20544}, &quot;geometry&quot;: { &quot;type&quot;: &quot;Point&quot;, &quot;coordinates&quot;: [14.2461,40.8529] }},{&quot;type&quot;: &quot;Feature&quot;, &quot;properties&quot;: {&quot;name&quot;:&quot;Alger&quot;,&quot;quantity&quot;:20372}, &quot;geometry&quot;: { &quot;type&quot;: &quot;Point&quot;, &quot;coordinates&quot;: [3.0601,36.7753] }},{&quot;type&quot;: &quot;Feature&quot;, &quot;properties&quot;: {&quot;name&quot;:&quot;Houston&quot;,&quot;quantity&quot;:19133}, &quot;geometry&quot;: { &quot;type&quot;: &quot;Point&quot;, &quot;coordinates&quot;: [-94.9171,29.7232] }},{&quot;type&quot;: &quot;Feature&quot;, &quot;properties&quot;: {&quot;name&quot;:&quot;Tunis&quot;,&quot;quantity&quot;:18812}, &quot;geometry&quot;: { &quot;type&quot;: &quot;Point&quot;, &quot;coordinates&quot;: [10.18479,36.80011] }},{&quot;type&quot;: &quot;Feature&quot;, &quot;properties&quot;: {&quot;name&quot;:&quot;Istanbul&quot;,&quot;quantity&quot;:18362}, &quot;geometry&quot;: { &quot;type&quot;: &quot;Point&quot;, &quot;coordinates&quot;: [28.9652,41.0096] }},{&quot;type&quot;: &quot;Feature&quot;, &quot;properties&quot;: {&quot;name&quot;:&quot;Las Palmas&quot;,&quot;quantity&quot;:18355}, &quot;geometry&quot;: { &quot;type&quot;: &quot;Point&quot;, &quot;coordinates&quot;: [-15.4357,28.0514] }},{&quot;type&quot;: &quot;Feature&quot;, &quot;properties&quot;: {&quot;name&quot;:&quot;Cartagena&quot;,&quot;quantity&quot;:17281}, &quot;geometry&quot;: { &quot;type&quot;: &quot;Point&quot;, &quot;coordinates&quot;: [-75.5180,10.4162] }},{&quot;type&quot;: &quot;Feature&quot;, &quot;properties&quot;: {&quot;name&quot;:&quot;Cagliari&quot;,&quot;quantity&quot;:17233}, &quot;geometry&quot;: { &quot;type&quot;: &quot;Point&quot;, &quot;coordinates&quot;: [9.0960,39.2204] }},{&quot;type&quot;: &quot;Feature&quot;, &quot;properties&quot;: {&quot;name&quot;:&quot;Barcelona&quot;,&quot;quantity&quot;:17140}, &quot;geometry&quot;: { &quot;type&quot;: &quot;Point&quot;, &quot;coordinates&quot;: [2.1889,41.3996] }},{&quot;type&quot;: &quot;Feature&quot;, &quot;properties&quot;: {&quot;name&quot;:&quot;Ashdod&quot;,&quot;quantity&quot;:15784}, &quot;geometry&quot;: { &quot;type&quot;: &quot;Point&quot;, &quot;coordinates&quot;: [34.6601,31.8493] }},{&quot;type&quot;: &quot;Feature&quot;, &quot;properties&quot;: {&quot;name&quot;:&quot;Gemlik&quot;,&quot;quantity&quot;:15591}, &quot;geometry&quot;: { &quot;type&quot;: &quot;Point&quot;, &quot;coordinates&quot;: [29.15707,40.43017] }},{&quot;type&quot;: &quot;Feature&quot;, &quot;properties&quot;: {&quot;name&quot;:&quot;Tanjong Pelepas&quot;,&quot;quantity&quot;:14266}, &quot;geometry&quot;: { &quot;type&quot;: &quot;Point&quot;, &quot;coordinates&quot;: [103.5541,1.3639] }},{&quot;type&quot;: &quot;Feature&quot;, &quot;properties&quot;: {&quot;name&quot;:&quot;Rades&quot;,&quot;quantity&quot;:14080}, &quot;geometry&quot;: { &quot;type&quot;: &quot;Point&quot;, &quot;coordinates&quot;: [10.2919,36.7924] }},{&quot;type&quot;: &quot;Feature&quot;, &quot;properties&quot;: {&quot;name&quot;:&quot;Kingston&quot;,&quot;quantity&quot;:13572}, &quot;geometry&quot;: { &quot;type&quot;: &quot;Point&quot;, &quot;coordinates&quot;: [-76.8223,17.9829] }},{&quot;type&quot;: &quot;Feature&quot;, &quot;properties&quot;: {&quot;name&quot;:&quot;Tripoli&quot;,&quot;quantity&quot;:13571}, &quot;geometry&quot;: { &quot;type&quot;: &quot;Point&quot;, &quot;coordinates&quot;: [13.17879,32.89553] }},{&quot;type&quot;: &quot;Feature&quot;, &quot;properties&quot;: {&quot;name&quot;:&quot;Xiamen&quot;,&quot;quantity&quot;:13449}, &quot;geometry&quot;: { &quot;type&quot;: &quot;Point&quot;, &quot;coordinates&quot;: [118.1537,24.5029] }},{&quot;type&quot;: &quot;Feature&quot;, &quot;properties&quot;: {&quot;name&quot;:&quot;Port Everglades&quot;,&quot;quantity&quot;:13242}, &quot;geometry&quot;: { &quot;type&quot;: &quot;Point&quot;, &quot;coordinates&quot;: [-80.1083,26.0927] }},{&quot;type&quot;: &quot;Feature&quot;, &quot;properties&quot;: {&quot;name&quot;:&quot;Veracruz&quot;,&quot;quantity&quot;:13113}, &quot;geometry&quot;: { &quot;type&quot;: &quot;Point&quot;, &quot;coordinates&quot;: [-96.1242,19.2105] }},{&quot;type&quot;: &quot;Feature&quot;, &quot;properties&quot;: {&quot;name&quot;:&quot;Melbourne&quot;,&quot;quantity&quot;:11749}, &quot;geometry&quot;: { &quot;type&quot;: &quot;Point&quot;, &quot;coordinates&quot;: [144.9158,-37.8139] }},{&quot;type&quot;: &quot;Feature&quot;, &quot;properties&quot;: {&quot;name&quot;:&quot;Djibouti&quot;,&quot;quantity&quot;:11318}, &quot;geometry&quot;: { &quot;type&quot;: &quot;Point&quot;, &quot;coordinates&quot;: [43.1362,11.5970] }},{&quot;type&quot;: &quot;Feature&quot;, &quot;properties&quot;: {&quot;name&quot;:&quot;Piraeus&quot;,&quot;quantity&quot;:11191}, &quot;geometry&quot;: { &quot;type&quot;: &quot;Point&quot;, &quot;coordinates&quot;: [23.6486,37.9442] }},{&quot;type&quot;: &quot;Feature&quot;, &quot;properties&quot;: {&quot;name&quot;:&quot;Dakar&quot;,&quot;quantity&quot;:11042}, &quot;geometry&quot;: { &quot;type&quot;: &quot;Point&quot;, &quot;coordinates&quot;: [-17.44703,14.69300] }},{&quot;type&quot;: &quot;Feature&quot;, &quot;properties&quot;: {&quot;name&quot;:&quot;Salerno&quot;,&quot;quantity&quot;:10379}, &quot;geometry&quot;: { &quot;type&quot;: &quot;Point&quot;, &quot;coordinates&quot;: [14.7637,40.6864] }},{&quot;type&quot;: &quot;Feature&quot;, &quot;properties&quot;: {&quot;name&quot;:&quot;Bandar Abbas&quot;,&quot;quantity&quot;:10376}, &quot;geometry&quot;: { &quot;type&quot;: &quot;Point&quot;, &quot;coordinates&quot;: [56.2823,27.1762] }},{&quot;type&quot;: &quot;Feature&quot;, &quot;properties&quot;: {&quot;name&quot;:&quot;Mombasa&quot;,&quot;quantity&quot;:10368}, &quot;geometry&quot;: { &quot;type&quot;: &quot;Point&quot;, &quot;coordinates&quot;: [39.6527,-4.0470] }},{&quot;type&quot;: &quot;Feature&quot;, &quot;properties&quot;: {&quot;name&quot;:&quot;Tincan&quot;,&quot;quantity&quot;:10137}, &quot;geometry&quot;: { &quot;type&quot;: &quot;Point&quot;, &quot;coordinates&quot;: [3.34922,6.43433] }},{&quot;type&quot;: &quot;Feature&quot;, &quot;properties&quot;: {&quot;name&quot;:&quot;Los Angeles&quot;,&quot;quantity&quot;:10086}, &quot;geometry&quot;: { &quot;type&quot;: &quot;Point&quot;, &quot;coordinates&quot;: [-118.2113,33.7673] }},{&quot;type&quot;: &quot;Feature&quot;, &quot;properties&quot;: {&quot;name&quot;:&quot;Tangier Med&quot;,&quot;quantity&quot;:9954}, &quot;geometry&quot;: { &quot;type&quot;: &quot;Point&quot;, &quot;coordinates&quot;: [-5.7878,35.7913] }},{&quot;type&quot;: &quot;Feature&quot;, &quot;properties&quot;: {&quot;name&quot;:&quot;Caucedo&quot;,&quot;quantity&quot;:9795}, &quot;geometry&quot;: { &quot;type&quot;: &quot;Point&quot;, &quot;coordinates&quot;: [-69.6155,18.4355] }},{&quot;type&quot;: &quot;Feature&quot;, &quot;properties&quot;: {&quot;name&quot;:&quot;Marseille&quot;,&quot;quantity&quot;:9745}, &quot;geometry&quot;: { &quot;type&quot;: &quot;Point&quot;, &quot;coordinates&quot;: [5.3560,43.3435] }},{&quot;type&quot;: &quot;Feature&quot;, &quot;properties&quot;: {&quot;name&quot;:&quot;Port Said&quot;,&quot;quantity&quot;:9613}, &quot;geometry&quot;: { &quot;type&quot;: &quot;Point&quot;, &quot;coordinates&quot;: [32.3192,31.2567] }}]}">
            <text:p>{"type": "FeatureCollection","features": [{"type": "Feature", "properties": {"name":"Shanghai","quantity":120320}, "geometry": { "type": "Point", "coordinates": [121.4915,31.2246] }},{"type": "Feature", "properties": {"name":"Singapore","quantity":107024}, "geometry": { "type": "Point", "coordinates": [103.85283,1.29063] }},{"type": "Feature", "properties": {"name":"Hong Kong","quantity":59804}, "geometry": { "type": "Point", "coordinates": [114.1229,22.3434] }},{"type": "Feature", "properties": {"name":"Jeddah","quantity":56922}, "geometry": { "type": "Point", "coordinates": [39.16404,21.58222] }},{"type": "Feature", "properties": {"name":"Jebel Ali","quantity":49906}, "geometry": { "type": "Point", "coordinates": [55.0687,24.9959] }},{"type": "Feature", "properties": {"name":"Ningbo","quantity":49129}, "geometry": { "type": "Point", "coordinates": [121.54988,29.87203] }},{"type": "Feature", "properties": {"name":"Santos","quantity":47616}, "geometry": { "type": "Point", "coordinates": [-46.2900,-23.8643] }},{"type": "Feature", "properties": {"name":"Busan (Pusan)","quantity":43513}, "geometry": { "type": "Point", "coordinates": [129.0176,35.0803] }},{"type": "Feature", "properties": {"name":"Algeciras","quantity":42804}, "geometry": { "type": "Point", "coordinates": [-5.4278,36.1386] }},{"type": "Feature", "properties": {"name":"Malta","quantity":38968}, "geometry": { "type": "Point", "coordinates": [14.5244,35.9180] }},{"type": "Feature", "properties": {"name":"New York","quantity":38859}, "geometry": { "type": "Point", "coordinates": [-73.9796,40.6979] }},{"type": "Feature", "properties": {"name":"Montreal","quantity":37137}, "geometry": { "type": "Point", "coordinates": [-73.6554,45.5027] }},{"type": "Feature", "properties": {"name":"Savannah","quantity":33765}, "geometry": { "type": "Point", "coordinates": [-81.0980,31.9996] }},{"type": "Feature", "properties": {"name":"Alexandria","quantity":33379}, "geometry": { "type": "Point", "coordinates": [29.8944,31.1990] }},{"type": "Feature", "properties": {"name":"Gioia Tauro","quantity":31700}, "geometry": { "type": "Point", "coordinates": [15.9207,38.4271] }},{"type": "Feature", "properties": {"name":"Newark","quantity":30849}, "geometry": { "type": "Point", "coordinates": [-74.1821,40.7310] }},{"type": "Feature", "properties": {"name":"Port Kelang","quantity":30235}, "geometry": { "type": "Point", "coordinates": [101.3006,2.9410] }},{"type": "Feature", "properties": {"name":"Shekou","quantity":27373}, "geometry": { "type": "Point", "coordinates": [113.9161,22.4715] }},{"type": "Feature", "properties": {"name":"Rio de Janeiro","quantity":26662}, "geometry": { "type": "Point", "coordinates": [-42.756,-22.239] }},{"type": "Feature", "properties": {"name":"Valencia","quantity":26095}, "geometry": { "type": "Point", "coordinates": [-0.3525,39.4228] }},{"type": "Feature", "properties": {"name":"Khor al Fakkan","quantity":25825}, "geometry": { "type": "Point", "coordinates": [56.3709,25.3584] }},{"type": "Feature", "properties": {"name":"Jawaharlal Neru (Nhava Sheva)","quantity":25071}, "geometry": { "type": "Point", "coordinates": [72.9644,18.9629] }},{"type": "Feature", "properties": {"name":"Damietta","quantity":24867}, "geometry": { "type": "Point", "coordinates": [31.82137,31.41674] }},{"type": "Feature", "properties": {"name":"Yantian Huangdong","quantity":24837}, "geometry": { "type": "Point", "coordinates": [114.2830,22.5841] }},{"type": "Feature", "properties": {"name":"Kaohsiung","quantity":22898}, "geometry": { "type": "Point", "coordinates": [120.2893,22.6015] }},{"type": "Feature", "properties": {"name":"Qingdao","quantity":21943}, "geometry": { "type": "Point", "coordinates": [120.3189,36.0696] }},{"type": "Feature", "properties": {"name":"Buenos Aires","quantity":21641}, "geometry": { "type": "Point", "coordinates": [-58.44598,-34.61287] }},{"type": "Feature", "properties": {"name":"Haifa","quantity":21492}, "geometry": { "type": "Point", "coordinates": [34.9885,32.8184] }},{"type": "Feature", "properties": {"name":"Livorno","quantity":21163}, "geometry": { "type": "Point", "coordinates": [10.3073,43.5457] }},{"type": "Feature", "properties": {"name":"Norfolk","quantity":20938}, "geometry": { "type": "Point", "coordinates": [-76.1960,37.0127] }},{"type": "Feature", "properties": {"name":"Napoli","quantity":20544}, "geometry": { "type": "Point", "coordinates": [14.2461,40.8529] }},{"type": "Feature", "properties": {"name":"Alger","quantity":20372}, "geometry": { "type": "Point", "coordinates": [3.0601,36.7753] }},{"type": "Feature", "properties": {"name":"Houston","quantity":19133}, "geometry": { "type": "Point", "coordinates": [-94.9171,29.7232] }},{"type": "Feature", "properties": {"name":"Tunis","quantity":18812}, "geometry": { "type": "Point", "coordinates": [10.18479,36.80011] }},{"type": "Feature", "properties": {"name":"Istanbul","quantity":18362}, "geometry": { "type": "Point", "coordinates": [28.9652,41.0096] }},{"type": "Feature", "properties": {"name":"Las Palmas","quantity":18355}, "geometry": { "type": "Point", "coordinates": [-15.4357,28.0514] }},{"type": "Feature", "properties": {"name":"Cartagena","quantity":17281}, "geometry": { "type": "Point", "coordinates": [-75.5180,10.4162] }},{"type": "Feature", "properties": {"name":"Cagliari","quantity":17233}, "geometry": { "type": "Point", "coordinates": [9.0960,39.2204] }},{"type": "Feature", "properties": {"name":"Barcelona","quantity":17140}, "geometry": { "type": "Point", "coordinates": [2.1889,41.3996] }},{"type": "Feature", "properties": {"name":"Ashdod","quantity":15784}, "geometry": { "type": "Point", "coordinates": [34.6601,31.8493] }},{"type": "Feature", "properties": {"name":"Gemlik","quantity":15591}, "geometry": { "type": "Point", "coordinates": [29.15707,40.43017] }},{"type": "Feature", "properties": {"name":"Tanjong Pelepas","quantity":14266}, "geometry": { "type": "Point", "coordinates": [103.5541,1.3639] }},{"type": "Feature", "properties": {"name":"Rades","quantity":14080}, "geometry": { "type": "Point", "coordinates": [10.2919,36.7924] }},{"type": "Feature", "properties": {"name":"Kingston","quantity":13572}, "geometry": { "type": "Point", "coordinates": [-76.8223,17.9829] }},{"type": "Feature", "properties": {"name":"Tripoli","quantity":13571}, "geometry": { "type": "Point", "coordinates": [13.17879,32.89553] }},{"type": "Feature", "properties": {"name":"Xiamen","quantity":13449}, "geometry": { "type": "Point", "coordinates": [118.1537,24.5029] }},{"type": "Feature", "properties": {"name":"Port Everglades","quantity":13242}, "geometry": { "type": "Point", "coordinates": [-80.1083,26.0927] }},{"type": "Feature", "properties": {"name":"Veracruz","quantity":13113}, "geometry": { "type": "Point", "coordinates": [-96.1242,19.2105] }},{"type": "Feature", "properties": {"name":"Melbourne","quantity":11749}, "geometry": { "type": "Point", "coordinates": [144.9158,-37.8139] }},{"type": "Feature", "properties": {"name":"Djibouti","quantity":11318}, "geometry": { "type": "Point", "coordinates": [43.1362,11.5970] }},{"type": "Feature", "properties": {"name":"Piraeus","quantity":11191}, "geometry": { "type": "Point", "coordinates": [23.6486,37.9442] }},{"type": "Feature", "properties": {"name":"Dakar","quantity":11042}, "geometry": { "type": "Point", "coordinates": [-17.44703,14.69300] }},{"type": "Feature", "properties": {"name":"Salerno","quantity":10379}, "geometry": { "type": "Point", "coordinates": [14.7637,40.6864] }},{"type": "Feature", "properties": {"name":"Bandar Abbas","quantity":10376}, "geometry": { "type": "Point", "coordinates": [56.2823,27.1762] }},{"type": "Feature", "properties": {"name":"Mombasa","quantity":10368}, "geometry": { "type": "Point", "coordinates": [39.6527,-4.0470] }},{"type": "Feature", "properties": {"name":"Tincan","quantity":10137}, "geometry": { "type": "Point", "coordinates": [3.34922,6.43433] }},{"type": "Feature", "properties": {"name":"Los Angeles","quantity":10086}, "geometry": { "type": "Point", "coordinates": [-118.2113,33.7673] }},{"type": "Feature", "properties": {"name":"Tangier Med","quantity":9954}, "geometry": { "type": "Point", "coordinates": [-5.7878,35.7913] }},{"type": "Feature", "properties": {"name":"Caucedo","quantity":9795}, "geometry": { "type": "Point", "coordinates": [-69.6155,18.4355] }},{"type": "Feature", "properties": {"name":"Marseille","quantity":9745}, "geometry": { "type": "Point", "coordinates": [5.3560,43.3435] }},{"type": "Feature", "properties": {"name":"Port Said","quantity":9613}, "geometry": { "type": "Point", "coordinates": [32.3192,31.2567] }}]}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1" office:value-type="float" office:value="49906">
            <text:p>49906</text:p>
          </table:table-cell>
          <table:table-cell/>
          <table:table-cell office:value-type="string">
            <text:p>24.9959,55.0687</text:p>
          </table:table-cell>
          <table:table-cell/>
          <table:table-cell table:formula="of:=CONCATENATE(RIGHT([.F8];LEN([.F8])-FIND(&quot;,&quot;;[.F8]));&quot;,&quot;;LEFT([.F8];FIND(&quot;,&quot;;[.F8])-1))" office:value-type="string" office:string-value="55.0687,24.9959">
            <text:p>55.0687,24.9959</text:p>
          </table:table-cell>
          <table:table-cell/>
          <table:table-cell table:formula="of:=CONCATENATE(&quot;{'type': 'Feature', 'properties': {'name':'&quot;;[.B8];&quot;','quantity':&quot;;[.D8];&quot;}, 'geometry': { 'type': 'Point', 'coordinates': [&quot;;[.H8];&quot;] }}&quot;)" office:value-type="string" office:string-value="{'type': 'Feature', 'properties': {'name':'Jebel Ali','quantity':49906}, 'geometry': { 'type': 'Point', 'coordinates': [55.0687,24.9959] }}">
            <text:p>{'type': 'Feature', 'properties': {'name':'Jebel Ali','quantity':49906}, 'geometry': { 'type': 'Point', 'coordinates': [55.0687,24.9959] }}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1" office:value-type="float" office:value="49129">
            <text:p>49129</text:p>
          </table:table-cell>
          <table:table-cell/>
          <table:table-cell office:value-type="string">
            <text:p>29.87203,121.54988</text:p>
          </table:table-cell>
          <table:table-cell/>
          <table:table-cell table:formula="of:=CONCATENATE(RIGHT([.F9];LEN([.F9])-FIND(&quot;,&quot;;[.F9]));&quot;,&quot;;LEFT([.F9];FIND(&quot;,&quot;;[.F9])-1))" office:value-type="string" office:string-value="121.54988,29.87203">
            <text:p>121.54988,29.87203</text:p>
          </table:table-cell>
          <table:table-cell/>
          <table:table-cell table:formula="of:=CONCATENATE(&quot;{'type': 'Feature', 'properties': {'name':'&quot;;[.B9];&quot;','quantity':&quot;;[.D9];&quot;}, 'geometry': { 'type': 'Point', 'coordinates': [&quot;;[.H9];&quot;] }}&quot;)" office:value-type="string" office:string-value="{'type': 'Feature', 'properties': {'name':'Ningbo','quantity':49129}, 'geometry': { 'type': 'Point', 'coordinates': [121.54988,29.87203] }}">
            <text:p>{'type': 'Feature', 'properties': {'name':'Ningbo','quantity':49129}, 'geometry': { 'type': 'Point', 'coordinates': [121.54988,29.87203] }}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1" office:value-type="float" office:value="47616">
            <text:p>47616</text:p>
          </table:table-cell>
          <table:table-cell/>
          <table:table-cell office:value-type="string">
            <text:p>-23.8643,-46.2900</text:p>
          </table:table-cell>
          <table:table-cell/>
          <table:table-cell table:formula="of:=CONCATENATE(RIGHT([.F10];LEN([.F10])-FIND(&quot;,&quot;;[.F10]));&quot;,&quot;;LEFT([.F10];FIND(&quot;,&quot;;[.F10])-1))" office:value-type="string" office:string-value="-46.2900,-23.8643">
            <text:p>-46.2900,-23.8643</text:p>
          </table:table-cell>
          <table:table-cell/>
          <table:table-cell table:formula="of:=CONCATENATE(&quot;{'type': 'Feature', 'properties': {'name':'&quot;;[.B10];&quot;','quantity':&quot;;[.D10];&quot;}, 'geometry': { 'type': 'Point', 'coordinates': [&quot;;[.H10];&quot;] }}&quot;)" office:value-type="string" office:string-value="{'type': 'Feature', 'properties': {'name':'Santos','quantity':47616}, 'geometry': { 'type': 'Point', 'coordinates': [-46.2900,-23.8643] }}">
            <text:p>{'type': 'Feature', 'properties': {'name':'Santos','quantity':47616}, 'geometry': { 'type': 'Point', 'coordinates': [-46.2900,-23.8643] }}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table:style-name="ce1" office:value-type="float" office:value="43513">
            <text:p>43513</text:p>
          </table:table-cell>
          <table:table-cell/>
          <table:table-cell office:value-type="string">
            <text:p>35.0803,129.0176</text:p>
          </table:table-cell>
          <table:table-cell/>
          <table:table-cell table:formula="of:=CONCATENATE(RIGHT([.F11];LEN([.F11])-FIND(&quot;,&quot;;[.F11]));&quot;,&quot;;LEFT([.F11];FIND(&quot;,&quot;;[.F11])-1))" office:value-type="string" office:string-value="129.0176,35.0803">
            <text:p>129.0176,35.0803</text:p>
          </table:table-cell>
          <table:table-cell/>
          <table:table-cell table:formula="of:=CONCATENATE(&quot;{'type': 'Feature', 'properties': {'name':'&quot;;[.B11];&quot;','quantity':&quot;;[.D11];&quot;}, 'geometry': { 'type': 'Point', 'coordinates': [&quot;;[.H11];&quot;] }}&quot;)" office:value-type="string" office:string-value="{'type': 'Feature', 'properties': {'name':'Busan (Pusan)','quantity':43513}, 'geometry': { 'type': 'Point', 'coordinates': [129.0176,35.0803] }}">
            <text:p>{'type': 'Feature', 'properties': {'name':'Busan (Pusan)','quantity':43513}, 'geometry': { 'type': 'Point', 'coordinates': [129.0176,35.0803] }}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table:style-name="ce1" office:value-type="float" office:value="42804">
            <text:p>42804</text:p>
          </table:table-cell>
          <table:table-cell/>
          <table:table-cell office:value-type="string">
            <text:p>36.1386,-5.4278</text:p>
          </table:table-cell>
          <table:table-cell/>
          <table:table-cell table:formula="of:=CONCATENATE(RIGHT([.F12];LEN([.F12])-FIND(&quot;,&quot;;[.F12]));&quot;,&quot;;LEFT([.F12];FIND(&quot;,&quot;;[.F12])-1))" office:value-type="string" office:string-value="-5.4278,36.1386">
            <text:p>-5.4278,36.1386</text:p>
          </table:table-cell>
          <table:table-cell/>
          <table:table-cell table:formula="of:=CONCATENATE(&quot;{'type': 'Feature', 'properties': {'name':'&quot;;[.B12];&quot;','quantity':&quot;;[.D12];&quot;}, 'geometry': { 'type': 'Point', 'coordinates': [&quot;;[.H12];&quot;] }}&quot;)" office:value-type="string" office:string-value="{'type': 'Feature', 'properties': {'name':'Algeciras','quantity':42804}, 'geometry': { 'type': 'Point', 'coordinates': [-5.4278,36.1386] }}">
            <text:p>{'type': 'Feature', 'properties': {'name':'Algeciras','quantity':42804}, 'geometry': { 'type': 'Point', 'coordinates': [-5.4278,36.1386] }}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Malta</text:p>
          </table:table-cell>
          <table:table-cell table:style-name="ce1" office:value-type="float" office:value="38968">
            <text:p>38968</text:p>
          </table:table-cell>
          <table:table-cell/>
          <table:table-cell office:value-type="string">
            <text:p>35.9180,14.5244</text:p>
          </table:table-cell>
          <table:table-cell/>
          <table:table-cell table:formula="of:=CONCATENATE(RIGHT([.F13];LEN([.F13])-FIND(&quot;,&quot;;[.F13]));&quot;,&quot;;LEFT([.F13];FIND(&quot;,&quot;;[.F13])-1))" office:value-type="string" office:string-value="14.5244,35.9180">
            <text:p>14.5244,35.9180</text:p>
          </table:table-cell>
          <table:table-cell/>
          <table:table-cell table:formula="of:=CONCATENATE(&quot;{'type': 'Feature', 'properties': {'name':'&quot;;[.B13];&quot;','quantity':&quot;;[.D13];&quot;}, 'geometry': { 'type': 'Point', 'coordinates': [&quot;;[.H13];&quot;] }}&quot;)" office:value-type="string" office:string-value="{'type': 'Feature', 'properties': {'name':'Malta','quantity':38968}, 'geometry': { 'type': 'Point', 'coordinates': [14.5244,35.9180] }}">
            <text:p>{'type': 'Feature', 'properties': {'name':'Malta','quantity':38968}, 'geometry': { 'type': 'Point', 'coordinates': [14.5244,35.9180] }}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1" office:value-type="float" office:value="38859">
            <text:p>38859</text:p>
          </table:table-cell>
          <table:table-cell/>
          <table:table-cell office:value-type="string">
            <text:p>40.6979,-73.9796</text:p>
          </table:table-cell>
          <table:table-cell/>
          <table:table-cell table:formula="of:=CONCATENATE(RIGHT([.F14];LEN([.F14])-FIND(&quot;,&quot;;[.F14]));&quot;,&quot;;LEFT([.F14];FIND(&quot;,&quot;;[.F14])-1))" office:value-type="string" office:string-value="-73.9796,40.6979">
            <text:p>-73.9796,40.6979</text:p>
          </table:table-cell>
          <table:table-cell/>
          <table:table-cell table:formula="of:=CONCATENATE(&quot;{'type': 'Feature', 'properties': {'name':'&quot;;[.B14];&quot;','quantity':&quot;;[.D14];&quot;}, 'geometry': { 'type': 'Point', 'coordinates': [&quot;;[.H14];&quot;] }}&quot;)" office:value-type="string" office:string-value="{'type': 'Feature', 'properties': {'name':'New York','quantity':38859}, 'geometry': { 'type': 'Point', 'coordinates': [-73.9796,40.6979] }}">
            <text:p>{'type': 'Feature', 'properties': {'name':'New York','quantity':38859}, 'geometry': { 'type': 'Point', 'coordinates': [-73.9796,40.6979] }}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1" office:value-type="float" office:value="37137">
            <text:p>37137</text:p>
          </table:table-cell>
          <table:table-cell/>
          <table:table-cell office:value-type="string">
            <text:p>45.5027,-73.6554</text:p>
          </table:table-cell>
          <table:table-cell/>
          <table:table-cell table:formula="of:=CONCATENATE(RIGHT([.F15];LEN([.F15])-FIND(&quot;,&quot;;[.F15]));&quot;,&quot;;LEFT([.F15];FIND(&quot;,&quot;;[.F15])-1))" office:value-type="string" office:string-value="-73.6554,45.5027">
            <text:p>-73.6554,45.5027</text:p>
          </table:table-cell>
          <table:table-cell/>
          <table:table-cell table:formula="of:=CONCATENATE(&quot;{'type': 'Feature', 'properties': {'name':'&quot;;[.B15];&quot;','quantity':&quot;;[.D15];&quot;}, 'geometry': { 'type': 'Point', 'coordinates': [&quot;;[.H15];&quot;] }}&quot;)" office:value-type="string" office:string-value="{'type': 'Feature', 'properties': {'name':'Montreal','quantity':37137}, 'geometry': { 'type': 'Point', 'coordinates': [-73.6554,45.5027] }}">
            <text:p>{'type': 'Feature', 'properties': {'name':'Montreal','quantity':37137}, 'geometry': { 'type': 'Point', 'coordinates': [-73.6554,45.5027] }}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1" office:value-type="float" office:value="33765">
            <text:p>33765</text:p>
          </table:table-cell>
          <table:table-cell/>
          <table:table-cell office:value-type="string">
            <text:p>31.9996,-81.0980</text:p>
          </table:table-cell>
          <table:table-cell/>
          <table:table-cell table:formula="of:=CONCATENATE(RIGHT([.F16];LEN([.F16])-FIND(&quot;,&quot;;[.F16]));&quot;,&quot;;LEFT([.F16];FIND(&quot;,&quot;;[.F16])-1))" office:value-type="string" office:string-value="-81.0980,31.9996">
            <text:p>-81.0980,31.9996</text:p>
          </table:table-cell>
          <table:table-cell/>
          <table:table-cell table:formula="of:=CONCATENATE(&quot;{'type': 'Feature', 'properties': {'name':'&quot;;[.B16];&quot;','quantity':&quot;;[.D16];&quot;}, 'geometry': { 'type': 'Point', 'coordinates': [&quot;;[.H16];&quot;] }}&quot;)" office:value-type="string" office:string-value="{'type': 'Feature', 'properties': {'name':'Savannah','quantity':33765}, 'geometry': { 'type': 'Point', 'coordinates': [-81.0980,31.9996] }}">
            <text:p>{'type': 'Feature', 'properties': {'name':'Savannah','quantity':33765}, 'geometry': { 'type': 'Point', 'coordinates': [-81.0980,31.9996] }}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1" office:value-type="float" office:value="33379">
            <text:p>33379</text:p>
          </table:table-cell>
          <table:table-cell/>
          <table:table-cell office:value-type="string">
            <text:p>31.1990,29.8944</text:p>
          </table:table-cell>
          <table:table-cell/>
          <table:table-cell table:formula="of:=CONCATENATE(RIGHT([.F17];LEN([.F17])-FIND(&quot;,&quot;;[.F17]));&quot;,&quot;;LEFT([.F17];FIND(&quot;,&quot;;[.F17])-1))" office:value-type="string" office:string-value="29.8944,31.1990">
            <text:p>29.8944,31.1990</text:p>
          </table:table-cell>
          <table:table-cell/>
          <table:table-cell table:formula="of:=CONCATENATE(&quot;{'type': 'Feature', 'properties': {'name':'&quot;;[.B17];&quot;','quantity':&quot;;[.D17];&quot;}, 'geometry': { 'type': 'Point', 'coordinates': [&quot;;[.H17];&quot;] }}&quot;)" office:value-type="string" office:string-value="{'type': 'Feature', 'properties': {'name':'Alexandria','quantity':33379}, 'geometry': { 'type': 'Point', 'coordinates': [29.8944,31.1990] }}">
            <text:p>{'type': 'Feature', 'properties': {'name':'Alexandria','quantity':33379}, 'geometry': { 'type': 'Point', 'coordinates': [29.8944,31.1990] }}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1" office:value-type="string">
            <text:p>31700</text:p>
          </table:table-cell>
          <table:table-cell/>
          <table:table-cell office:value-type="string">
            <text:p>38.4271,15.9207</text:p>
          </table:table-cell>
          <table:table-cell/>
          <table:table-cell table:formula="of:=CONCATENATE(RIGHT([.F18];LEN([.F18])-FIND(&quot;,&quot;;[.F18]));&quot;,&quot;;LEFT([.F18];FIND(&quot;,&quot;;[.F18])-1))" office:value-type="string" office:string-value="15.9207,38.4271">
            <text:p>15.9207,38.4271</text:p>
          </table:table-cell>
          <table:table-cell/>
          <table:table-cell table:formula="of:=CONCATENATE(&quot;{'type': 'Feature', 'properties': {'name':'&quot;;[.B18];&quot;','quantity':&quot;;[.D18];&quot;}, 'geometry': { 'type': 'Point', 'coordinates': [&quot;;[.H18];&quot;] }}&quot;)" office:value-type="string" office:string-value="{'type': 'Feature', 'properties': {'name':'Gioia Tauro','quantity':31700}, 'geometry': { 'type': 'Point', 'coordinates': [15.9207,38.4271] }}">
            <text:p>{'type': 'Feature', 'properties': {'name':'Gioia Tauro','quantity':31700}, 'geometry': { 'type': 'Point', 'coordinates': [15.9207,38.4271] }}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1" office:value-type="float" office:value="30849">
            <text:p>30849</text:p>
          </table:table-cell>
          <table:table-cell/>
          <table:table-cell office:value-type="string">
            <text:p>40.7310,-74.1821</text:p>
          </table:table-cell>
          <table:table-cell/>
          <table:table-cell table:formula="of:=CONCATENATE(RIGHT([.F19];LEN([.F19])-FIND(&quot;,&quot;;[.F19]));&quot;,&quot;;LEFT([.F19];FIND(&quot;,&quot;;[.F19])-1))" office:value-type="string" office:string-value="-74.1821,40.7310">
            <text:p>-74.1821,40.7310</text:p>
          </table:table-cell>
          <table:table-cell/>
          <table:table-cell table:formula="of:=CONCATENATE(&quot;{'type': 'Feature', 'properties': {'name':'&quot;;[.B19];&quot;','quantity':&quot;;[.D19];&quot;}, 'geometry': { 'type': 'Point', 'coordinates': [&quot;;[.H19];&quot;] }}&quot;)" office:value-type="string" office:string-value="{'type': 'Feature', 'properties': {'name':'Newark','quantity':30849}, 'geometry': { 'type': 'Point', 'coordinates': [-74.1821,40.7310] }}">
            <text:p>{'type': 'Feature', 'properties': {'name':'Newark','quantity':30849}, 'geometry': { 'type': 'Point', 'coordinates': [-74.1821,40.7310] }}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1" office:value-type="float" office:value="30235">
            <text:p>30235</text:p>
          </table:table-cell>
          <table:table-cell/>
          <table:table-cell office:value-type="string">
            <text:p>2.9410,101.3006</text:p>
          </table:table-cell>
          <table:table-cell/>
          <table:table-cell table:formula="of:=CONCATENATE(RIGHT([.F20];LEN([.F20])-FIND(&quot;,&quot;;[.F20]));&quot;,&quot;;LEFT([.F20];FIND(&quot;,&quot;;[.F20])-1))" office:value-type="string" office:string-value="101.3006,2.9410">
            <text:p>101.3006,2.9410</text:p>
          </table:table-cell>
          <table:table-cell/>
          <table:table-cell table:formula="of:=CONCATENATE(&quot;{'type': 'Feature', 'properties': {'name':'&quot;;[.B20];&quot;','quantity':&quot;;[.D20];&quot;}, 'geometry': { 'type': 'Point', 'coordinates': [&quot;;[.H20];&quot;] }}&quot;)" office:value-type="string" office:string-value="{'type': 'Feature', 'properties': {'name':'Port Kelang','quantity':30235}, 'geometry': { 'type': 'Point', 'coordinates': [101.3006,2.9410] }}">
            <text:p>{'type': 'Feature', 'properties': {'name':'Port Kelang','quantity':30235}, 'geometry': { 'type': 'Point', 'coordinates': [101.3006,2.9410] }}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1" office:value-type="float" office:value="27373">
            <text:p>27373</text:p>
          </table:table-cell>
          <table:table-cell/>
          <table:table-cell office:value-type="string">
            <text:p>22.4715,113.9161</text:p>
          </table:table-cell>
          <table:table-cell/>
          <table:table-cell table:formula="of:=CONCATENATE(RIGHT([.F21];LEN([.F21])-FIND(&quot;,&quot;;[.F21]));&quot;,&quot;;LEFT([.F21];FIND(&quot;,&quot;;[.F21])-1))" office:value-type="string" office:string-value="113.9161,22.4715">
            <text:p>113.9161,22.4715</text:p>
          </table:table-cell>
          <table:table-cell/>
          <table:table-cell table:formula="of:=CONCATENATE(&quot;{'type': 'Feature', 'properties': {'name':'&quot;;[.B21];&quot;','quantity':&quot;;[.D21];&quot;}, 'geometry': { 'type': 'Point', 'coordinates': [&quot;;[.H21];&quot;] }}&quot;)" office:value-type="string" office:string-value="{'type': 'Feature', 'properties': {'name':'Shekou','quantity':27373}, 'geometry': { 'type': 'Point', 'coordinates': [113.9161,22.4715] }}">
            <text:p>{'type': 'Feature', 'properties': {'name':'Shekou','quantity':27373}, 'geometry': { 'type': 'Point', 'coordinates': [113.9161,22.4715] }}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  <table:table-cell table:style-name="ce1" office:value-type="float" office:value="26662">
            <text:p>26662</text:p>
          </table:table-cell>
          <table:table-cell/>
          <table:table-cell office:value-type="string">
            <text:p>-22.239,-42.756</text:p>
          </table:table-cell>
          <table:table-cell/>
          <table:table-cell table:formula="of:=CONCATENATE(RIGHT([.F22];LEN([.F22])-FIND(&quot;,&quot;;[.F22]));&quot;,&quot;;LEFT([.F22];FIND(&quot;,&quot;;[.F22])-1))" office:value-type="string" office:string-value="-42.756,-22.239">
            <text:p>-42.756,-22.239</text:p>
          </table:table-cell>
          <table:table-cell/>
          <table:table-cell table:formula="of:=CONCATENATE(&quot;{'type': 'Feature', 'properties': {'name':'&quot;;[.B22];&quot;','quantity':&quot;;[.D22];&quot;}, 'geometry': { 'type': 'Point', 'coordinates': [&quot;;[.H22];&quot;] }}&quot;)" office:value-type="string" office:string-value="{'type': 'Feature', 'properties': {'name':'Rio de Janeiro','quantity':26662}, 'geometry': { 'type': 'Point', 'coordinates': [-42.756,-22.239] }}">
            <text:p>{'type': 'Feature', 'properties': {'name':'Rio de Janeiro','quantity':26662}, 'geometry': { 'type': 'Point', 'coordinates': [-42.756,-22.239] }}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style-name="ce1" office:value-type="float" office:value="26095">
            <text:p>26095</text:p>
          </table:table-cell>
          <table:table-cell/>
          <table:table-cell office:value-type="string">
            <text:p>39.4228,-0.3525</text:p>
          </table:table-cell>
          <table:table-cell/>
          <table:table-cell table:formula="of:=CONCATENATE(RIGHT([.F23];LEN([.F23])-FIND(&quot;,&quot;;[.F23]));&quot;,&quot;;LEFT([.F23];FIND(&quot;,&quot;;[.F23])-1))" office:value-type="string" office:string-value="-0.3525,39.4228">
            <text:p>-0.3525,39.4228</text:p>
          </table:table-cell>
          <table:table-cell/>
          <table:table-cell table:formula="of:=CONCATENATE(&quot;{'type': 'Feature', 'properties': {'name':'&quot;;[.B23];&quot;','quantity':&quot;;[.D23];&quot;}, 'geometry': { 'type': 'Point', 'coordinates': [&quot;;[.H23];&quot;] }}&quot;)" office:value-type="string" office:string-value="{'type': 'Feature', 'properties': {'name':'Valencia','quantity':26095}, 'geometry': { 'type': 'Point', 'coordinates': [-0.3525,39.4228] }}">
            <text:p>{'type': 'Feature', 'properties': {'name':'Valencia','quantity':26095}, 'geometry': { 'type': 'Point', 'coordinates': [-0.3525,39.4228] }}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1" office:value-type="float" office:value="25825">
            <text:p>25825</text:p>
          </table:table-cell>
          <table:table-cell/>
          <table:table-cell office:value-type="string">
            <text:p>25.3584,56.3709</text:p>
          </table:table-cell>
          <table:table-cell/>
          <table:table-cell table:formula="of:=CONCATENATE(RIGHT([.F24];LEN([.F24])-FIND(&quot;,&quot;;[.F24]));&quot;,&quot;;LEFT([.F24];FIND(&quot;,&quot;;[.F24])-1))" office:value-type="string" office:string-value="56.3709,25.3584">
            <text:p>56.3709,25.3584</text:p>
          </table:table-cell>
          <table:table-cell/>
          <table:table-cell table:formula="of:=CONCATENATE(&quot;{'type': 'Feature', 'properties': {'name':'&quot;;[.B24];&quot;','quantity':&quot;;[.D24];&quot;}, 'geometry': { 'type': 'Point', 'coordinates': [&quot;;[.H24];&quot;] }}&quot;)" office:value-type="string" office:string-value="{'type': 'Feature', 'properties': {'name':'Khor al Fakkan','quantity':25825}, 'geometry': { 'type': 'Point', 'coordinates': [56.3709,25.3584] }}">
            <text:p>{'type': 'Feature', 'properties': {'name':'Khor al Fakkan','quantity':25825}, 'geometry': { 'type': 'Point', 'coordinates': [56.3709,25.3584] }}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1" office:value-type="float" office:value="25071">
            <text:p>25071</text:p>
          </table:table-cell>
          <table:table-cell/>
          <table:table-cell office:value-type="string">
            <text:p>18.9629,72.9644</text:p>
          </table:table-cell>
          <table:table-cell/>
          <table:table-cell table:formula="of:=CONCATENATE(RIGHT([.F25];LEN([.F25])-FIND(&quot;,&quot;;[.F25]));&quot;,&quot;;LEFT([.F25];FIND(&quot;,&quot;;[.F25])-1))" office:value-type="string" office:string-value="72.9644,18.9629">
            <text:p>72.9644,18.9629</text:p>
          </table:table-cell>
          <table:table-cell/>
          <table:table-cell table:formula="of:=CONCATENATE(&quot;{'type': 'Feature', 'properties': {'name':'&quot;;[.B25];&quot;','quantity':&quot;;[.D25];&quot;}, 'geometry': { 'type': 'Point', 'coordinates': [&quot;;[.H25];&quot;] }}&quot;)" office:value-type="string" office:string-value="{'type': 'Feature', 'properties': {'name':'Jawaharlal Neru (Nhava Sheva)','quantity':25071}, 'geometry': { 'type': 'Point', 'coordinates': [72.9644,18.9629] }}">
            <text:p>{'type': 'Feature', 'properties': {'name':'Jawaharlal Neru (Nhava Sheva)','quantity':25071}, 'geometry': { 'type': 'Point', 'coordinates': [72.9644,18.9629] }}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table:style-name="ce1" office:value-type="float" office:value="24867">
            <text:p>24867</text:p>
          </table:table-cell>
          <table:table-cell/>
          <table:table-cell office:value-type="string">
            <text:p>31.41674,31.82137</text:p>
          </table:table-cell>
          <table:table-cell/>
          <table:table-cell table:formula="of:=CONCATENATE(RIGHT([.F26];LEN([.F26])-FIND(&quot;,&quot;;[.F26]));&quot;,&quot;;LEFT([.F26];FIND(&quot;,&quot;;[.F26])-1))" office:value-type="string" office:string-value="31.82137,31.41674">
            <text:p>31.82137,31.41674</text:p>
          </table:table-cell>
          <table:table-cell/>
          <table:table-cell table:formula="of:=CONCATENATE(&quot;{'type': 'Feature', 'properties': {'name':'&quot;;[.B26];&quot;','quantity':&quot;;[.D26];&quot;}, 'geometry': { 'type': 'Point', 'coordinates': [&quot;;[.H26];&quot;] }}&quot;)" office:value-type="string" office:string-value="{'type': 'Feature', 'properties': {'name':'Damietta','quantity':24867}, 'geometry': { 'type': 'Point', 'coordinates': [31.82137,31.41674] }}">
            <text:p>{'type': 'Feature', 'properties': {'name':'Damietta','quantity':24867}, 'geometry': { 'type': 'Point', 'coordinates': [31.82137,31.41674] }}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1" office:value-type="float" office:value="24837">
            <text:p>24837</text:p>
          </table:table-cell>
          <table:table-cell/>
          <table:table-cell office:value-type="string">
            <text:p>22.5841,114.2830</text:p>
          </table:table-cell>
          <table:table-cell/>
          <table:table-cell table:formula="of:=CONCATENATE(RIGHT([.F27];LEN([.F27])-FIND(&quot;,&quot;;[.F27]));&quot;,&quot;;LEFT([.F27];FIND(&quot;,&quot;;[.F27])-1))" office:value-type="string" office:string-value="114.2830,22.5841">
            <text:p>114.2830,22.5841</text:p>
          </table:table-cell>
          <table:table-cell/>
          <table:table-cell table:formula="of:=CONCATENATE(&quot;{'type': 'Feature', 'properties': {'name':'&quot;;[.B27];&quot;','quantity':&quot;;[.D27];&quot;}, 'geometry': { 'type': 'Point', 'coordinates': [&quot;;[.H27];&quot;] }}&quot;)" office:value-type="string" office:string-value="{'type': 'Feature', 'properties': {'name':'Yantian Huangdong','quantity':24837}, 'geometry': { 'type': 'Point', 'coordinates': [114.2830,22.5841] }}">
            <text:p>{'type': 'Feature', 'properties': {'name':'Yantian Huangdong','quantity':24837}, 'geometry': { 'type': 'Point', 'coordinates': [114.2830,22.5841] }}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1" office:value-type="float" office:value="22898">
            <text:p>22898</text:p>
          </table:table-cell>
          <table:table-cell/>
          <table:table-cell office:value-type="string">
            <text:p>22.6015,120.2893</text:p>
          </table:table-cell>
          <table:table-cell/>
          <table:table-cell table:formula="of:=CONCATENATE(RIGHT([.F28];LEN([.F28])-FIND(&quot;,&quot;;[.F28]));&quot;,&quot;;LEFT([.F28];FIND(&quot;,&quot;;[.F28])-1))" office:value-type="string" office:string-value="120.2893,22.6015">
            <text:p>120.2893,22.6015</text:p>
          </table:table-cell>
          <table:table-cell/>
          <table:table-cell table:formula="of:=CONCATENATE(&quot;{'type': 'Feature', 'properties': {'name':'&quot;;[.B28];&quot;','quantity':&quot;;[.D28];&quot;}, 'geometry': { 'type': 'Point', 'coordinates': [&quot;;[.H28];&quot;] }}&quot;)" office:value-type="string" office:string-value="{'type': 'Feature', 'properties': {'name':'Kaohsiung','quantity':22898}, 'geometry': { 'type': 'Point', 'coordinates': [120.2893,22.6015] }}">
            <text:p>{'type': 'Feature', 'properties': {'name':'Kaohsiung','quantity':22898}, 'geometry': { 'type': 'Point', 'coordinates': [120.2893,22.6015] }}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1" office:value-type="float" office:value="21943">
            <text:p>21943</text:p>
          </table:table-cell>
          <table:table-cell/>
          <table:table-cell office:value-type="string">
            <text:p>36.0696,120.3189</text:p>
          </table:table-cell>
          <table:table-cell/>
          <table:table-cell table:formula="of:=CONCATENATE(RIGHT([.F29];LEN([.F29])-FIND(&quot;,&quot;;[.F29]));&quot;,&quot;;LEFT([.F29];FIND(&quot;,&quot;;[.F29])-1))" office:value-type="string" office:string-value="120.3189,36.0696">
            <text:p>120.3189,36.0696</text:p>
          </table:table-cell>
          <table:table-cell/>
          <table:table-cell table:formula="of:=CONCATENATE(&quot;{'type': 'Feature', 'properties': {'name':'&quot;;[.B29];&quot;','quantity':&quot;;[.D29];&quot;}, 'geometry': { 'type': 'Point', 'coordinates': [&quot;;[.H29];&quot;] }}&quot;)" office:value-type="string" office:string-value="{'type': 'Feature', 'properties': {'name':'Qingdao','quantity':21943}, 'geometry': { 'type': 'Point', 'coordinates': [120.3189,36.0696] }}">
            <text:p>{'type': 'Feature', 'properties': {'name':'Qingdao','quantity':21943}, 'geometry': { 'type': 'Point', 'coordinates': [120.3189,36.0696] }}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style-name="ce1" office:value-type="float" office:value="21641">
            <text:p>21641</text:p>
          </table:table-cell>
          <table:table-cell/>
          <table:table-cell office:value-type="string">
            <text:p>-34.61287,-58.44598</text:p>
          </table:table-cell>
          <table:table-cell/>
          <table:table-cell table:formula="of:=CONCATENATE(RIGHT([.F30];LEN([.F30])-FIND(&quot;,&quot;;[.F30]));&quot;,&quot;;LEFT([.F30];FIND(&quot;,&quot;;[.F30])-1))" office:value-type="string" office:string-value="-58.44598,-34.61287">
            <text:p>-58.44598,-34.61287</text:p>
          </table:table-cell>
          <table:table-cell/>
          <table:table-cell table:formula="of:=CONCATENATE(&quot;{'type': 'Feature', 'properties': {'name':'&quot;;[.B30];&quot;','quantity':&quot;;[.D30];&quot;}, 'geometry': { 'type': 'Point', 'coordinates': [&quot;;[.H30];&quot;] }}&quot;)" office:value-type="string" office:string-value="{'type': 'Feature', 'properties': {'name':'Buenos Aires','quantity':21641}, 'geometry': { 'type': 'Point', 'coordinates': [-58.44598,-34.61287] }}">
            <text:p>{'type': 'Feature', 'properties': {'name':'Buenos Aires','quantity':21641}, 'geometry': { 'type': 'Point', 'coordinates': [-58.44598,-34.61287] }}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1" office:value-type="float" office:value="21492">
            <text:p>21492</text:p>
          </table:table-cell>
          <table:table-cell/>
          <table:table-cell office:value-type="string">
            <text:p>32.8184,34.9885</text:p>
          </table:table-cell>
          <table:table-cell/>
          <table:table-cell table:formula="of:=CONCATENATE(RIGHT([.F31];LEN([.F31])-FIND(&quot;,&quot;;[.F31]));&quot;,&quot;;LEFT([.F31];FIND(&quot;,&quot;;[.F31])-1))" office:value-type="string" office:string-value="34.9885,32.8184">
            <text:p>34.9885,32.8184</text:p>
          </table:table-cell>
          <table:table-cell/>
          <table:table-cell table:formula="of:=CONCATENATE(&quot;{'type': 'Feature', 'properties': {'name':'&quot;;[.B31];&quot;','quantity':&quot;;[.D31];&quot;}, 'geometry': { 'type': 'Point', 'coordinates': [&quot;;[.H31];&quot;] }}&quot;)" office:value-type="string" office:string-value="{'type': 'Feature', 'properties': {'name':'Haifa','quantity':21492}, 'geometry': { 'type': 'Point', 'coordinates': [34.9885,32.8184] }}">
            <text:p>{'type': 'Feature', 'properties': {'name':'Haifa','quantity':21492}, 'geometry': { 'type': 'Point', 'coordinates': [34.9885,32.8184] }}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1" office:value-type="float" office:value="21163">
            <text:p>21163</text:p>
          </table:table-cell>
          <table:table-cell/>
          <table:table-cell office:value-type="string">
            <text:p>43.5457,10.3073</text:p>
          </table:table-cell>
          <table:table-cell/>
          <table:table-cell table:formula="of:=CONCATENATE(RIGHT([.F32];LEN([.F32])-FIND(&quot;,&quot;;[.F32]));&quot;,&quot;;LEFT([.F32];FIND(&quot;,&quot;;[.F32])-1))" office:value-type="string" office:string-value="10.3073,43.5457">
            <text:p>10.3073,43.5457</text:p>
          </table:table-cell>
          <table:table-cell/>
          <table:table-cell table:formula="of:=CONCATENATE(&quot;{'type': 'Feature', 'properties': {'name':'&quot;;[.B32];&quot;','quantity':&quot;;[.D32];&quot;}, 'geometry': { 'type': 'Point', 'coordinates': [&quot;;[.H32];&quot;] }}&quot;)" office:value-type="string" office:string-value="{'type': 'Feature', 'properties': {'name':'Livorno','quantity':21163}, 'geometry': { 'type': 'Point', 'coordinates': [10.3073,43.5457] }}">
            <text:p>{'type': 'Feature', 'properties': {'name':'Livorno','quantity':21163}, 'geometry': { 'type': 'Point', 'coordinates': [10.3073,43.5457] }}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table:style-name="ce1" office:value-type="float" office:value="20938">
            <text:p>20938</text:p>
          </table:table-cell>
          <table:table-cell/>
          <table:table-cell office:value-type="string">
            <text:p>37.0127,-76.1960</text:p>
          </table:table-cell>
          <table:table-cell/>
          <table:table-cell table:formula="of:=CONCATENATE(RIGHT([.F33];LEN([.F33])-FIND(&quot;,&quot;;[.F33]));&quot;,&quot;;LEFT([.F33];FIND(&quot;,&quot;;[.F33])-1))" office:value-type="string" office:string-value="-76.1960,37.0127">
            <text:p>-76.1960,37.0127</text:p>
          </table:table-cell>
          <table:table-cell/>
          <table:table-cell table:formula="of:=CONCATENATE(&quot;{'type': 'Feature', 'properties': {'name':'&quot;;[.B33];&quot;','quantity':&quot;;[.D33];&quot;}, 'geometry': { 'type': 'Point', 'coordinates': [&quot;;[.H33];&quot;] }}&quot;)" office:value-type="string" office:string-value="{'type': 'Feature', 'properties': {'name':'Norfolk','quantity':20938}, 'geometry': { 'type': 'Point', 'coordinates': [-76.1960,37.0127] }}">
            <text:p>{'type': 'Feature', 'properties': {'name':'Norfolk','quantity':20938}, 'geometry': { 'type': 'Point', 'coordinates': [-76.1960,37.0127] }}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table:style-name="ce1" office:value-type="float" office:value="20544">
            <text:p>20544</text:p>
          </table:table-cell>
          <table:table-cell/>
          <table:table-cell office:value-type="string">
            <text:p>40.8529,14.2461</text:p>
          </table:table-cell>
          <table:table-cell/>
          <table:table-cell table:formula="of:=CONCATENATE(RIGHT([.F34];LEN([.F34])-FIND(&quot;,&quot;;[.F34]));&quot;,&quot;;LEFT([.F34];FIND(&quot;,&quot;;[.F34])-1))" office:value-type="string" office:string-value="14.2461,40.8529">
            <text:p>14.2461,40.8529</text:p>
          </table:table-cell>
          <table:table-cell/>
          <table:table-cell table:formula="of:=CONCATENATE(&quot;{'type': 'Feature', 'properties': {'name':'&quot;;[.B34];&quot;','quantity':&quot;;[.D34];&quot;}, 'geometry': { 'type': 'Point', 'coordinates': [&quot;;[.H34];&quot;] }}&quot;)" office:value-type="string" office:string-value="{'type': 'Feature', 'properties': {'name':'Napoli','quantity':20544}, 'geometry': { 'type': 'Point', 'coordinates': [14.2461,40.8529] }}">
            <text:p>{'type': 'Feature', 'properties': {'name':'Napoli','quantity':20544}, 'geometry': { 'type': 'Point', 'coordinates': [14.2461,40.8529] }}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table:style-name="ce1" office:value-type="float" office:value="20372">
            <text:p>20372</text:p>
          </table:table-cell>
          <table:table-cell/>
          <table:table-cell office:value-type="string">
            <text:p>36.7753,3.0601</text:p>
          </table:table-cell>
          <table:table-cell/>
          <table:table-cell table:formula="of:=CONCATENATE(RIGHT([.F35];LEN([.F35])-FIND(&quot;,&quot;;[.F35]));&quot;,&quot;;LEFT([.F35];FIND(&quot;,&quot;;[.F35])-1))" office:value-type="string" office:string-value="3.0601,36.7753">
            <text:p>3.0601,36.7753</text:p>
          </table:table-cell>
          <table:table-cell/>
          <table:table-cell table:formula="of:=CONCATENATE(&quot;{'type': 'Feature', 'properties': {'name':'&quot;;[.B35];&quot;','quantity':&quot;;[.D35];&quot;}, 'geometry': { 'type': 'Point', 'coordinates': [&quot;;[.H35];&quot;] }}&quot;)" office:value-type="string" office:string-value="{'type': 'Feature', 'properties': {'name':'Alger','quantity':20372}, 'geometry': { 'type': 'Point', 'coordinates': [3.0601,36.7753] }}">
            <text:p>{'type': 'Feature', 'properties': {'name':'Alger','quantity':20372}, 'geometry': { 'type': 'Point', 'coordinates': [3.0601,36.7753] }}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1" office:value-type="float" office:value="19133">
            <text:p>19133</text:p>
          </table:table-cell>
          <table:table-cell/>
          <table:table-cell office:value-type="string">
            <text:p>29.7232,-94.9171</text:p>
          </table:table-cell>
          <table:table-cell/>
          <table:table-cell table:formula="of:=CONCATENATE(RIGHT([.F36];LEN([.F36])-FIND(&quot;,&quot;;[.F36]));&quot;,&quot;;LEFT([.F36];FIND(&quot;,&quot;;[.F36])-1))" office:value-type="string" office:string-value="-94.9171,29.7232">
            <text:p>-94.9171,29.7232</text:p>
          </table:table-cell>
          <table:table-cell/>
          <table:table-cell table:formula="of:=CONCATENATE(&quot;{'type': 'Feature', 'properties': {'name':'&quot;;[.B36];&quot;','quantity':&quot;;[.D36];&quot;}, 'geometry': { 'type': 'Point', 'coordinates': [&quot;;[.H36];&quot;] }}&quot;)" office:value-type="string" office:string-value="{'type': 'Feature', 'properties': {'name':'Houston','quantity':19133}, 'geometry': { 'type': 'Point', 'coordinates': [-94.9171,29.7232] }}">
            <text:p>{'type': 'Feature', 'properties': {'name':'Houston','quantity':19133}, 'geometry': { 'type': 'Point', 'coordinates': [-94.9171,29.7232] }}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1" office:value-type="float" office:value="18812">
            <text:p>18812</text:p>
          </table:table-cell>
          <table:table-cell/>
          <table:table-cell office:value-type="string">
            <text:p>36.80011,10.18479</text:p>
          </table:table-cell>
          <table:table-cell/>
          <table:table-cell table:formula="of:=CONCATENATE(RIGHT([.F37];LEN([.F37])-FIND(&quot;,&quot;;[.F37]));&quot;,&quot;;LEFT([.F37];FIND(&quot;,&quot;;[.F37])-1))" office:value-type="string" office:string-value="10.18479,36.80011">
            <text:p>10.18479,36.80011</text:p>
          </table:table-cell>
          <table:table-cell/>
          <table:table-cell table:formula="of:=CONCATENATE(&quot;{'type': 'Feature', 'properties': {'name':'&quot;;[.B37];&quot;','quantity':&quot;;[.D37];&quot;}, 'geometry': { 'type': 'Point', 'coordinates': [&quot;;[.H37];&quot;] }}&quot;)" office:value-type="string" office:string-value="{'type': 'Feature', 'properties': {'name':'Tunis','quantity':18812}, 'geometry': { 'type': 'Point', 'coordinates': [10.18479,36.80011] }}">
            <text:p>{'type': 'Feature', 'properties': {'name':'Tunis','quantity':18812}, 'geometry': { 'type': 'Point', 'coordinates': [10.18479,36.80011] }}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style-name="ce1" office:value-type="float" office:value="18362">
            <text:p>18362</text:p>
          </table:table-cell>
          <table:table-cell/>
          <table:table-cell office:value-type="string">
            <text:p>41.0096,28.9652</text:p>
          </table:table-cell>
          <table:table-cell/>
          <table:table-cell table:formula="of:=CONCATENATE(RIGHT([.F38];LEN([.F38])-FIND(&quot;,&quot;;[.F38]));&quot;,&quot;;LEFT([.F38];FIND(&quot;,&quot;;[.F38])-1))" office:value-type="string" office:string-value="28.9652,41.0096">
            <text:p>28.9652,41.0096</text:p>
          </table:table-cell>
          <table:table-cell/>
          <table:table-cell table:formula="of:=CONCATENATE(&quot;{'type': 'Feature', 'properties': {'name':'&quot;;[.B38];&quot;','quantity':&quot;;[.D38];&quot;}, 'geometry': { 'type': 'Point', 'coordinates': [&quot;;[.H38];&quot;] }}&quot;)" office:value-type="string" office:string-value="{'type': 'Feature', 'properties': {'name':'Istanbul','quantity':18362}, 'geometry': { 'type': 'Point', 'coordinates': [28.9652,41.0096] }}">
            <text:p>{'type': 'Feature', 'properties': {'name':'Istanbul','quantity':18362}, 'geometry': { 'type': 'Point', 'coordinates': [28.9652,41.0096] }}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1" office:value-type="float" office:value="18355">
            <text:p>18355</text:p>
          </table:table-cell>
          <table:table-cell/>
          <table:table-cell office:value-type="string">
            <text:p>28.0514,-15.4357</text:p>
          </table:table-cell>
          <table:table-cell/>
          <table:table-cell table:formula="of:=CONCATENATE(RIGHT([.F39];LEN([.F39])-FIND(&quot;,&quot;;[.F39]));&quot;,&quot;;LEFT([.F39];FIND(&quot;,&quot;;[.F39])-1))" office:value-type="string" office:string-value="-15.4357,28.0514">
            <text:p>-15.4357,28.0514</text:p>
          </table:table-cell>
          <table:table-cell/>
          <table:table-cell table:formula="of:=CONCATENATE(&quot;{'type': 'Feature', 'properties': {'name':'&quot;;[.B39];&quot;','quantity':&quot;;[.D39];&quot;}, 'geometry': { 'type': 'Point', 'coordinates': [&quot;;[.H39];&quot;] }}&quot;)" office:value-type="string" office:string-value="{'type': 'Feature', 'properties': {'name':'Las Palmas','quantity':18355}, 'geometry': { 'type': 'Point', 'coordinates': [-15.4357,28.0514] }}">
            <text:p>{'type': 'Feature', 'properties': {'name':'Las Palmas','quantity':18355}, 'geometry': { 'type': 'Point', 'coordinates': [-15.4357,28.0514] }}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artagena</text:p>
          </table:table-cell>
          <table:table-cell office:value-type="string">
            <text:p>Colombia</text:p>
          </table:table-cell>
          <table:table-cell table:style-name="ce1" office:value-type="float" office:value="17281">
            <text:p>17281</text:p>
          </table:table-cell>
          <table:table-cell/>
          <table:table-cell office:value-type="string">
            <text:p>10.4162,-75.5180</text:p>
          </table:table-cell>
          <table:table-cell/>
          <table:table-cell table:formula="of:=CONCATENATE(RIGHT([.F40];LEN([.F40])-FIND(&quot;,&quot;;[.F40]));&quot;,&quot;;LEFT([.F40];FIND(&quot;,&quot;;[.F40])-1))" office:value-type="string" office:string-value="-75.5180,10.4162">
            <text:p>-75.5180,10.4162</text:p>
          </table:table-cell>
          <table:table-cell/>
          <table:table-cell table:formula="of:=CONCATENATE(&quot;{'type': 'Feature', 'properties': {'name':'&quot;;[.B40];&quot;','quantity':&quot;;[.D40];&quot;}, 'geometry': { 'type': 'Point', 'coordinates': [&quot;;[.H40];&quot;] }}&quot;)" office:value-type="string" office:string-value="{'type': 'Feature', 'properties': {'name':'Cartagena','quantity':17281}, 'geometry': { 'type': 'Point', 'coordinates': [-75.5180,10.4162] }}">
            <text:p>{'type': 'Feature', 'properties': {'name':'Cartagena','quantity':17281}, 'geometry': { 'type': 'Point', 'coordinates': [-75.5180,10.4162] }}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table:style-name="ce1" office:value-type="float" office:value="17233">
            <text:p>17233</text:p>
          </table:table-cell>
          <table:table-cell/>
          <table:table-cell office:value-type="string">
            <text:p>39.2204,9.0960</text:p>
          </table:table-cell>
          <table:table-cell/>
          <table:table-cell table:formula="of:=CONCATENATE(RIGHT([.F41];LEN([.F41])-FIND(&quot;,&quot;;[.F41]));&quot;,&quot;;LEFT([.F41];FIND(&quot;,&quot;;[.F41])-1))" office:value-type="string" office:string-value="9.0960,39.2204">
            <text:p>9.0960,39.2204</text:p>
          </table:table-cell>
          <table:table-cell/>
          <table:table-cell table:formula="of:=CONCATENATE(&quot;{'type': 'Feature', 'properties': {'name':'&quot;;[.B41];&quot;','quantity':&quot;;[.D41];&quot;}, 'geometry': { 'type': 'Point', 'coordinates': [&quot;;[.H41];&quot;] }}&quot;)" office:value-type="string" office:string-value="{'type': 'Feature', 'properties': {'name':'Cagliari','quantity':17233}, 'geometry': { 'type': 'Point', 'coordinates': [9.0960,39.2204] }}">
            <text:p>{'type': 'Feature', 'properties': {'name':'Cagliari','quantity':17233}, 'geometry': { 'type': 'Point', 'coordinates': [9.0960,39.2204] }}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1" office:value-type="string">
            <text:p>17140</text:p>
          </table:table-cell>
          <table:table-cell/>
          <table:table-cell office:value-type="string">
            <text:p>41.3996,2.1889</text:p>
          </table:table-cell>
          <table:table-cell/>
          <table:table-cell table:formula="of:=CONCATENATE(RIGHT([.F42];LEN([.F42])-FIND(&quot;,&quot;;[.F42]));&quot;,&quot;;LEFT([.F42];FIND(&quot;,&quot;;[.F42])-1))" office:value-type="string" office:string-value="2.1889,41.3996">
            <text:p>2.1889,41.3996</text:p>
          </table:table-cell>
          <table:table-cell/>
          <table:table-cell table:formula="of:=CONCATENATE(&quot;{'type': 'Feature', 'properties': {'name':'&quot;;[.B42];&quot;','quantity':&quot;;[.D42];&quot;}, 'geometry': { 'type': 'Point', 'coordinates': [&quot;;[.H42];&quot;] }}&quot;)" office:value-type="string" office:string-value="{'type': 'Feature', 'properties': {'name':'Barcelona','quantity':17140}, 'geometry': { 'type': 'Point', 'coordinates': [2.1889,41.3996] }}">
            <text:p>{'type': 'Feature', 'properties': {'name':'Barcelona','quantity':17140}, 'geometry': { 'type': 'Point', 'coordinates': [2.1889,41.3996] }}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table:style-name="ce1" office:value-type="float" office:value="15784">
            <text:p>15784</text:p>
          </table:table-cell>
          <table:table-cell/>
          <table:table-cell office:value-type="string">
            <text:p>31.8493,34.6601</text:p>
          </table:table-cell>
          <table:table-cell/>
          <table:table-cell table:formula="of:=CONCATENATE(RIGHT([.F43];LEN([.F43])-FIND(&quot;,&quot;;[.F43]));&quot;,&quot;;LEFT([.F43];FIND(&quot;,&quot;;[.F43])-1))" office:value-type="string" office:string-value="34.6601,31.8493">
            <text:p>34.6601,31.8493</text:p>
          </table:table-cell>
          <table:table-cell/>
          <table:table-cell table:formula="of:=CONCATENATE(&quot;{'type': 'Feature', 'properties': {'name':'&quot;;[.B43];&quot;','quantity':&quot;;[.D43];&quot;}, 'geometry': { 'type': 'Point', 'coordinates': [&quot;;[.H43];&quot;] }}&quot;)" office:value-type="string" office:string-value="{'type': 'Feature', 'properties': {'name':'Ashdod','quantity':15784}, 'geometry': { 'type': 'Point', 'coordinates': [34.6601,31.8493] }}">
            <text:p>{'type': 'Feature', 'properties': {'name':'Ashdod','quantity':15784}, 'geometry': { 'type': 'Point', 'coordinates': [34.6601,31.8493] }}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emlik</text:p>
          </table:table-cell>
          <table:table-cell office:value-type="string">
            <text:p>Turkey</text:p>
          </table:table-cell>
          <table:table-cell table:style-name="ce1" office:value-type="float" office:value="15591">
            <text:p>15591</text:p>
          </table:table-cell>
          <table:table-cell/>
          <table:table-cell office:value-type="string">
            <text:p>40.43017,29.15707</text:p>
          </table:table-cell>
          <table:table-cell/>
          <table:table-cell table:formula="of:=CONCATENATE(RIGHT([.F44];LEN([.F44])-FIND(&quot;,&quot;;[.F44]));&quot;,&quot;;LEFT([.F44];FIND(&quot;,&quot;;[.F44])-1))" office:value-type="string" office:string-value="29.15707,40.43017">
            <text:p>29.15707,40.43017</text:p>
          </table:table-cell>
          <table:table-cell/>
          <table:table-cell table:formula="of:=CONCATENATE(&quot;{'type': 'Feature', 'properties': {'name':'&quot;;[.B44];&quot;','quantity':&quot;;[.D44];&quot;}, 'geometry': { 'type': 'Point', 'coordinates': [&quot;;[.H44];&quot;] }}&quot;)" office:value-type="string" office:string-value="{'type': 'Feature', 'properties': {'name':'Gemlik','quantity':15591}, 'geometry': { 'type': 'Point', 'coordinates': [29.15707,40.43017] }}">
            <text:p>{'type': 'Feature', 'properties': {'name':'Gemlik','quantity':15591}, 'geometry': { 'type': 'Point', 'coordinates': [29.15707,40.43017] }}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1" office:value-type="float" office:value="14266">
            <text:p>14266</text:p>
          </table:table-cell>
          <table:table-cell/>
          <table:table-cell office:value-type="string">
            <text:p>1.3639,103.5541</text:p>
          </table:table-cell>
          <table:table-cell/>
          <table:table-cell table:formula="of:=CONCATENATE(RIGHT([.F45];LEN([.F45])-FIND(&quot;,&quot;;[.F45]));&quot;,&quot;;LEFT([.F45];FIND(&quot;,&quot;;[.F45])-1))" office:value-type="string" office:string-value="103.5541,1.3639">
            <text:p>103.5541,1.3639</text:p>
          </table:table-cell>
          <table:table-cell/>
          <table:table-cell table:formula="of:=CONCATENATE(&quot;{'type': 'Feature', 'properties': {'name':'&quot;;[.B45];&quot;','quantity':&quot;;[.D45];&quot;}, 'geometry': { 'type': 'Point', 'coordinates': [&quot;;[.H45];&quot;] }}&quot;)" office:value-type="string" office:string-value="{'type': 'Feature', 'properties': {'name':'Tanjong Pelepas','quantity':14266}, 'geometry': { 'type': 'Point', 'coordinates': [103.5541,1.3639] }}">
            <text:p>{'type': 'Feature', 'properties': {'name':'Tanjong Pelepas','quantity':14266}, 'geometry': { 'type': 'Point', 'coordinates': [103.5541,1.3639] }}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1" office:value-type="string">
            <text:p>14080</text:p>
          </table:table-cell>
          <table:table-cell/>
          <table:table-cell office:value-type="string">
            <text:p>36.7924,10.2919</text:p>
          </table:table-cell>
          <table:table-cell/>
          <table:table-cell table:formula="of:=CONCATENATE(RIGHT([.F46];LEN([.F46])-FIND(&quot;,&quot;;[.F46]));&quot;,&quot;;LEFT([.F46];FIND(&quot;,&quot;;[.F46])-1))" office:value-type="string" office:string-value="10.2919,36.7924">
            <text:p>10.2919,36.7924</text:p>
          </table:table-cell>
          <table:table-cell/>
          <table:table-cell table:formula="of:=CONCATENATE(&quot;{'type': 'Feature', 'properties': {'name':'&quot;;[.B46];&quot;','quantity':&quot;;[.D46];&quot;}, 'geometry': { 'type': 'Point', 'coordinates': [&quot;;[.H46];&quot;] }}&quot;)" office:value-type="string" office:string-value="{'type': 'Feature', 'properties': {'name':'Rades','quantity':14080}, 'geometry': { 'type': 'Point', 'coordinates': [10.2919,36.7924] }}">
            <text:p>{'type': 'Feature', 'properties': {'name':'Rades','quantity':14080}, 'geometry': { 'type': 'Point', 'coordinates': [10.2919,36.7924] }}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ingston</text:p>
          </table:table-cell>
          <table:table-cell office:value-type="string">
            <text:p>Jamaica</text:p>
          </table:table-cell>
          <table:table-cell table:style-name="ce1" office:value-type="float" office:value="13572">
            <text:p>13572</text:p>
          </table:table-cell>
          <table:table-cell/>
          <table:table-cell office:value-type="string">
            <text:p>17.9829,-76.8223</text:p>
          </table:table-cell>
          <table:table-cell/>
          <table:table-cell table:formula="of:=CONCATENATE(RIGHT([.F47];LEN([.F47])-FIND(&quot;,&quot;;[.F47]));&quot;,&quot;;LEFT([.F47];FIND(&quot;,&quot;;[.F47])-1))" office:value-type="string" office:string-value="-76.8223,17.9829">
            <text:p>-76.8223,17.9829</text:p>
          </table:table-cell>
          <table:table-cell/>
          <table:table-cell table:formula="of:=CONCATENATE(&quot;{'type': 'Feature', 'properties': {'name':'&quot;;[.B47];&quot;','quantity':&quot;;[.D47];&quot;}, 'geometry': { 'type': 'Point', 'coordinates': [&quot;;[.H47];&quot;] }}&quot;)" office:value-type="string" office:string-value="{'type': 'Feature', 'properties': {'name':'Kingston','quantity':13572}, 'geometry': { 'type': 'Point', 'coordinates': [-76.8223,17.9829] }}">
            <text:p>{'type': 'Feature', 'properties': {'name':'Kingston','quantity':13572}, 'geometry': { 'type': 'Point', 'coordinates': [-76.8223,17.9829] }}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ripoli</text:p>
          </table:table-cell>
          <table:table-cell office:value-type="string">
            <text:p>Libya</text:p>
          </table:table-cell>
          <table:table-cell table:style-name="ce1" office:value-type="float" office:value="13571">
            <text:p>13571</text:p>
          </table:table-cell>
          <table:table-cell/>
          <table:table-cell office:value-type="string">
            <text:p>32.89553,13.17879</text:p>
          </table:table-cell>
          <table:table-cell/>
          <table:table-cell table:formula="of:=CONCATENATE(RIGHT([.F48];LEN([.F48])-FIND(&quot;,&quot;;[.F48]));&quot;,&quot;;LEFT([.F48];FIND(&quot;,&quot;;[.F48])-1))" office:value-type="string" office:string-value="13.17879,32.89553">
            <text:p>13.17879,32.89553</text:p>
          </table:table-cell>
          <table:table-cell/>
          <table:table-cell table:formula="of:=CONCATENATE(&quot;{'type': 'Feature', 'properties': {'name':'&quot;;[.B48];&quot;','quantity':&quot;;[.D48];&quot;}, 'geometry': { 'type': 'Point', 'coordinates': [&quot;;[.H48];&quot;] }}&quot;)" office:value-type="string" office:string-value="{'type': 'Feature', 'properties': {'name':'Tripoli','quantity':13571}, 'geometry': { 'type': 'Point', 'coordinates': [13.17879,32.89553] }}">
            <text:p>{'type': 'Feature', 'properties': {'name':'Tripoli','quantity':13571}, 'geometry': { 'type': 'Point', 'coordinates': [13.17879,32.89553] }}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table:style-name="ce1" office:value-type="float" office:value="13449">
            <text:p>13449</text:p>
          </table:table-cell>
          <table:table-cell/>
          <table:table-cell office:value-type="string">
            <text:p>24.5029,118.1537</text:p>
          </table:table-cell>
          <table:table-cell/>
          <table:table-cell table:formula="of:=CONCATENATE(RIGHT([.F49];LEN([.F49])-FIND(&quot;,&quot;;[.F49]));&quot;,&quot;;LEFT([.F49];FIND(&quot;,&quot;;[.F49])-1))" office:value-type="string" office:string-value="118.1537,24.5029">
            <text:p>118.1537,24.5029</text:p>
          </table:table-cell>
          <table:table-cell/>
          <table:table-cell table:formula="of:=CONCATENATE(&quot;{'type': 'Feature', 'properties': {'name':'&quot;;[.B49];&quot;','quantity':&quot;;[.D49];&quot;}, 'geometry': { 'type': 'Point', 'coordinates': [&quot;;[.H49];&quot;] }}&quot;)" office:value-type="string" office:string-value="{'type': 'Feature', 'properties': {'name':'Xiamen','quantity':13449}, 'geometry': { 'type': 'Point', 'coordinates': [118.1537,24.5029] }}">
            <text:p>{'type': 'Feature', 'properties': {'name':'Xiamen','quantity':13449}, 'geometry': { 'type': 'Point', 'coordinates': [118.1537,24.5029] }}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rt Everglades</text:p>
          </table:table-cell>
          <table:table-cell office:value-type="string">
            <text:p>United States of America</text:p>
          </table:table-cell>
          <table:table-cell table:style-name="ce1" office:value-type="float" office:value="13242">
            <text:p>13242</text:p>
          </table:table-cell>
          <table:table-cell/>
          <table:table-cell office:value-type="string">
            <text:p>26.0927,-80.1083</text:p>
          </table:table-cell>
          <table:table-cell/>
          <table:table-cell table:formula="of:=CONCATENATE(RIGHT([.F50];LEN([.F50])-FIND(&quot;,&quot;;[.F50]));&quot;,&quot;;LEFT([.F50];FIND(&quot;,&quot;;[.F50])-1))" office:value-type="string" office:string-value="-80.1083,26.0927">
            <text:p>-80.1083,26.0927</text:p>
          </table:table-cell>
          <table:table-cell/>
          <table:table-cell table:formula="of:=CONCATENATE(&quot;{'type': 'Feature', 'properties': {'name':'&quot;;[.B50];&quot;','quantity':&quot;;[.D50];&quot;}, 'geometry': { 'type': 'Point', 'coordinates': [&quot;;[.H50];&quot;] }}&quot;)" office:value-type="string" office:string-value="{'type': 'Feature', 'properties': {'name':'Port Everglades','quantity':13242}, 'geometry': { 'type': 'Point', 'coordinates': [-80.1083,26.0927] }}">
            <text:p>{'type': 'Feature', 'properties': {'name':'Port Everglades','quantity':13242}, 'geometry': { 'type': 'Point', 'coordinates': [-80.1083,26.0927] }}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eracruz</text:p>
          </table:table-cell>
          <table:table-cell office:value-type="string">
            <text:p>Mexico</text:p>
          </table:table-cell>
          <table:table-cell table:style-name="ce1" office:value-type="float" office:value="13113">
            <text:p>13113</text:p>
          </table:table-cell>
          <table:table-cell/>
          <table:table-cell office:value-type="string">
            <text:p>19.2105,-96.1242</text:p>
          </table:table-cell>
          <table:table-cell/>
          <table:table-cell table:formula="of:=CONCATENATE(RIGHT([.F51];LEN([.F51])-FIND(&quot;,&quot;;[.F51]));&quot;,&quot;;LEFT([.F51];FIND(&quot;,&quot;;[.F51])-1))" office:value-type="string" office:string-value="-96.1242,19.2105">
            <text:p>-96.1242,19.2105</text:p>
          </table:table-cell>
          <table:table-cell/>
          <table:table-cell table:formula="of:=CONCATENATE(&quot;{'type': 'Feature', 'properties': {'name':'&quot;;[.B51];&quot;','quantity':&quot;;[.D51];&quot;}, 'geometry': { 'type': 'Point', 'coordinates': [&quot;;[.H51];&quot;] }}&quot;)" office:value-type="string" office:string-value="{'type': 'Feature', 'properties': {'name':'Veracruz','quantity':13113}, 'geometry': { 'type': 'Point', 'coordinates': [-96.1242,19.2105] }}">
            <text:p>{'type': 'Feature', 'properties': {'name':'Veracruz','quantity':13113}, 'geometry': { 'type': 'Point', 'coordinates': [-96.1242,19.2105] }}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style-name="ce1" office:value-type="float" office:value="11749">
            <text:p>11749</text:p>
          </table:table-cell>
          <table:table-cell/>
          <table:table-cell office:value-type="string">
            <text:p>-37.8139,144.9158</text:p>
          </table:table-cell>
          <table:table-cell/>
          <table:table-cell table:formula="of:=CONCATENATE(RIGHT([.F52];LEN([.F52])-FIND(&quot;,&quot;;[.F52]));&quot;,&quot;;LEFT([.F52];FIND(&quot;,&quot;;[.F52])-1))" office:value-type="string" office:string-value="144.9158,-37.8139">
            <text:p>144.9158,-37.8139</text:p>
          </table:table-cell>
          <table:table-cell/>
          <table:table-cell table:formula="of:=CONCATENATE(&quot;{'type': 'Feature', 'properties': {'name':'&quot;;[.B52];&quot;','quantity':&quot;;[.D52];&quot;}, 'geometry': { 'type': 'Point', 'coordinates': [&quot;;[.H52];&quot;] }}&quot;)" office:value-type="string" office:string-value="{'type': 'Feature', 'properties': {'name':'Melbourne','quantity':11749}, 'geometry': { 'type': 'Point', 'coordinates': [144.9158,-37.8139] }}">
            <text:p>{'type': 'Feature', 'properties': {'name':'Melbourne','quantity':11749}, 'geometry': { 'type': 'Point', 'coordinates': [144.9158,-37.8139] }}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Djibouti</text:p>
          </table:table-cell>
          <table:table-cell table:style-name="ce1" office:value-type="float" office:value="11318">
            <text:p>11318</text:p>
          </table:table-cell>
          <table:table-cell/>
          <table:table-cell office:value-type="string">
            <text:p>11.5970,43.1362</text:p>
          </table:table-cell>
          <table:table-cell/>
          <table:table-cell table:formula="of:=CONCATENATE(RIGHT([.F53];LEN([.F53])-FIND(&quot;,&quot;;[.F53]));&quot;,&quot;;LEFT([.F53];FIND(&quot;,&quot;;[.F53])-1))" office:value-type="string" office:string-value="43.1362,11.5970">
            <text:p>43.1362,11.5970</text:p>
          </table:table-cell>
          <table:table-cell/>
          <table:table-cell table:formula="of:=CONCATENATE(&quot;{'type': 'Feature', 'properties': {'name':'&quot;;[.B53];&quot;','quantity':&quot;;[.D53];&quot;}, 'geometry': { 'type': 'Point', 'coordinates': [&quot;;[.H53];&quot;] }}&quot;)" office:value-type="string" office:string-value="{'type': 'Feature', 'properties': {'name':'Djibouti','quantity':11318}, 'geometry': { 'type': 'Point', 'coordinates': [43.1362,11.5970] }}">
            <text:p>{'type': 'Feature', 'properties': {'name':'Djibouti','quantity':11318}, 'geometry': { 'type': 'Point', 'coordinates': [43.1362,11.5970] }}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iraeus</text:p>
          </table:table-cell>
          <table:table-cell office:value-type="string">
            <text:p>Greece</text:p>
          </table:table-cell>
          <table:table-cell table:style-name="ce1" office:value-type="float" office:value="11191">
            <text:p>11191</text:p>
          </table:table-cell>
          <table:table-cell/>
          <table:table-cell office:value-type="string">
            <text:p>37.9442,23.6486</text:p>
          </table:table-cell>
          <table:table-cell/>
          <table:table-cell table:formula="of:=CONCATENATE(RIGHT([.F54];LEN([.F54])-FIND(&quot;,&quot;;[.F54]));&quot;,&quot;;LEFT([.F54];FIND(&quot;,&quot;;[.F54])-1))" office:value-type="string" office:string-value="23.6486,37.9442">
            <text:p>23.6486,37.9442</text:p>
          </table:table-cell>
          <table:table-cell/>
          <table:table-cell table:formula="of:=CONCATENATE(&quot;{'type': 'Feature', 'properties': {'name':'&quot;;[.B54];&quot;','quantity':&quot;;[.D54];&quot;}, 'geometry': { 'type': 'Point', 'coordinates': [&quot;;[.H54];&quot;] }}&quot;)" office:value-type="string" office:string-value="{'type': 'Feature', 'properties': {'name':'Piraeus','quantity':11191}, 'geometry': { 'type': 'Point', 'coordinates': [23.6486,37.9442] }}">
            <text:p>{'type': 'Feature', 'properties': {'name':'Piraeus','quantity':11191}, 'geometry': { 'type': 'Point', 'coordinates': [23.6486,37.9442] }}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akar</text:p>
          </table:table-cell>
          <table:table-cell office:value-type="string">
            <text:p>Senegal</text:p>
          </table:table-cell>
          <table:table-cell table:style-name="ce1" office:value-type="float" office:value="11042">
            <text:p>11042</text:p>
          </table:table-cell>
          <table:table-cell/>
          <table:table-cell office:value-type="string">
            <text:p>14.69300,-17.44703</text:p>
          </table:table-cell>
          <table:table-cell/>
          <table:table-cell table:formula="of:=CONCATENATE(RIGHT([.F55];LEN([.F55])-FIND(&quot;,&quot;;[.F55]));&quot;,&quot;;LEFT([.F55];FIND(&quot;,&quot;;[.F55])-1))" office:value-type="string" office:string-value="-17.44703,14.69300">
            <text:p>-17.44703,14.69300</text:p>
          </table:table-cell>
          <table:table-cell/>
          <table:table-cell table:formula="of:=CONCATENATE(&quot;{'type': 'Feature', 'properties': {'name':'&quot;;[.B55];&quot;','quantity':&quot;;[.D55];&quot;}, 'geometry': { 'type': 'Point', 'coordinates': [&quot;;[.H55];&quot;] }}&quot;)" office:value-type="string" office:string-value="{'type': 'Feature', 'properties': {'name':'Dakar','quantity':11042}, 'geometry': { 'type': 'Point', 'coordinates': [-17.44703,14.69300] }}">
            <text:p>{'type': 'Feature', 'properties': {'name':'Dakar','quantity':11042}, 'geometry': { 'type': 'Point', 'coordinates': [-17.44703,14.69300] }}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alerno</text:p>
          </table:table-cell>
          <table:table-cell office:value-type="string">
            <text:p>Italy</text:p>
          </table:table-cell>
          <table:table-cell table:style-name="ce1" office:value-type="float" office:value="10379">
            <text:p>10379</text:p>
          </table:table-cell>
          <table:table-cell/>
          <table:table-cell office:value-type="string">
            <text:p>40.6864,14.7637</text:p>
          </table:table-cell>
          <table:table-cell/>
          <table:table-cell table:formula="of:=CONCATENATE(RIGHT([.F56];LEN([.F56])-FIND(&quot;,&quot;;[.F56]));&quot;,&quot;;LEFT([.F56];FIND(&quot;,&quot;;[.F56])-1))" office:value-type="string" office:string-value="14.7637,40.6864">
            <text:p>14.7637,40.6864</text:p>
          </table:table-cell>
          <table:table-cell/>
          <table:table-cell table:formula="of:=CONCATENATE(&quot;{'type': 'Feature', 'properties': {'name':'&quot;;[.B56];&quot;','quantity':&quot;;[.D56];&quot;}, 'geometry': { 'type': 'Point', 'coordinates': [&quot;;[.H56];&quot;] }}&quot;)" office:value-type="string" office:string-value="{'type': 'Feature', 'properties': {'name':'Salerno','quantity':10379}, 'geometry': { 'type': 'Point', 'coordinates': [14.7637,40.6864] }}">
            <text:p>{'type': 'Feature', 'properties': {'name':'Salerno','quantity':10379}, 'geometry': { 'type': 'Point', 'coordinates': [14.7637,40.6864] }}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andar Abbas</text:p>
          </table:table-cell>
          <table:table-cell office:value-type="string">
            <text:p>Iran</text:p>
          </table:table-cell>
          <table:table-cell table:style-name="ce1" office:value-type="float" office:value="10376">
            <text:p>10376</text:p>
          </table:table-cell>
          <table:table-cell/>
          <table:table-cell office:value-type="string">
            <text:p>27.1762,56.2823</text:p>
          </table:table-cell>
          <table:table-cell/>
          <table:table-cell table:formula="of:=CONCATENATE(RIGHT([.F57];LEN([.F57])-FIND(&quot;,&quot;;[.F57]));&quot;,&quot;;LEFT([.F57];FIND(&quot;,&quot;;[.F57])-1))" office:value-type="string" office:string-value="56.2823,27.1762">
            <text:p>56.2823,27.1762</text:p>
          </table:table-cell>
          <table:table-cell/>
          <table:table-cell table:formula="of:=CONCATENATE(&quot;{'type': 'Feature', 'properties': {'name':'&quot;;[.B57];&quot;','quantity':&quot;;[.D57];&quot;}, 'geometry': { 'type': 'Point', 'coordinates': [&quot;;[.H57];&quot;] }}&quot;)" office:value-type="string" office:string-value="{'type': 'Feature', 'properties': {'name':'Bandar Abbas','quantity':10376}, 'geometry': { 'type': 'Point', 'coordinates': [56.2823,27.1762] }}">
            <text:p>{'type': 'Feature', 'properties': {'name':'Bandar Abbas','quantity':10376}, 'geometry': { 'type': 'Point', 'coordinates': [56.2823,27.1762] }}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ombasa</text:p>
          </table:table-cell>
          <table:table-cell office:value-type="string">
            <text:p>Kenia</text:p>
          </table:table-cell>
          <table:table-cell table:style-name="ce1" office:value-type="float" office:value="10368">
            <text:p>10368</text:p>
          </table:table-cell>
          <table:table-cell/>
          <table:table-cell office:value-type="string">
            <text:p>-4.0470,39.6527</text:p>
          </table:table-cell>
          <table:table-cell/>
          <table:table-cell table:formula="of:=CONCATENATE(RIGHT([.F58];LEN([.F58])-FIND(&quot;,&quot;;[.F58]));&quot;,&quot;;LEFT([.F58];FIND(&quot;,&quot;;[.F58])-1))" office:value-type="string" office:string-value="39.6527,-4.0470">
            <text:p>39.6527,-4.0470</text:p>
          </table:table-cell>
          <table:table-cell/>
          <table:table-cell table:formula="of:=CONCATENATE(&quot;{'type': 'Feature', 'properties': {'name':'&quot;;[.B58];&quot;','quantity':&quot;;[.D58];&quot;}, 'geometry': { 'type': 'Point', 'coordinates': [&quot;;[.H58];&quot;] }}&quot;)" office:value-type="string" office:string-value="{'type': 'Feature', 'properties': {'name':'Mombasa','quantity':10368}, 'geometry': { 'type': 'Point', 'coordinates': [39.6527,-4.0470] }}">
            <text:p>{'type': 'Feature', 'properties': {'name':'Mombasa','quantity':10368}, 'geometry': { 'type': 'Point', 'coordinates': [39.6527,-4.0470] }}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Tincan</text:p>
          </table:table-cell>
          <table:table-cell office:value-type="string">
            <text:p>Nigeria</text:p>
          </table:table-cell>
          <table:table-cell table:style-name="ce1" office:value-type="float" office:value="10137">
            <text:p>10137</text:p>
          </table:table-cell>
          <table:table-cell/>
          <table:table-cell office:value-type="string">
            <text:p>6.43433,3.34922</text:p>
          </table:table-cell>
          <table:table-cell/>
          <table:table-cell table:formula="of:=CONCATENATE(RIGHT([.F59];LEN([.F59])-FIND(&quot;,&quot;;[.F59]));&quot;,&quot;;LEFT([.F59];FIND(&quot;,&quot;;[.F59])-1))" office:value-type="string" office:string-value="3.34922,6.43433">
            <text:p>3.34922,6.43433</text:p>
          </table:table-cell>
          <table:table-cell/>
          <table:table-cell table:formula="of:=CONCATENATE(&quot;{'type': 'Feature', 'properties': {'name':'&quot;;[.B59];&quot;','quantity':&quot;;[.D59];&quot;}, 'geometry': { 'type': 'Point', 'coordinates': [&quot;;[.H59];&quot;] }}&quot;)" office:value-type="string" office:string-value="{'type': 'Feature', 'properties': {'name':'Tincan','quantity':10137}, 'geometry': { 'type': 'Point', 'coordinates': [3.34922,6.43433] }}">
            <text:p>{'type': 'Feature', 'properties': {'name':'Tincan','quantity':10137}, 'geometry': { 'type': 'Point', 'coordinates': [3.34922,6.43433] }}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 table:style-name="ce1" office:value-type="float" office:value="10086">
            <text:p>10086</text:p>
          </table:table-cell>
          <table:table-cell/>
          <table:table-cell office:value-type="string">
            <text:p>33.7673,-118.2113</text:p>
          </table:table-cell>
          <table:table-cell/>
          <table:table-cell table:formula="of:=CONCATENATE(RIGHT([.F60];LEN([.F60])-FIND(&quot;,&quot;;[.F60]));&quot;,&quot;;LEFT([.F60];FIND(&quot;,&quot;;[.F60])-1))" office:value-type="string" office:string-value="-118.2113,33.7673">
            <text:p>-118.2113,33.7673</text:p>
          </table:table-cell>
          <table:table-cell/>
          <table:table-cell table:formula="of:=CONCATENATE(&quot;{'type': 'Feature', 'properties': {'name':'&quot;;[.B60];&quot;','quantity':&quot;;[.D60];&quot;}, 'geometry': { 'type': 'Point', 'coordinates': [&quot;;[.H60];&quot;] }}&quot;)" office:value-type="string" office:string-value="{'type': 'Feature', 'properties': {'name':'Los Angeles','quantity':10086}, 'geometry': { 'type': 'Point', 'coordinates': [-118.2113,33.7673] }}">
            <text:p>{'type': 'Feature', 'properties': {'name':'Los Angeles','quantity':10086}, 'geometry': { 'type': 'Point', 'coordinates': [-118.2113,33.7673] }}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angier Med</text:p>
          </table:table-cell>
          <table:table-cell office:value-type="string">
            <text:p>Marocco</text:p>
          </table:table-cell>
          <table:table-cell table:style-name="ce1" office:value-type="float" office:value="9954">
            <text:p>9954</text:p>
          </table:table-cell>
          <table:table-cell/>
          <table:table-cell office:value-type="string">
            <text:p>35.7913,-5.7878</text:p>
          </table:table-cell>
          <table:table-cell/>
          <table:table-cell table:formula="of:=CONCATENATE(RIGHT([.F61];LEN([.F61])-FIND(&quot;,&quot;;[.F61]));&quot;,&quot;;LEFT([.F61];FIND(&quot;,&quot;;[.F61])-1))" office:value-type="string" office:string-value="-5.7878,35.7913">
            <text:p>-5.7878,35.7913</text:p>
          </table:table-cell>
          <table:table-cell/>
          <table:table-cell table:formula="of:=CONCATENATE(&quot;{'type': 'Feature', 'properties': {'name':'&quot;;[.B61];&quot;','quantity':&quot;;[.D61];&quot;}, 'geometry': { 'type': 'Point', 'coordinates': [&quot;;[.H61];&quot;] }}&quot;)" office:value-type="string" office:string-value="{'type': 'Feature', 'properties': {'name':'Tangier Med','quantity':9954}, 'geometry': { 'type': 'Point', 'coordinates': [-5.7878,35.7913] }}">
            <text:p>{'type': 'Feature', 'properties': {'name':'Tangier Med','quantity':9954}, 'geometry': { 'type': 'Point', 'coordinates': [-5.7878,35.7913] }}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aucedo</text:p>
          </table:table-cell>
          <table:table-cell office:value-type="string">
            <text:p>Dominican Republic</text:p>
          </table:table-cell>
          <table:table-cell table:style-name="ce1" office:value-type="float" office:value="9795">
            <text:p>9795</text:p>
          </table:table-cell>
          <table:table-cell/>
          <table:table-cell office:value-type="string">
            <text:p>18.4355,-69.6155</text:p>
          </table:table-cell>
          <table:table-cell/>
          <table:table-cell table:formula="of:=CONCATENATE(RIGHT([.F62];LEN([.F62])-FIND(&quot;,&quot;;[.F62]));&quot;,&quot;;LEFT([.F62];FIND(&quot;,&quot;;[.F62])-1))" office:value-type="string" office:string-value="-69.6155,18.4355">
            <text:p>-69.6155,18.4355</text:p>
          </table:table-cell>
          <table:table-cell/>
          <table:table-cell table:formula="of:=CONCATENATE(&quot;{'type': 'Feature', 'properties': {'name':'&quot;;[.B62];&quot;','quantity':&quot;;[.D62];&quot;}, 'geometry': { 'type': 'Point', 'coordinates': [&quot;;[.H62];&quot;] }}&quot;)" office:value-type="string" office:string-value="{'type': 'Feature', 'properties': {'name':'Caucedo','quantity':9795}, 'geometry': { 'type': 'Point', 'coordinates': [-69.6155,18.4355] }}">
            <text:p>{'type': 'Feature', 'properties': {'name':'Caucedo','quantity':9795}, 'geometry': { 'type': 'Point', 'coordinates': [-69.6155,18.4355] }}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style-name="ce1" office:value-type="float" office:value="9745">
            <text:p>9745</text:p>
          </table:table-cell>
          <table:table-cell/>
          <table:table-cell office:value-type="string">
            <text:p>43.3435,5.3560</text:p>
          </table:table-cell>
          <table:table-cell/>
          <table:table-cell table:formula="of:=CONCATENATE(RIGHT([.F63];LEN([.F63])-FIND(&quot;,&quot;;[.F63]));&quot;,&quot;;LEFT([.F63];FIND(&quot;,&quot;;[.F63])-1))" office:value-type="string" office:string-value="5.3560,43.3435">
            <text:p>5.3560,43.3435</text:p>
          </table:table-cell>
          <table:table-cell/>
          <table:table-cell table:formula="of:=CONCATENATE(&quot;{'type': 'Feature', 'properties': {'name':'&quot;;[.B63];&quot;','quantity':&quot;;[.D63];&quot;}, 'geometry': { 'type': 'Point', 'coordinates': [&quot;;[.H63];&quot;] }}&quot;)" office:value-type="string" office:string-value="{'type': 'Feature', 'properties': {'name':'Marseille','quantity':9745}, 'geometry': { 'type': 'Point', 'coordinates': [5.3560,43.3435] }}">
            <text:p>{'type': 'Feature', 'properties': {'name':'Marseille','quantity':9745}, 'geometry': { 'type': 'Point', 'coordinates': [5.3560,43.3435] }}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table:style-name="ce1" office:value-type="float" office:value="9613">
            <text:p>9613</text:p>
          </table:table-cell>
          <table:table-cell/>
          <table:table-cell office:value-type="string">
            <text:p>31.2567,32.3192</text:p>
          </table:table-cell>
          <table:table-cell/>
          <table:table-cell table:formula="of:=CONCATENATE(RIGHT([.F64];LEN([.F64])-FIND(&quot;,&quot;;[.F64]));&quot;,&quot;;LEFT([.F64];FIND(&quot;,&quot;;[.F64])-1))" office:value-type="string" office:string-value="32.3192,31.2567">
            <text:p>32.3192,31.2567</text:p>
          </table:table-cell>
          <table:table-cell/>
          <table:table-cell table:formula="of:=CONCATENATE(&quot;{'type': 'Feature', 'properties': {'name':'&quot;;[.B64];&quot;','quantity':&quot;;[.D64];&quot;}, 'geometry': { 'type': 'Point', 'coordinates': [&quot;;[.H64];&quot;] }}&quot;)" office:value-type="string" office:string-value="{'type': 'Feature', 'properties': {'name':'Port Said','quantity':9613}, 'geometry': { 'type': 'Point', 'coordinates': [32.3192,31.2567] }}">
            <text:p>{'type': 'Feature', 'properties': {'name':'Port Said','quantity':9613}, 'geometry': { 'type': 'Point', 'coordinates': [32.3192,31.2567] }}</text:p>
          </table:table-cell>
          <table:table-cell table:number-columns-repeated="2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LASSIFICATION OF TOP 61 PORTS CONNECTED WITH THE PORT OF GENOA - YEAR 2012</text:p>
          </table:table-cell>
          <table:table-cell table:number-columns-repeated="11"/>
        </table:table-row>
        <table:table-row table:style-name="ro1">
          <table:table-cell office:value-type="string">
            <text:p>TOTAL TRAFFIC - METRIC TONS </text:p>
          </table:table-cell>
          <table:table-cell/>
          <table:table-cell office:value-type="string">
            <text:p>(excluding bunkers &amp; supplies and passenger vehicles) 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ONS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ranto</text:p>
          </table:table-cell>
          <table:table-cell office:value-type="string">
            <text:p>Italy</text:p>
          </table:table-cell>
          <table:table-cell office:value-type="float" office:value="3067001">
            <text:p>3067001</text:p>
          </table:table-cell>
          <table:table-cell/>
          <table:table-cell office:value-type="string">
            <text:p>40.4618,17.2997</text:p>
          </table:table-cell>
          <table:table-cell/>
          <table:table-cell table:formula="of:=CONCATENATE(RIGHT([.F4];LEN([.F4])-FIND(&quot;,&quot;;[.F4]));&quot;,&quot;;LEFT([.F4];FIND(&quot;,&quot;;[.F4])-1))" office:value-type="string" office:string-value="17.2997,40.4618">
            <text:p>17.2997,40.4618</text:p>
          </table:table-cell>
          <table:table-cell/>
          <table:table-cell table:formula="of:=CONCATENATE(&quot;{'type': 'Feature', 'properties': {'name':'&quot;;[.B4];&quot;','quantity':&quot;;[.D4];&quot;}, 'geometry': { 'type': 'Point', 'coordinates': [&quot;;[.H4];&quot;] }}&quot;)" office:value-type="string" office:string-value="{'type': 'Feature', 'properties': {'name':'Taranto','quantity':3067001}, 'geometry': { 'type': 'Point', 'coordinates': [17.2997,40.4618] }}">
            <text:p>{'type': 'Feature', 'properties': {'name':'Taranto','quantity':3067001}, 'geometry': { 'type': 'Point', 'coordinates': [17.2997,40.4618] }}</text:p>
          </table:table-cell>
          <table:table-cell/>
          <table:table-cell table:formula="of:=STRJOIN([.J4:.J64];&quot;,&quot;)" office:value-type="string" office:string-value="{'type': 'Feature', 'properties': {'name':'Taranto','quantity':3067001}, 'geometry': { 'type': 'Point', 'coordinates': [17.2997,40.4618] }},{'type': 'Feature', 'properties': {'name':'Novorossiysk','quantity':2781103}, 'geometry': { 'type': 'Point', 'coordinates': [37.7874,44.7108] }},{'type': 'Feature', 'properties': {'name':'Palermo','quantity':2674027}, 'geometry': { 'type': 'Point', 'coordinates': [13.3473,38.1373] }},{'type': 'Feature', 'properties': {'name':'Ceyhan','quantity':2024951}, 'geometry': { 'type': 'Point', 'coordinates': [35.8331,37.0562] }},{'type': 'Feature', 'properties': {'name':'Singapore','quantity':1254539}, 'geometry': { 'type': 'Point', 'coordinates': [103.85283,1.29063] }},{'type': 'Feature', 'properties': {'name':'Catania','quantity':1199970}, 'geometry': { 'type': 'Point', 'coordinates': [15.0306,37.4603] }},{'type': 'Feature', 'properties': {'name':'Shanghai','quantity':1159911}, 'geometry': { 'type': 'Point', 'coordinates': [121.4915,31.2246] }},{'type': 'Feature', 'properties': {'name':'Zawia Terminal','quantity':1066019}, 'geometry': { 'type': 'Point', 'coordinates': [12.7224,32.7706] }},{'type': 'Feature', 'properties': {'name':'Porto Torres','quantity':1064256}, 'geometry': { 'type': 'Point', 'coordinates': [8.3338,40.9513] }},{'type': 'Feature', 'properties': {'name':'Rades','quantity':963115}, 'geometry': { 'type': 'Point', 'coordinates': [10.27697,36.77440] }},{'type': 'Feature', 'properties': {'name':'Malta','quantity':813698}, 'geometry': { 'type': 'Point', 'coordinates': [14.5244,35.9180] }},{'type': 'Feature', 'properties': {'name':'Cagliari','quantity':793490}, 'geometry': { 'type': 'Point', 'coordinates': [9.0960,39.2204] }},{'type': 'Feature', 'properties': {'name':'Jebel Ali','quantity':689926}, 'geometry': { 'type': 'Point', 'coordinates': [55.0687,24.9959] }},{'type': 'Feature', 'properties': {'name':'Brass Terminal','quantity':676343}, 'geometry': { 'type': 'Point', 'coordinates': [6.2439,4.3037] }},{'type': 'Feature', 'properties': {'name':'Es Sider','quantity':662264}, 'geometry': { 'type': 'Point', 'coordinates': [18.36565,30.63684] }},{'type': 'Feature', 'properties': {'name':'Jeddah','quantity':651278}, 'geometry': { 'type': 'Point', 'coordinates': [39.16404,21.58222] }},{'type': 'Feature', 'properties': {'name':'Livorno','quantity':619250}, 'geometry': { 'type': 'Point', 'coordinates': [10.3073,43.5457] }},{'type': 'Feature', 'properties': {'name':'Primorsk, Koivisto','quantity':599653}, 'geometry': { 'type': 'Point', 'coordinates': [28.6175,60.3584] }},{'type': 'Feature', 'properties': {'name':'Hong Kong','quantity':595912}, 'geometry': { 'type': 'Point', 'coordinates': [114.1229,22.3434] }},{'type': 'Feature', 'properties': {'name':'Santos','quantity':569260}, 'geometry': { 'type': 'Point', 'coordinates': [-46.2900,-23.8643] }},{'type': 'Feature', 'properties': {'name':'Algeciras','quantity':502980}, 'geometry': { 'type': 'Point', 'coordinates': [-5.4278,36.1386] }},{'type': 'Feature', 'properties': {'name':'Busan (Pusan)','quantity':491274}, 'geometry': { 'type': 'Point', 'coordinates': [129.0176,35.0803] }},{'type': 'Feature', 'properties': {'name':'Port Kelang','quantity':449668}, 'geometry': { 'type': 'Point', 'coordinates': [101.3006,2.9410] }},{'type': 'Feature', 'properties': {'name':'Barcelona','quantity':447572}, 'geometry': { 'type': 'Point', 'coordinates': [2.1889,41.3996] }},{'type': 'Feature', 'properties': {'name':'Gioia Tauro','quantity':431140}, 'geometry': { 'type': 'Point', 'coordinates': [15.9207,38.4271] }},{'type': 'Feature', 'properties': {'name':'New York','quantity':417847}, 'geometry': { 'type': 'Point', 'coordinates': [-73.9796,40.6979] }},{'type': 'Feature', 'properties': {'name':'Tunis','quantity':401897}, 'geometry': { 'type': 'Point', 'coordinates': [10.18479,36.80011] }},{'type': 'Feature', 'properties': {'name':'Ningbo','quantity':400903}, 'geometry': { 'type': 'Point', 'coordinates': [121.54988,29.87203] }},{'type': 'Feature', 'properties': {'name':'Alexandria','quantity':396865}, 'geometry': { 'type': 'Point', 'coordinates': [29.8944,31.1990] }},{'type': 'Feature', 'properties': {'name':'Ras Lanuf','quantity':365773}, 'geometry': { 'type': 'Point', 'coordinates': [18.4295,30.5907] }},{'type': 'Feature', 'properties': {'name':'Houston','quantity':354018}, 'geometry': { 'type': 'Point', 'coordinates': [-94.9171,29.7232] }},{'type': 'Feature', 'properties': {'name':'Milazzo','quantity':350111}, 'geometry': { 'type': 'Point', 'coordinates': [15.2734,38.2144] }},{'type': 'Feature', 'properties': {'name':'Montreal','quantity':332363}, 'geometry': { 'type': 'Point', 'coordinates': [-73.6554,45.5027] }},{'type': 'Feature', 'properties': {'name':'Sikda','quantity':327677}, 'geometry': { 'type': 'Point', 'coordinates': [6.9065,36.8891] }},{'type': 'Feature', 'properties': {'name':'Savannah','quantity':327151}, 'geometry': { 'type': 'Point', 'coordinates': [-81.0980,31.9996] }},{'type': 'Feature', 'properties': {'name':'Bonny','quantity':326177}, 'geometry': { 'type': 'Point', 'coordinates': [7.1668,4.4355] }},{'type': 'Feature', 'properties': {'name':'Newark','quantity':324963}, 'geometry': { 'type': 'Point', 'coordinates': [-74.1246,40.6993] }},{'type': 'Feature', 'properties': {'name':'Sidi Kerir Terminal','quantity':316400}, 'geometry': { 'type': 'Point', 'coordinates': [29.6734,31.0516] }},{'type': 'Feature', 'properties': {'name':'Jawaharlal Neru (Nhava Sheva)','quantity':307773}, 'geometry': { 'type': 'Point', 'coordinates': [72.9644,18.9629] }},{'type': 'Feature', 'properties': {'name':'Khor al Fakkan','quantity':303264}, 'geometry': { 'type': 'Point', 'coordinates': [56.3709,25.3584] }},{'type': 'Feature', 'properties': {'name':'Lagos','quantity':297771}, 'geometry': { 'type': 'Point', 'coordinates': [3.3972,6.4611] }},{'type': 'Feature', 'properties': {'name':'Augusta','quantity':296726}, 'geometry': { 'type': 'Point', 'coordinates': [15.2059,37.2240] }},{'type': 'Feature', 'properties': {'name':'Rio de Janeiro','quantity':296650}, 'geometry': { 'type': 'Point', 'coordinates': [-42.756,-22.239] }},{'type': 'Feature', 'properties': {'name':'Valencia','quantity':294211}, 'geometry': { 'type': 'Point', 'coordinates': [-0.3525,39.4228] }},{'type': 'Feature', 'properties': {'name':'Buenos Aires','quantity':255883}, 'geometry': { 'type': 'Point', 'coordinates': [-58.44598,-34.61287] }},{'type': 'Feature', 'properties': {'name':'Kaohsiung','quantity':253379}, 'geometry': { 'type': 'Point', 'coordinates': [120.2893,22.6015] }},{'type': 'Feature', 'properties': {'name':'Olbia','quantity':252713}, 'geometry': { 'type': 'Point', 'coordinates': [9.5397,40.9206] }},{'type': 'Feature', 'properties': {'name':'Damietta','quantity':249436}, 'geometry': { 'type': 'Point', 'coordinates': [31.82137,31.41674] }},{'type': 'Feature', 'properties': {'name':'Las Palmas','quantity':247040}, 'geometry': { 'type': 'Point', 'coordinates': [-15.4357,28.0514] }},{'type': 'Feature', 'properties': {'name':'Shekou','quantity':238934}, 'geometry': { 'type': 'Point', 'coordinates': [113.9161,22.4715] }},{'type': 'Feature', 'properties': {'name':'Tarragona','quantity':237360}, 'geometry': { 'type': 'Point', 'coordinates': [1.2563,41.1120] }},{'type': 'Feature', 'properties': {'name':'Batumi','quantity':237198}, 'geometry': { 'type': 'Point', 'coordinates': [41.6658,41.6568] }},{'type': 'Feature', 'properties': {'name':'Port Said','quantity':234960}, 'geometry': { 'type': 'Point', 'coordinates': [32.3192,31.2567] }},{'type': 'Feature', 'properties': {'name':'Norfolk','quantity':230392}, 'geometry': { 'type': 'Point', 'coordinates': [-76.1960,37.0127] }},{'type': 'Feature', 'properties': {'name':'Haifa','quantity':229853}, 'geometry': { 'type': 'Point', 'coordinates': [34.9885,32.8184] }},{'type': 'Feature', 'properties': {'name':'Qingdao','quantity':221946}, 'geometry': { 'type': 'Point', 'coordinates': [120.3189,36.0696] }},{'type': 'Feature', 'properties': {'name':'Napoli','quantity':211801}, 'geometry': { 'type': 'Point', 'coordinates': [14.2461,40.8529] }},{'type': 'Feature', 'properties': {'name':'Cartagena','quantity':197936}, 'geometry': { 'type': 'Point', 'coordinates': [-75.5180,10.4162] }},{'type': 'Feature', 'properties': {'name':'Ashdod','quantity':185148}, 'geometry': { 'type': 'Point', 'coordinates': [34.6601,31.8493] }},{'type': 'Feature', 'properties': {'name':'Forcados','quantity':182464}, 'geometry': { 'type': 'Point', 'coordinates': [5.4393,5.3534] }},{'type': 'Feature', 'properties': {'name':'Savona-Vado','quantity':178319}, 'geometry': { 'type': 'Point', 'coordinates': [8.4555,44.2661] }}">
            <text:p>{'type': 'Feature', 'properties': {'name':'Taranto','quantity':3067001}, 'geometry': { 'type': 'Point', 'coordinates': [17.2997,40.4618] }},{'type': 'Feature', 'properties': {'name':'Novorossiysk','quantity':2781103}, 'geometry': { 'type': 'Point', 'coordinates': [37.7874,44.7108] }},{'type': 'Feature', 'properties': {'name':'Palermo','quantity':2674027}, 'geometry': { 'type': 'Point', 'coordinates': [13.3473,38.1373] }},{'type': 'Feature', 'properties': {'name':'Ceyhan','quantity':2024951}, 'geometry': { 'type': 'Point', 'coordinates': [35.8331,37.0562] }},{'type': 'Feature', 'properties': {'name':'Singapore','quantity':1254539}, 'geometry': { 'type': 'Point', 'coordinates': [103.85283,1.29063] }},{'type': 'Feature', 'properties': {'name':'Catania','quantity':1199970}, 'geometry': { 'type': 'Point', 'coordinates': [15.0306,37.4603] }},{'type': 'Feature', 'properties': {'name':'Shanghai','quantity':1159911}, 'geometry': { 'type': 'Point', 'coordinates': [121.4915,31.2246] }},{'type': 'Feature', 'properties': {'name':'Zawia Terminal','quantity':1066019}, 'geometry': { 'type': 'Point', 'coordinates': [12.7224,32.7706] }},{'type': 'Feature', 'properties': {'name':'Porto Torres','quantity':1064256}, 'geometry': { 'type': 'Point', 'coordinates': [8.3338,40.9513] }},{'type': 'Feature', 'properties': {'name':'Rades','quantity':963115}, 'geometry': { 'type': 'Point', 'coordinates': [10.27697,36.77440] }},{'type': 'Feature', 'properties': {'name':'Malta','quantity':813698}, 'geometry': { 'type': 'Point', 'coordinates': [14.5244,35.9180] }},{'type': 'Feature', 'properties': {'name':'Cagliari','quantity':793490}, 'geometry': { 'type': 'Point', 'coordinates': [9.0960,39.2204] }},{'type': 'Feature', 'properties': {'name':'Jebel Ali','quantity':689926}, 'geometry': { 'type': 'Point', 'coordinates': [55.0687,24.9959] }},{'type': 'Feature', 'properties': {'name':'Brass Terminal','quantity':676343}, 'geometry': { 'type': 'Point', 'coordinates': [6.2439,4.3037] }},{'type': 'Feature', 'properties': {'name':'Es Sider','quantity':662264}, 'geometry': { 'type': 'Point', 'coordinates': [18.36565,30.63684] }},{'type': 'Feature', 'properties': {'name':'Jeddah','quantity':651278}, 'geometry': { 'type': 'Point', 'coordinates': [39.16404,21.58222] }},{'type': 'Feature', 'properties': {'name':'Livorno','quantity':619250}, 'geometry': { 'type': 'Point', 'coordinates': [10.3073,43.5457] }},{'type': 'Feature', 'properties': {'name':'Primorsk, Koivisto','quantity':599653}, 'geometry': { 'type': 'Point', 'coordinates': [28.6175,60.3584] }},{'type': 'Feature', 'properties': {'name':'Hong Kong','quantity':595912}, 'geometry': { 'type': 'Point', 'coordinates': [114.1229,22.3434] }},{'type': 'Feature', 'properties': {'name':'Santos','quantity':569260}, 'geometry': { 'type': 'Point', 'coordinates': [-46.2900,-23.8643] }},{'type': 'Feature', 'properties': {'name':'Algeciras','quantity':502980}, 'geometry': { 'type': 'Point', 'coordinates': [-5.4278,36.1386] }},{'type': 'Feature', 'properties': {'name':'Busan (Pusan)','quantity':491274}, 'geometry': { 'type': 'Point', 'coordinates': [129.0176,35.0803] }},{'type': 'Feature', 'properties': {'name':'Port Kelang','quantity':449668}, 'geometry': { 'type': 'Point', 'coordinates': [101.3006,2.9410] }},{'type': 'Feature', 'properties': {'name':'Barcelona','quantity':447572}, 'geometry': { 'type': 'Point', 'coordinates': [2.1889,41.3996] }},{'type': 'Feature', 'properties': {'name':'Gioia Tauro','quantity':431140}, 'geometry': { 'type': 'Point', 'coordinates': [15.9207,38.4271] }},{'type': 'Feature', 'properties': {'name':'New York','quantity':417847}, 'geometry': { 'type': 'Point', 'coordinates': [-73.9796,40.6979] }},{'type': 'Feature', 'properties': {'name':'Tunis','quantity':401897}, 'geometry': { 'type': 'Point', 'coordinates': [10.18479,36.80011] }},{'type': 'Feature', 'properties': {'name':'Ningbo','quantity':400903}, 'geometry': { 'type': 'Point', 'coordinates': [121.54988,29.87203] }},{'type': 'Feature', 'properties': {'name':'Alexandria','quantity':396865}, 'geometry': { 'type': 'Point', 'coordinates': [29.8944,31.1990] }},{'type': 'Feature', 'properties': {'name':'Ras Lanuf','quantity':365773}, 'geometry': { 'type': 'Point', 'coordinates': [18.4295,30.5907] }},{'type': 'Feature', 'properties': {'name':'Houston','quantity':354018}, 'geometry': { 'type': 'Point', 'coordinates': [-94.9171,29.7232] }},{'type': 'Feature', 'properties': {'name':'Milazzo','quantity':350111}, 'geometry': { 'type': 'Point', 'coordinates': [15.2734,38.2144] }},{'type': 'Feature', 'properties': {'name':'Montreal','quantity':332363}, 'geometry': { 'type': 'Point', 'coordinates': [-73.6554,45.5027] }},{'type': 'Feature', 'properties': {'name':'Sikda','quantity':327677}, 'geometry': { 'type': 'Point', 'coordinates': [6.9065,36.8891] }},{'type': 'Feature', 'properties': {'name':'Savannah','quantity':327151}, 'geometry': { 'type': 'Point', 'coordinates': [-81.0980,31.9996] }},{'type': 'Feature', 'properties': {'name':'Bonny','quantity':326177}, 'geometry': { 'type': 'Point', 'coordinates': [7.1668,4.4355] }},{'type': 'Feature', 'properties': {'name':'Newark','quantity':324963}, 'geometry': { 'type': 'Point', 'coordinates': [-74.1246,40.6993] }},{'type': 'Feature', 'properties': {'name':'Sidi Kerir Terminal','quantity':316400}, 'geometry': { 'type': 'Point', 'coordinates': [29.6734,31.0516] }},{'type': 'Feature', 'properties': {'name':'Jawaharlal Neru (Nhava Sheva)','quantity':307773}, 'geometry': { 'type': 'Point', 'coordinates': [72.9644,18.9629] }},{'type': 'Feature', 'properties': {'name':'Khor al Fakkan','quantity':303264}, 'geometry': { 'type': 'Point', 'coordinates': [56.3709,25.3584] }},{'type': 'Feature', 'properties': {'name':'Lagos','quantity':297771}, 'geometry': { 'type': 'Point', 'coordinates': [3.3972,6.4611] }},{'type': 'Feature', 'properties': {'name':'Augusta','quantity':296726}, 'geometry': { 'type': 'Point', 'coordinates': [15.2059,37.2240] }},{'type': 'Feature', 'properties': {'name':'Rio de Janeiro','quantity':296650}, 'geometry': { 'type': 'Point', 'coordinates': [-42.756,-22.239] }},{'type': 'Feature', 'properties': {'name':'Valencia','quantity':294211}, 'geometry': { 'type': 'Point', 'coordinates': [-0.3525,39.4228] }},{'type': 'Feature', 'properties': {'name':'Buenos Aires','quantity':255883}, 'geometry': { 'type': 'Point', 'coordinates': [-58.44598,-34.61287] }},{'type': 'Feature', 'properties': {'name':'Kaohsiung','quantity':253379}, 'geometry': { 'type': 'Point', 'coordinates': [120.2893,22.6015] }},{'type': 'Feature', 'properties': {'name':'Olbia','quantity':252713}, 'geometry': { 'type': 'Point', 'coordinates': [9.5397,40.9206] }},{'type': 'Feature', 'properties': {'name':'Damietta','quantity':249436}, 'geometry': { 'type': 'Point', 'coordinates': [31.82137,31.41674] }},{'type': 'Feature', 'properties': {'name':'Las Palmas','quantity':247040}, 'geometry': { 'type': 'Point', 'coordinates': [-15.4357,28.0514] }},{'type': 'Feature', 'properties': {'name':'Shekou','quantity':238934}, 'geometry': { 'type': 'Point', 'coordinates': [113.9161,22.4715] }},{'type': 'Feature', 'properties': {'name':'Tarragona','quantity':237360}, 'geometry': { 'type': 'Point', 'coordinates': [1.2563,41.1120] }},{'type': 'Feature', 'properties': {'name':'Batumi','quantity':237198}, 'geometry': { 'type': 'Point', 'coordinates': [41.6658,41.6568] }},{'type': 'Feature', 'properties': {'name':'Port Said','quantity':234960}, 'geometry': { 'type': 'Point', 'coordinates': [32.3192,31.2567] }},{'type': 'Feature', 'properties': {'name':'Norfolk','quantity':230392}, 'geometry': { 'type': 'Point', 'coordinates': [-76.1960,37.0127] }},{'type': 'Feature', 'properties': {'name':'Haifa','quantity':229853}, 'geometry': { 'type': 'Point', 'coordinates': [34.9885,32.8184] }},{'type': 'Feature', 'properties': {'name':'Qingdao','quantity':221946}, 'geometry': { 'type': 'Point', 'coordinates': [120.3189,36.0696] }},{'type': 'Feature', 'properties': {'name':'Napoli','quantity':211801}, 'geometry': { 'type': 'Point', 'coordinates': [14.2461,40.8529] }},{'type': 'Feature', 'properties': {'name':'Cartagena','quantity':197936}, 'geometry': { 'type': 'Point', 'coordinates': [-75.5180,10.4162] }},{'type': 'Feature', 'properties': {'name':'Ashdod','quantity':185148}, 'geometry': { 'type': 'Point', 'coordinates': [34.6601,31.8493] }},{'type': 'Feature', 'properties': {'name':'Forcados','quantity':182464}, 'geometry': { 'type': 'Point', 'coordinates': [5.4393,5.3534] }},{'type': 'Feature', 'properties': {'name':'Savona-Vado','quantity':178319}, 'geometry': { 'type': 'Point', 'coordinates': [8.4555,44.2661] }}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vorossiysk</text:p>
          </table:table-cell>
          <table:table-cell office:value-type="string">
            <text:p>Russia</text:p>
          </table:table-cell>
          <table:table-cell office:value-type="float" office:value="2781103">
            <text:p>2781103</text:p>
          </table:table-cell>
          <table:table-cell/>
          <table:table-cell office:value-type="string">
            <text:p>44.7108,37.7874</text:p>
          </table:table-cell>
          <table:table-cell/>
          <table:table-cell table:formula="of:=CONCATENATE(RIGHT([.F5];LEN([.F5])-FIND(&quot;,&quot;;[.F5]));&quot;,&quot;;LEFT([.F5];FIND(&quot;,&quot;;[.F5])-1))" office:value-type="string" office:string-value="37.7874,44.7108">
            <text:p>37.7874,44.7108</text:p>
          </table:table-cell>
          <table:table-cell/>
          <table:table-cell table:formula="of:=CONCATENATE(&quot;{'type': 'Feature', 'properties': {'name':'&quot;;[.B5];&quot;','quantity':&quot;;[.D5];&quot;}, 'geometry': { 'type': 'Point', 'coordinates': [&quot;;[.H5];&quot;] }}&quot;)" office:value-type="string" office:string-value="{'type': 'Feature', 'properties': {'name':'Novorossiysk','quantity':2781103}, 'geometry': { 'type': 'Point', 'coordinates': [37.7874,44.7108] }}">
            <text:p>{'type': 'Feature', 'properties': {'name':'Novorossiysk','quantity':2781103}, 'geometry': { 'type': 'Point', 'coordinates': [37.7874,44.7108] }}</text:p>
          </table:table-cell>
          <table:table-cell/>
          <table:table-cell table:formula="of:=CONCATENATE(&quot;{'type': 'FeatureCollection','features': [&quot;;[.L4];&quot;]}&quot;)" office:value-type="string" office:string-value="{'type': 'FeatureCollection','features': [{'type': 'Feature', 'properties': {'name':'Taranto','quantity':3067001}, 'geometry': { 'type': 'Point', 'coordinates': [17.2997,40.4618] }},{'type': 'Feature', 'properties': {'name':'Novorossiysk','quantity':2781103}, 'geometry': { 'type': 'Point', 'coordinates': [37.7874,44.7108] }},{'type': 'Feature', 'properties': {'name':'Palermo','quantity':2674027}, 'geometry': { 'type': 'Point', 'coordinates': [13.3473,38.1373] }},{'type': 'Feature', 'properties': {'name':'Ceyhan','quantity':2024951}, 'geometry': { 'type': 'Point', 'coordinates': [35.8331,37.0562] }},{'type': 'Feature', 'properties': {'name':'Singapore','quantity':1254539}, 'geometry': { 'type': 'Point', 'coordinates': [103.85283,1.29063] }},{'type': 'Feature', 'properties': {'name':'Catania','quantity':1199970}, 'geometry': { 'type': 'Point', 'coordinates': [15.0306,37.4603] }},{'type': 'Feature', 'properties': {'name':'Shanghai','quantity':1159911}, 'geometry': { 'type': 'Point', 'coordinates': [121.4915,31.2246] }},{'type': 'Feature', 'properties': {'name':'Zawia Terminal','quantity':1066019}, 'geometry': { 'type': 'Point', 'coordinates': [12.7224,32.7706] }},{'type': 'Feature', 'properties': {'name':'Porto Torres','quantity':1064256}, 'geometry': { 'type': 'Point', 'coordinates': [8.3338,40.9513] }},{'type': 'Feature', 'properties': {'name':'Rades','quantity':963115}, 'geometry': { 'type': 'Point', 'coordinates': [10.27697,36.77440] }},{'type': 'Feature', 'properties': {'name':'Malta','quantity':813698}, 'geometry': { 'type': 'Point', 'coordinates': [14.5244,35.9180] }},{'type': 'Feature', 'properties': {'name':'Cagliari','quantity':793490}, 'geometry': { 'type': 'Point', 'coordinates': [9.0960,39.2204] }},{'type': 'Feature', 'properties': {'name':'Jebel Ali','quantity':689926}, 'geometry': { 'type': 'Point', 'coordinates': [55.0687,24.9959] }},{'type': 'Feature', 'properties': {'name':'Brass Terminal','quantity':676343}, 'geometry': { 'type': 'Point', 'coordinates': [6.2439,4.3037] }},{'type': 'Feature', 'properties': {'name':'Es Sider','quantity':662264}, 'geometry': { 'type': 'Point', 'coordinates': [18.36565,30.63684] }},{'type': 'Feature', 'properties': {'name':'Jeddah','quantity':651278}, 'geometry': { 'type': 'Point', 'coordinates': [39.16404,21.58222] }},{'type': 'Feature', 'properties': {'name':'Livorno','quantity':619250}, 'geometry': { 'type': 'Point', 'coordinates': [10.3073,43.5457] }},{'type': 'Feature', 'properties': {'name':'Primorsk, Koivisto','quantity':599653}, 'geometry': { 'type': 'Point', 'coordinates': [28.6175,60.3584] }},{'type': 'Feature', 'properties': {'name':'Hong Kong','quantity':595912}, 'geometry': { 'type': 'Point', 'coordinates': [114.1229,22.3434] }},{'type': 'Feature', 'properties': {'name':'Santos','quantity':569260}, 'geometry': { 'type': 'Point', 'coordinates': [-46.2900,-23.8643] }},{'type': 'Feature', 'properties': {'name':'Algeciras','quantity':502980}, 'geometry': { 'type': 'Point', 'coordinates': [-5.4278,36.1386] }},{'type': 'Feature', 'properties': {'name':'Busan (Pusan)','quantity':491274}, 'geometry': { 'type': 'Point', 'coordinates': [129.0176,35.0803] }},{'type': 'Feature', 'properties': {'name':'Port Kelang','quantity':449668}, 'geometry': { 'type': 'Point', 'coordinates': [101.3006,2.9410] }},{'type': 'Feature', 'properties': {'name':'Barcelona','quantity':447572}, 'geometry': { 'type': 'Point', 'coordinates': [2.1889,41.3996] }},{'type': 'Feature', 'properties': {'name':'Gioia Tauro','quantity':431140}, 'geometry': { 'type': 'Point', 'coordinates': [15.9207,38.4271] }},{'type': 'Feature', 'properties': {'name':'New York','quantity':417847}, 'geometry': { 'type': 'Point', 'coordinates': [-73.9796,40.6979] }},{'type': 'Feature', 'properties': {'name':'Tunis','quantity':401897}, 'geometry': { 'type': 'Point', 'coordinates': [10.18479,36.80011] }},{'type': 'Feature', 'properties': {'name':'Ningbo','quantity':400903}, 'geometry': { 'type': 'Point', 'coordinates': [121.54988,29.87203] }},{'type': 'Feature', 'properties': {'name':'Alexandria','quantity':396865}, 'geometry': { 'type': 'Point', 'coordinates': [29.8944,31.1990] }},{'type': 'Feature', 'properties': {'name':'Ras Lanuf','quantity':365773}, 'geometry': { 'type': 'Point', 'coordinates': [18.4295,30.5907] }},{'type': 'Feature', 'properties': {'name':'Houston','quantity':354018}, 'geometry': { 'type': 'Point', 'coordinates': [-94.9171,29.7232] }},{'type': 'Feature', 'properties': {'name':'Milazzo','quantity':350111}, 'geometry': { 'type': 'Point', 'coordinates': [15.2734,38.2144] }},{'type': 'Feature', 'properties': {'name':'Montreal','quantity':332363}, 'geometry': { 'type': 'Point', 'coordinates': [-73.6554,45.5027] }},{'type': 'Feature', 'properties': {'name':'Sikda','quantity':327677}, 'geometry': { 'type': 'Point', 'coordinates': [6.9065,36.8891] }},{'type': 'Feature', 'properties': {'name':'Savannah','quantity':327151}, 'geometry': { 'type': 'Point', 'coordinates': [-81.0980,31.9996] }},{'type': 'Feature', 'properties': {'name':'Bonny','quantity':326177}, 'geometry': { 'type': 'Point', 'coordinates': [7.1668,4.4355] }},{'type': 'Feature', 'properties': {'name':'Newark','quantity':324963}, 'geometry': { 'type': 'Point', 'coordinates': [-74.1246,40.6993] }},{'type': 'Feature', 'properties': {'name':'Sidi Kerir Terminal','quantity':316400}, 'geometry': { 'type': 'Point', 'coordinates': [29.6734,31.0516] }},{'type': 'Feature', 'properties': {'name':'Jawaharlal Neru (Nhava Sheva)','quantity':307773}, 'geometry': { 'type': 'Point', 'coordinates': [72.9644,18.9629] }},{'type': 'Feature', 'properties': {'name':'Khor al Fakkan','quantity':303264}, 'geometry': { 'type': 'Point', 'coordinates': [56.3709,25.3584] }},{'type': 'Feature', 'properties': {'name':'Lagos','quantity':297771}, 'geometry': { 'type': 'Point', 'coordinates': [3.3972,6.4611] }},{'type': 'Feature', 'properties': {'name':'Augusta','quantity':296726}, 'geometry': { 'type': 'Point', 'coordinates': [15.2059,37.2240] }},{'type': 'Feature', 'properties': {'name':'Rio de Janeiro','quantity':296650}, 'geometry': { 'type': 'Point', 'coordinates': [-42.756,-22.239] }},{'type': 'Feature', 'properties': {'name':'Valencia','quantity':294211}, 'geometry': { 'type': 'Point', 'coordinates': [-0.3525,39.4228] }},{'type': 'Feature', 'properties': {'name':'Buenos Aires','quantity':255883}, 'geometry': { 'type': 'Point', 'coordinates': [-58.44598,-34.61287] }},{'type': 'Feature', 'properties': {'name':'Kaohsiung','quantity':253379}, 'geometry': { 'type': 'Point', 'coordinates': [120.2893,22.6015] }},{'type': 'Feature', 'properties': {'name':'Olbia','quantity':252713}, 'geometry': { 'type': 'Point', 'coordinates': [9.5397,40.9206] }},{'type': 'Feature', 'properties': {'name':'Damietta','quantity':249436}, 'geometry': { 'type': 'Point', 'coordinates': [31.82137,31.41674] }},{'type': 'Feature', 'properties': {'name':'Las Palmas','quantity':247040}, 'geometry': { 'type': 'Point', 'coordinates': [-15.4357,28.0514] }},{'type': 'Feature', 'properties': {'name':'Shekou','quantity':238934}, 'geometry': { 'type': 'Point', 'coordinates': [113.9161,22.4715] }},{'type': 'Feature', 'properties': {'name':'Tarragona','quantity':237360}, 'geometry': { 'type': 'Point', 'coordinates': [1.2563,41.1120] }},{'type': 'Feature', 'properties': {'name':'Batumi','quantity':237198}, 'geometry': { 'type': 'Point', 'coordinates': [41.6658,41.6568] }},{'type': 'Feature', 'properties': {'name':'Port Said','quantity':234960}, 'geometry': { 'type': 'Point', 'coordinates': [32.3192,31.2567] }},{'type': 'Feature', 'properties': {'name':'Norfolk','quantity':230392}, 'geometry': { 'type': 'Point', 'coordinates': [-76.1960,37.0127] }},{'type': 'Feature', 'properties': {'name':'Haifa','quantity':229853}, 'geometry': { 'type': 'Point', 'coordinates': [34.9885,32.8184] }},{'type': 'Feature', 'properties': {'name':'Qingdao','quantity':221946}, 'geometry': { 'type': 'Point', 'coordinates': [120.3189,36.0696] }},{'type': 'Feature', 'properties': {'name':'Napoli','quantity':211801}, 'geometry': { 'type': 'Point', 'coordinates': [14.2461,40.8529] }},{'type': 'Feature', 'properties': {'name':'Cartagena','quantity':197936}, 'geometry': { 'type': 'Point', 'coordinates': [-75.5180,10.4162] }},{'type': 'Feature', 'properties': {'name':'Ashdod','quantity':185148}, 'geometry': { 'type': 'Point', 'coordinates': [34.6601,31.8493] }},{'type': 'Feature', 'properties': {'name':'Forcados','quantity':182464}, 'geometry': { 'type': 'Point', 'coordinates': [5.4393,5.3534] }},{'type': 'Feature', 'properties': {'name':'Savona-Vado','quantity':178319}, 'geometry': { 'type': 'Point', 'coordinates': [8.4555,44.2661] }}]}">
            <text:p>{'type': 'FeatureCollection','features': [{'type': 'Feature', 'properties': {'name':'Taranto','quantity':3067001}, 'geometry': { 'type': 'Point', 'coordinates': [17.2997,40.4618] }},{'type': 'Feature', 'properties': {'name':'Novorossiysk','quantity':2781103}, 'geometry': { 'type': 'Point', 'coordinates': [37.7874,44.7108] }},{'type': 'Feature', 'properties': {'name':'Palermo','quantity':2674027}, 'geometry': { 'type': 'Point', 'coordinates': [13.3473,38.1373] }},{'type': 'Feature', 'properties': {'name':'Ceyhan','quantity':2024951}, 'geometry': { 'type': 'Point', 'coordinates': [35.8331,37.0562] }},{'type': 'Feature', 'properties': {'name':'Singapore','quantity':1254539}, 'geometry': { 'type': 'Point', 'coordinates': [103.85283,1.29063] }},{'type': 'Feature', 'properties': {'name':'Catania','quantity':1199970}, 'geometry': { 'type': 'Point', 'coordinates': [15.0306,37.4603] }},{'type': 'Feature', 'properties': {'name':'Shanghai','quantity':1159911}, 'geometry': { 'type': 'Point', 'coordinates': [121.4915,31.2246] }},{'type': 'Feature', 'properties': {'name':'Zawia Terminal','quantity':1066019}, 'geometry': { 'type': 'Point', 'coordinates': [12.7224,32.7706] }},{'type': 'Feature', 'properties': {'name':'Porto Torres','quantity':1064256}, 'geometry': { 'type': 'Point', 'coordinates': [8.3338,40.9513] }},{'type': 'Feature', 'properties': {'name':'Rades','quantity':963115}, 'geometry': { 'type': 'Point', 'coordinates': [10.27697,36.77440] }},{'type': 'Feature', 'properties': {'name':'Malta','quantity':813698}, 'geometry': { 'type': 'Point', 'coordinates': [14.5244,35.9180] }},{'type': 'Feature', 'properties': {'name':'Cagliari','quantity':793490}, 'geometry': { 'type': 'Point', 'coordinates': [9.0960,39.2204] }},{'type': 'Feature', 'properties': {'name':'Jebel Ali','quantity':689926}, 'geometry': { 'type': 'Point', 'coordinates': [55.0687,24.9959] }},{'type': 'Feature', 'properties': {'name':'Brass Terminal','quantity':676343}, 'geometry': { 'type': 'Point', 'coordinates': [6.2439,4.3037] }},{'type': 'Feature', 'properties': {'name':'Es Sider','quantity':662264}, 'geometry': { 'type': 'Point', 'coordinates': [18.36565,30.63684] }},{'type': 'Feature', 'properties': {'name':'Jeddah','quantity':651278}, 'geometry': { 'type': 'Point', 'coordinates': [39.16404,21.58222] }},{'type': 'Feature', 'properties': {'name':'Livorno','quantity':619250}, 'geometry': { 'type': 'Point', 'coordinates': [10.3073,43.5457] }},{'type': 'Feature', 'properties': {'name':'Primorsk, Koivisto','quantity':599653}, 'geometry': { 'type': 'Point', 'coordinates': [28.6175,60.3584] }},{'type': 'Feature', 'properties': {'name':'Hong Kong','quantity':595912}, 'geometry': { 'type': 'Point', 'coordinates': [114.1229,22.3434] }},{'type': 'Feature', 'properties': {'name':'Santos','quantity':569260}, 'geometry': { 'type': 'Point', 'coordinates': [-46.2900,-23.8643] }},{'type': 'Feature', 'properties': {'name':'Algeciras','quantity':502980}, 'geometry': { 'type': 'Point', 'coordinates': [-5.4278,36.1386] }},{'type': 'Feature', 'properties': {'name':'Busan (Pusan)','quantity':491274}, 'geometry': { 'type': 'Point', 'coordinates': [129.0176,35.0803] }},{'type': 'Feature', 'properties': {'name':'Port Kelang','quantity':449668}, 'geometry': { 'type': 'Point', 'coordinates': [101.3006,2.9410] }},{'type': 'Feature', 'properties': {'name':'Barcelona','quantity':447572}, 'geometry': { 'type': 'Point', 'coordinates': [2.1889,41.3996] }},{'type': 'Feature', 'properties': {'name':'Gioia Tauro','quantity':431140}, 'geometry': { 'type': 'Point', 'coordinates': [15.9207,38.4271] }},{'type': 'Feature', 'properties': {'name':'New York','quantity':417847}, 'geometry': { 'type': 'Point', 'coordinates': [-73.9796,40.6979] }},{'type': 'Feature', 'properties': {'name':'Tunis','quantity':401897}, 'geometry': { 'type': 'Point', 'coordinates': [10.18479,36.80011] }},{'type': 'Feature', 'properties': {'name':'Ningbo','quantity':400903}, 'geometry': { 'type': 'Point', 'coordinates': [121.54988,29.87203] }},{'type': 'Feature', 'properties': {'name':'Alexandria','quantity':396865}, 'geometry': { 'type': 'Point', 'coordinates': [29.8944,31.1990] }},{'type': 'Feature', 'properties': {'name':'Ras Lanuf','quantity':365773}, 'geometry': { 'type': 'Point', 'coordinates': [18.4295,30.5907] }},{'type': 'Feature', 'properties': {'name':'Houston','quantity':354018}, 'geometry': { 'type': 'Point', 'coordinates': [-94.9171,29.7232] }},{'type': 'Feature', 'properties': {'name':'Milazzo','quantity':350111}, 'geometry': { 'type': 'Point', 'coordinates': [15.2734,38.2144] }},{'type': 'Feature', 'properties': {'name':'Montreal','quantity':332363}, 'geometry': { 'type': 'Point', 'coordinates': [-73.6554,45.5027] }},{'type': 'Feature', 'properties': {'name':'Sikda','quantity':327677}, 'geometry': { 'type': 'Point', 'coordinates': [6.9065,36.8891] }},{'type': 'Feature', 'properties': {'name':'Savannah','quantity':327151}, 'geometry': { 'type': 'Point', 'coordinates': [-81.0980,31.9996] }},{'type': 'Feature', 'properties': {'name':'Bonny','quantity':326177}, 'geometry': { 'type': 'Point', 'coordinates': [7.1668,4.4355] }},{'type': 'Feature', 'properties': {'name':'Newark','quantity':324963}, 'geometry': { 'type': 'Point', 'coordinates': [-74.1246,40.6993] }},{'type': 'Feature', 'properties': {'name':'Sidi Kerir Terminal','quantity':316400}, 'geometry': { 'type': 'Point', 'coordinates': [29.6734,31.0516] }},{'type': 'Feature', 'properties': {'name':'Jawaharlal Neru (Nhava Sheva)','quantity':307773}, 'geometry': { 'type': 'Point', 'coordinates': [72.9644,18.9629] }},{'type': 'Feature', 'properties': {'name':'Khor al Fakkan','quantity':303264}, 'geometry': { 'type': 'Point', 'coordinates': [56.3709,25.3584] }},{'type': 'Feature', 'properties': {'name':'Lagos','quantity':297771}, 'geometry': { 'type': 'Point', 'coordinates': [3.3972,6.4611] }},{'type': 'Feature', 'properties': {'name':'Augusta','quantity':296726}, 'geometry': { 'type': 'Point', 'coordinates': [15.2059,37.2240] }},{'type': 'Feature', 'properties': {'name':'Rio de Janeiro','quantity':296650}, 'geometry': { 'type': 'Point', 'coordinates': [-42.756,-22.239] }},{'type': 'Feature', 'properties': {'name':'Valencia','quantity':294211}, 'geometry': { 'type': 'Point', 'coordinates': [-0.3525,39.4228] }},{'type': 'Feature', 'properties': {'name':'Buenos Aires','quantity':255883}, 'geometry': { 'type': 'Point', 'coordinates': [-58.44598,-34.61287] }},{'type': 'Feature', 'properties': {'name':'Kaohsiung','quantity':253379}, 'geometry': { 'type': 'Point', 'coordinates': [120.2893,22.6015] }},{'type': 'Feature', 'properties': {'name':'Olbia','quantity':252713}, 'geometry': { 'type': 'Point', 'coordinates': [9.5397,40.9206] }},{'type': 'Feature', 'properties': {'name':'Damietta','quantity':249436}, 'geometry': { 'type': 'Point', 'coordinates': [31.82137,31.41674] }},{'type': 'Feature', 'properties': {'name':'Las Palmas','quantity':247040}, 'geometry': { 'type': 'Point', 'coordinates': [-15.4357,28.0514] }},{'type': 'Feature', 'properties': {'name':'Shekou','quantity':238934}, 'geometry': { 'type': 'Point', 'coordinates': [113.9161,22.4715] }},{'type': 'Feature', 'properties': {'name':'Tarragona','quantity':237360}, 'geometry': { 'type': 'Point', 'coordinates': [1.2563,41.1120] }},{'type': 'Feature', 'properties': {'name':'Batumi','quantity':237198}, 'geometry': { 'type': 'Point', 'coordinates': [41.6658,41.6568] }},{'type': 'Feature', 'properties': {'name':'Port Said','quantity':234960}, 'geometry': { 'type': 'Point', 'coordinates': [32.3192,31.2567] }},{'type': 'Feature', 'properties': {'name':'Norfolk','quantity':230392}, 'geometry': { 'type': 'Point', 'coordinates': [-76.1960,37.0127] }},{'type': 'Feature', 'properties': {'name':'Haifa','quantity':229853}, 'geometry': { 'type': 'Point', 'coordinates': [34.9885,32.8184] }},{'type': 'Feature', 'properties': {'name':'Qingdao','quantity':221946}, 'geometry': { 'type': 'Point', 'coordinates': [120.3189,36.0696] }},{'type': 'Feature', 'properties': {'name':'Napoli','quantity':211801}, 'geometry': { 'type': 'Point', 'coordinates': [14.2461,40.8529] }},{'type': 'Feature', 'properties': {'name':'Cartagena','quantity':197936}, 'geometry': { 'type': 'Point', 'coordinates': [-75.5180,10.4162] }},{'type': 'Feature', 'properties': {'name':'Ashdod','quantity':185148}, 'geometry': { 'type': 'Point', 'coordinates': [34.6601,31.8493] }},{'type': 'Feature', 'properties': {'name':'Forcados','quantity':182464}, 'geometry': { 'type': 'Point', 'coordinates': [5.4393,5.3534] }},{'type': 'Feature', 'properties': {'name':'Savona-Vado','quantity':178319}, 'geometry': { 'type': 'Point', 'coordinates': [8.4555,44.2661] }}]}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lermo</text:p>
          </table:table-cell>
          <table:table-cell office:value-type="string">
            <text:p>Italy</text:p>
          </table:table-cell>
          <table:table-cell office:value-type="float" office:value="2674027">
            <text:p>2674027</text:p>
          </table:table-cell>
          <table:table-cell/>
          <table:table-cell office:value-type="string">
            <text:p>38.1373,13.3473</text:p>
          </table:table-cell>
          <table:table-cell/>
          <table:table-cell table:formula="of:=CONCATENATE(RIGHT([.F6];LEN([.F6])-FIND(&quot;,&quot;;[.F6]));&quot;,&quot;;LEFT([.F6];FIND(&quot;,&quot;;[.F6])-1))" office:value-type="string" office:string-value="13.3473,38.1373">
            <text:p>13.3473,38.1373</text:p>
          </table:table-cell>
          <table:table-cell/>
          <table:table-cell table:formula="of:=CONCATENATE(&quot;{'type': 'Feature', 'properties': {'name':'&quot;;[.B6];&quot;','quantity':&quot;;[.D6];&quot;}, 'geometry': { 'type': 'Point', 'coordinates': [&quot;;[.H6];&quot;] }}&quot;)" office:value-type="string" office:string-value="{'type': 'Feature', 'properties': {'name':'Palermo','quantity':2674027}, 'geometry': { 'type': 'Point', 'coordinates': [13.3473,38.1373] }}">
            <text:p>{'type': 'Feature', 'properties': {'name':'Palermo','quantity':2674027}, 'geometry': { 'type': 'Point', 'coordinates': [13.3473,38.1373] }}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eyhan</text:p>
          </table:table-cell>
          <table:table-cell office:value-type="string">
            <text:p>Turkey</text:p>
          </table:table-cell>
          <table:table-cell office:value-type="float" office:value="2024951">
            <text:p>2024951</text:p>
          </table:table-cell>
          <table:table-cell/>
          <table:table-cell office:value-type="string">
            <text:p>37.0562,35.8331</text:p>
          </table:table-cell>
          <table:table-cell/>
          <table:table-cell table:formula="of:=CONCATENATE(RIGHT([.F7];LEN([.F7])-FIND(&quot;,&quot;;[.F7]));&quot;,&quot;;LEFT([.F7];FIND(&quot;,&quot;;[.F7])-1))" office:value-type="string" office:string-value="35.8331,37.0562">
            <text:p>35.8331,37.0562</text:p>
          </table:table-cell>
          <table:table-cell/>
          <table:table-cell table:formula="of:=CONCATENATE(&quot;{'type': 'Feature', 'properties': {'name':'&quot;;[.B7];&quot;','quantity':&quot;;[.D7];&quot;}, 'geometry': { 'type': 'Point', 'coordinates': [&quot;;[.H7];&quot;] }}&quot;)" office:value-type="string" office:string-value="{'type': 'Feature', 'properties': {'name':'Ceyhan','quantity':2024951}, 'geometry': { 'type': 'Point', 'coordinates': [35.8331,37.0562] }}">
            <text:p>{'type': 'Feature', 'properties': {'name':'Ceyhan','quantity':2024951}, 'geometry': { 'type': 'Point', 'coordinates': [35.8331,37.0562] }}</text:p>
          </table:table-cell>
          <table:table-cell/>
          <table:table-cell table:formula="of:=SUBSTITUTE([.L5];&quot;'&quot;;&quot;&quot;&quot;&quot;)" office:value-type="string" office:string-value="{&quot;type&quot;: &quot;FeatureCollection&quot;,&quot;features&quot;: [{&quot;type&quot;: &quot;Feature&quot;, &quot;properties&quot;: {&quot;name&quot;:&quot;Taranto&quot;,&quot;quantity&quot;:3067001}, &quot;geometry&quot;: { &quot;type&quot;: &quot;Point&quot;, &quot;coordinates&quot;: [17.2997,40.4618] }},{&quot;type&quot;: &quot;Feature&quot;, &quot;properties&quot;: {&quot;name&quot;:&quot;Novorossiysk&quot;,&quot;quantity&quot;:2781103}, &quot;geometry&quot;: { &quot;type&quot;: &quot;Point&quot;, &quot;coordinates&quot;: [37.7874,44.7108] }},{&quot;type&quot;: &quot;Feature&quot;, &quot;properties&quot;: {&quot;name&quot;:&quot;Palermo&quot;,&quot;quantity&quot;:2674027}, &quot;geometry&quot;: { &quot;type&quot;: &quot;Point&quot;, &quot;coordinates&quot;: [13.3473,38.1373] }},{&quot;type&quot;: &quot;Feature&quot;, &quot;properties&quot;: {&quot;name&quot;:&quot;Ceyhan&quot;,&quot;quantity&quot;:2024951}, &quot;geometry&quot;: { &quot;type&quot;: &quot;Point&quot;, &quot;coordinates&quot;: [35.8331,37.0562] }},{&quot;type&quot;: &quot;Feature&quot;, &quot;properties&quot;: {&quot;name&quot;:&quot;Singapore&quot;,&quot;quantity&quot;:1254539}, &quot;geometry&quot;: { &quot;type&quot;: &quot;Point&quot;, &quot;coordinates&quot;: [103.85283,1.29063] }},{&quot;type&quot;: &quot;Feature&quot;, &quot;properties&quot;: {&quot;name&quot;:&quot;Catania&quot;,&quot;quantity&quot;:1199970}, &quot;geometry&quot;: { &quot;type&quot;: &quot;Point&quot;, &quot;coordinates&quot;: [15.0306,37.4603] }},{&quot;type&quot;: &quot;Feature&quot;, &quot;properties&quot;: {&quot;name&quot;:&quot;Shanghai&quot;,&quot;quantity&quot;:1159911}, &quot;geometry&quot;: { &quot;type&quot;: &quot;Point&quot;, &quot;coordinates&quot;: [121.4915,31.2246] }},{&quot;type&quot;: &quot;Feature&quot;, &quot;properties&quot;: {&quot;name&quot;:&quot;Zawia Terminal&quot;,&quot;quantity&quot;:1066019}, &quot;geometry&quot;: { &quot;type&quot;: &quot;Point&quot;, &quot;coordinates&quot;: [12.7224,32.7706] }},{&quot;type&quot;: &quot;Feature&quot;, &quot;properties&quot;: {&quot;name&quot;:&quot;Porto Torres&quot;,&quot;quantity&quot;:1064256}, &quot;geometry&quot;: { &quot;type&quot;: &quot;Point&quot;, &quot;coordinates&quot;: [8.3338,40.9513] }},{&quot;type&quot;: &quot;Feature&quot;, &quot;properties&quot;: {&quot;name&quot;:&quot;Rades&quot;,&quot;quantity&quot;:963115}, &quot;geometry&quot;: { &quot;type&quot;: &quot;Point&quot;, &quot;coordinates&quot;: [10.27697,36.77440] }},{&quot;type&quot;: &quot;Feature&quot;, &quot;properties&quot;: {&quot;name&quot;:&quot;Malta&quot;,&quot;quantity&quot;:813698}, &quot;geometry&quot;: { &quot;type&quot;: &quot;Point&quot;, &quot;coordinates&quot;: [14.5244,35.9180] }},{&quot;type&quot;: &quot;Feature&quot;, &quot;properties&quot;: {&quot;name&quot;:&quot;Cagliari&quot;,&quot;quantity&quot;:793490}, &quot;geometry&quot;: { &quot;type&quot;: &quot;Point&quot;, &quot;coordinates&quot;: [9.0960,39.2204] }},{&quot;type&quot;: &quot;Feature&quot;, &quot;properties&quot;: {&quot;name&quot;:&quot;Jebel Ali&quot;,&quot;quantity&quot;:689926}, &quot;geometry&quot;: { &quot;type&quot;: &quot;Point&quot;, &quot;coordinates&quot;: [55.0687,24.9959] }},{&quot;type&quot;: &quot;Feature&quot;, &quot;properties&quot;: {&quot;name&quot;:&quot;Brass Terminal&quot;,&quot;quantity&quot;:676343}, &quot;geometry&quot;: { &quot;type&quot;: &quot;Point&quot;, &quot;coordinates&quot;: [6.2439,4.3037] }},{&quot;type&quot;: &quot;Feature&quot;, &quot;properties&quot;: {&quot;name&quot;:&quot;Es Sider&quot;,&quot;quantity&quot;:662264}, &quot;geometry&quot;: { &quot;type&quot;: &quot;Point&quot;, &quot;coordinates&quot;: [18.36565,30.63684] }},{&quot;type&quot;: &quot;Feature&quot;, &quot;properties&quot;: {&quot;name&quot;:&quot;Jeddah&quot;,&quot;quantity&quot;:651278}, &quot;geometry&quot;: { &quot;type&quot;: &quot;Point&quot;, &quot;coordinates&quot;: [39.16404,21.58222] }},{&quot;type&quot;: &quot;Feature&quot;, &quot;properties&quot;: {&quot;name&quot;:&quot;Livorno&quot;,&quot;quantity&quot;:619250}, &quot;geometry&quot;: { &quot;type&quot;: &quot;Point&quot;, &quot;coordinates&quot;: [10.3073,43.5457] }},{&quot;type&quot;: &quot;Feature&quot;, &quot;properties&quot;: {&quot;name&quot;:&quot;Primorsk, Koivisto&quot;,&quot;quantity&quot;:599653}, &quot;geometry&quot;: { &quot;type&quot;: &quot;Point&quot;, &quot;coordinates&quot;: [28.6175,60.3584] }},{&quot;type&quot;: &quot;Feature&quot;, &quot;properties&quot;: {&quot;name&quot;:&quot;Hong Kong&quot;,&quot;quantity&quot;:595912}, &quot;geometry&quot;: { &quot;type&quot;: &quot;Point&quot;, &quot;coordinates&quot;: [114.1229,22.3434] }},{&quot;type&quot;: &quot;Feature&quot;, &quot;properties&quot;: {&quot;name&quot;:&quot;Santos&quot;,&quot;quantity&quot;:569260}, &quot;geometry&quot;: { &quot;type&quot;: &quot;Point&quot;, &quot;coordinates&quot;: [-46.2900,-23.8643] }},{&quot;type&quot;: &quot;Feature&quot;, &quot;properties&quot;: {&quot;name&quot;:&quot;Algeciras&quot;,&quot;quantity&quot;:502980}, &quot;geometry&quot;: { &quot;type&quot;: &quot;Point&quot;, &quot;coordinates&quot;: [-5.4278,36.1386] }},{&quot;type&quot;: &quot;Feature&quot;, &quot;properties&quot;: {&quot;name&quot;:&quot;Busan (Pusan)&quot;,&quot;quantity&quot;:491274}, &quot;geometry&quot;: { &quot;type&quot;: &quot;Point&quot;, &quot;coordinates&quot;: [129.0176,35.0803] }},{&quot;type&quot;: &quot;Feature&quot;, &quot;properties&quot;: {&quot;name&quot;:&quot;Port Kelang&quot;,&quot;quantity&quot;:449668}, &quot;geometry&quot;: { &quot;type&quot;: &quot;Point&quot;, &quot;coordinates&quot;: [101.3006,2.9410] }},{&quot;type&quot;: &quot;Feature&quot;, &quot;properties&quot;: {&quot;name&quot;:&quot;Barcelona&quot;,&quot;quantity&quot;:447572}, &quot;geometry&quot;: { &quot;type&quot;: &quot;Point&quot;, &quot;coordinates&quot;: [2.1889,41.3996] }},{&quot;type&quot;: &quot;Feature&quot;, &quot;properties&quot;: {&quot;name&quot;:&quot;Gioia Tauro&quot;,&quot;quantity&quot;:431140}, &quot;geometry&quot;: { &quot;type&quot;: &quot;Point&quot;, &quot;coordinates&quot;: [15.9207,38.4271] }},{&quot;type&quot;: &quot;Feature&quot;, &quot;properties&quot;: {&quot;name&quot;:&quot;New York&quot;,&quot;quantity&quot;:417847}, &quot;geometry&quot;: { &quot;type&quot;: &quot;Point&quot;, &quot;coordinates&quot;: [-73.9796,40.6979] }},{&quot;type&quot;: &quot;Feature&quot;, &quot;properties&quot;: {&quot;name&quot;:&quot;Tunis&quot;,&quot;quantity&quot;:401897}, &quot;geometry&quot;: { &quot;type&quot;: &quot;Point&quot;, &quot;coordinates&quot;: [10.18479,36.80011] }},{&quot;type&quot;: &quot;Feature&quot;, &quot;properties&quot;: {&quot;name&quot;:&quot;Ningbo&quot;,&quot;quantity&quot;:400903}, &quot;geometry&quot;: { &quot;type&quot;: &quot;Point&quot;, &quot;coordinates&quot;: [121.54988,29.87203] }},{&quot;type&quot;: &quot;Feature&quot;, &quot;properties&quot;: {&quot;name&quot;:&quot;Alexandria&quot;,&quot;quantity&quot;:396865}, &quot;geometry&quot;: { &quot;type&quot;: &quot;Point&quot;, &quot;coordinates&quot;: [29.8944,31.1990] }},{&quot;type&quot;: &quot;Feature&quot;, &quot;properties&quot;: {&quot;name&quot;:&quot;Ras Lanuf&quot;,&quot;quantity&quot;:365773}, &quot;geometry&quot;: { &quot;type&quot;: &quot;Point&quot;, &quot;coordinates&quot;: [18.4295,30.5907] }},{&quot;type&quot;: &quot;Feature&quot;, &quot;properties&quot;: {&quot;name&quot;:&quot;Houston&quot;,&quot;quantity&quot;:354018}, &quot;geometry&quot;: { &quot;type&quot;: &quot;Point&quot;, &quot;coordinates&quot;: [-94.9171,29.7232] }},{&quot;type&quot;: &quot;Feature&quot;, &quot;properties&quot;: {&quot;name&quot;:&quot;Milazzo&quot;,&quot;quantity&quot;:350111}, &quot;geometry&quot;: { &quot;type&quot;: &quot;Point&quot;, &quot;coordinates&quot;: [15.2734,38.2144] }},{&quot;type&quot;: &quot;Feature&quot;, &quot;properties&quot;: {&quot;name&quot;:&quot;Montreal&quot;,&quot;quantity&quot;:332363}, &quot;geometry&quot;: { &quot;type&quot;: &quot;Point&quot;, &quot;coordinates&quot;: [-73.6554,45.5027] }},{&quot;type&quot;: &quot;Feature&quot;, &quot;properties&quot;: {&quot;name&quot;:&quot;Sikda&quot;,&quot;quantity&quot;:327677}, &quot;geometry&quot;: { &quot;type&quot;: &quot;Point&quot;, &quot;coordinates&quot;: [6.9065,36.8891] }},{&quot;type&quot;: &quot;Feature&quot;, &quot;properties&quot;: {&quot;name&quot;:&quot;Savannah&quot;,&quot;quantity&quot;:327151}, &quot;geometry&quot;: { &quot;type&quot;: &quot;Point&quot;, &quot;coordinates&quot;: [-81.0980,31.9996] }},{&quot;type&quot;: &quot;Feature&quot;, &quot;properties&quot;: {&quot;name&quot;:&quot;Bonny&quot;,&quot;quantity&quot;:326177}, &quot;geometry&quot;: { &quot;type&quot;: &quot;Point&quot;, &quot;coordinates&quot;: [7.1668,4.4355] }},{&quot;type&quot;: &quot;Feature&quot;, &quot;properties&quot;: {&quot;name&quot;:&quot;Newark&quot;,&quot;quantity&quot;:324963}, &quot;geometry&quot;: { &quot;type&quot;: &quot;Point&quot;, &quot;coordinates&quot;: [-74.1246,40.6993] }},{&quot;type&quot;: &quot;Feature&quot;, &quot;properties&quot;: {&quot;name&quot;:&quot;Sidi Kerir Terminal&quot;,&quot;quantity&quot;:316400}, &quot;geometry&quot;: { &quot;type&quot;: &quot;Point&quot;, &quot;coordinates&quot;: [29.6734,31.0516] }},{&quot;type&quot;: &quot;Feature&quot;, &quot;properties&quot;: {&quot;name&quot;:&quot;Jawaharlal Neru (Nhava Sheva)&quot;,&quot;quantity&quot;:307773}, &quot;geometry&quot;: { &quot;type&quot;: &quot;Point&quot;, &quot;coordinates&quot;: [72.9644,18.9629] }},{&quot;type&quot;: &quot;Feature&quot;, &quot;properties&quot;: {&quot;name&quot;:&quot;Khor al Fakkan&quot;,&quot;quantity&quot;:303264}, &quot;geometry&quot;: { &quot;type&quot;: &quot;Point&quot;, &quot;coordinates&quot;: [56.3709,25.3584] }},{&quot;type&quot;: &quot;Feature&quot;, &quot;properties&quot;: {&quot;name&quot;:&quot;Lagos&quot;,&quot;quantity&quot;:297771}, &quot;geometry&quot;: { &quot;type&quot;: &quot;Point&quot;, &quot;coordinates&quot;: [3.3972,6.4611] }},{&quot;type&quot;: &quot;Feature&quot;, &quot;properties&quot;: {&quot;name&quot;:&quot;Augusta&quot;,&quot;quantity&quot;:296726}, &quot;geometry&quot;: { &quot;type&quot;: &quot;Point&quot;, &quot;coordinates&quot;: [15.2059,37.2240] }},{&quot;type&quot;: &quot;Feature&quot;, &quot;properties&quot;: {&quot;name&quot;:&quot;Rio de Janeiro&quot;,&quot;quantity&quot;:296650}, &quot;geometry&quot;: { &quot;type&quot;: &quot;Point&quot;, &quot;coordinates&quot;: [-42.756,-22.239] }},{&quot;type&quot;: &quot;Feature&quot;, &quot;properties&quot;: {&quot;name&quot;:&quot;Valencia&quot;,&quot;quantity&quot;:294211}, &quot;geometry&quot;: { &quot;type&quot;: &quot;Point&quot;, &quot;coordinates&quot;: [-0.3525,39.4228] }},{&quot;type&quot;: &quot;Feature&quot;, &quot;properties&quot;: {&quot;name&quot;:&quot;Buenos Aires&quot;,&quot;quantity&quot;:255883}, &quot;geometry&quot;: { &quot;type&quot;: &quot;Point&quot;, &quot;coordinates&quot;: [-58.44598,-34.61287] }},{&quot;type&quot;: &quot;Feature&quot;, &quot;properties&quot;: {&quot;name&quot;:&quot;Kaohsiung&quot;,&quot;quantity&quot;:253379}, &quot;geometry&quot;: { &quot;type&quot;: &quot;Point&quot;, &quot;coordinates&quot;: [120.2893,22.6015] }},{&quot;type&quot;: &quot;Feature&quot;, &quot;properties&quot;: {&quot;name&quot;:&quot;Olbia&quot;,&quot;quantity&quot;:252713}, &quot;geometry&quot;: { &quot;type&quot;: &quot;Point&quot;, &quot;coordinates&quot;: [9.5397,40.9206] }},{&quot;type&quot;: &quot;Feature&quot;, &quot;properties&quot;: {&quot;name&quot;:&quot;Damietta&quot;,&quot;quantity&quot;:249436}, &quot;geometry&quot;: { &quot;type&quot;: &quot;Point&quot;, &quot;coordinates&quot;: [31.82137,31.41674] }},{&quot;type&quot;: &quot;Feature&quot;, &quot;properties&quot;: {&quot;name&quot;:&quot;Las Palmas&quot;,&quot;quantity&quot;:247040}, &quot;geometry&quot;: { &quot;type&quot;: &quot;Point&quot;, &quot;coordinates&quot;: [-15.4357,28.0514] }},{&quot;type&quot;: &quot;Feature&quot;, &quot;properties&quot;: {&quot;name&quot;:&quot;Shekou&quot;,&quot;quantity&quot;:238934}, &quot;geometry&quot;: { &quot;type&quot;: &quot;Point&quot;, &quot;coordinates&quot;: [113.9161,22.4715] }},{&quot;type&quot;: &quot;Feature&quot;, &quot;properties&quot;: {&quot;name&quot;:&quot;Tarragona&quot;,&quot;quantity&quot;:237360}, &quot;geometry&quot;: { &quot;type&quot;: &quot;Point&quot;, &quot;coordinates&quot;: [1.2563,41.1120] }},{&quot;type&quot;: &quot;Feature&quot;, &quot;properties&quot;: {&quot;name&quot;:&quot;Batumi&quot;,&quot;quantity&quot;:237198}, &quot;geometry&quot;: { &quot;type&quot;: &quot;Point&quot;, &quot;coordinates&quot;: [41.6658,41.6568] }},{&quot;type&quot;: &quot;Feature&quot;, &quot;properties&quot;: {&quot;name&quot;:&quot;Port Said&quot;,&quot;quantity&quot;:234960}, &quot;geometry&quot;: { &quot;type&quot;: &quot;Point&quot;, &quot;coordinates&quot;: [32.3192,31.2567] }},{&quot;type&quot;: &quot;Feature&quot;, &quot;properties&quot;: {&quot;name&quot;:&quot;Norfolk&quot;,&quot;quantity&quot;:230392}, &quot;geometry&quot;: { &quot;type&quot;: &quot;Point&quot;, &quot;coordinates&quot;: [-76.1960,37.0127] }},{&quot;type&quot;: &quot;Feature&quot;, &quot;properties&quot;: {&quot;name&quot;:&quot;Haifa&quot;,&quot;quantity&quot;:229853}, &quot;geometry&quot;: { &quot;type&quot;: &quot;Point&quot;, &quot;coordinates&quot;: [34.9885,32.8184] }},{&quot;type&quot;: &quot;Feature&quot;, &quot;properties&quot;: {&quot;name&quot;:&quot;Qingdao&quot;,&quot;quantity&quot;:221946}, &quot;geometry&quot;: { &quot;type&quot;: &quot;Point&quot;, &quot;coordinates&quot;: [120.3189,36.0696] }},{&quot;type&quot;: &quot;Feature&quot;, &quot;properties&quot;: {&quot;name&quot;:&quot;Napoli&quot;,&quot;quantity&quot;:211801}, &quot;geometry&quot;: { &quot;type&quot;: &quot;Point&quot;, &quot;coordinates&quot;: [14.2461,40.8529] }},{&quot;type&quot;: &quot;Feature&quot;, &quot;properties&quot;: {&quot;name&quot;:&quot;Cartagena&quot;,&quot;quantity&quot;:197936}, &quot;geometry&quot;: { &quot;type&quot;: &quot;Point&quot;, &quot;coordinates&quot;: [-75.5180,10.4162] }},{&quot;type&quot;: &quot;Feature&quot;, &quot;properties&quot;: {&quot;name&quot;:&quot;Ashdod&quot;,&quot;quantity&quot;:185148}, &quot;geometry&quot;: { &quot;type&quot;: &quot;Point&quot;, &quot;coordinates&quot;: [34.6601,31.8493] }},{&quot;type&quot;: &quot;Feature&quot;, &quot;properties&quot;: {&quot;name&quot;:&quot;Forcados&quot;,&quot;quantity&quot;:182464}, &quot;geometry&quot;: { &quot;type&quot;: &quot;Point&quot;, &quot;coordinates&quot;: [5.4393,5.3534] }},{&quot;type&quot;: &quot;Feature&quot;, &quot;properties&quot;: {&quot;name&quot;:&quot;Savona-Vado&quot;,&quot;quantity&quot;:178319}, &quot;geometry&quot;: { &quot;type&quot;: &quot;Point&quot;, &quot;coordinates&quot;: [8.4555,44.2661] }}]}">
            <text:p>{"type": "FeatureCollection","features": [{"type": "Feature", "properties": {"name":"Taranto","quantity":3067001}, "geometry": { "type": "Point", "coordinates": [17.2997,40.4618] }},{"type": "Feature", "properties": {"name":"Novorossiysk","quantity":2781103}, "geometry": { "type": "Point", "coordinates": [37.7874,44.7108] }},{"type": "Feature", "properties": {"name":"Palermo","quantity":2674027}, "geometry": { "type": "Point", "coordinates": [13.3473,38.1373] }},{"type": "Feature", "properties": {"name":"Ceyhan","quantity":2024951}, "geometry": { "type": "Point", "coordinates": [35.8331,37.0562] }},{"type": "Feature", "properties": {"name":"Singapore","quantity":1254539}, "geometry": { "type": "Point", "coordinates": [103.85283,1.29063] }},{"type": "Feature", "properties": {"name":"Catania","quantity":1199970}, "geometry": { "type": "Point", "coordinates": [15.0306,37.4603] }},{"type": "Feature", "properties": {"name":"Shanghai","quantity":1159911}, "geometry": { "type": "Point", "coordinates": [121.4915,31.2246] }},{"type": "Feature", "properties": {"name":"Zawia Terminal","quantity":1066019}, "geometry": { "type": "Point", "coordinates": [12.7224,32.7706] }},{"type": "Feature", "properties": {"name":"Porto Torres","quantity":1064256}, "geometry": { "type": "Point", "coordinates": [8.3338,40.9513] }},{"type": "Feature", "properties": {"name":"Rades","quantity":963115}, "geometry": { "type": "Point", "coordinates": [10.27697,36.77440] }},{"type": "Feature", "properties": {"name":"Malta","quantity":813698}, "geometry": { "type": "Point", "coordinates": [14.5244,35.9180] }},{"type": "Feature", "properties": {"name":"Cagliari","quantity":793490}, "geometry": { "type": "Point", "coordinates": [9.0960,39.2204] }},{"type": "Feature", "properties": {"name":"Jebel Ali","quantity":689926}, "geometry": { "type": "Point", "coordinates": [55.0687,24.9959] }},{"type": "Feature", "properties": {"name":"Brass Terminal","quantity":676343}, "geometry": { "type": "Point", "coordinates": [6.2439,4.3037] }},{"type": "Feature", "properties": {"name":"Es Sider","quantity":662264}, "geometry": { "type": "Point", "coordinates": [18.36565,30.63684] }},{"type": "Feature", "properties": {"name":"Jeddah","quantity":651278}, "geometry": { "type": "Point", "coordinates": [39.16404,21.58222] }},{"type": "Feature", "properties": {"name":"Livorno","quantity":619250}, "geometry": { "type": "Point", "coordinates": [10.3073,43.5457] }},{"type": "Feature", "properties": {"name":"Primorsk, Koivisto","quantity":599653}, "geometry": { "type": "Point", "coordinates": [28.6175,60.3584] }},{"type": "Feature", "properties": {"name":"Hong Kong","quantity":595912}, "geometry": { "type": "Point", "coordinates": [114.1229,22.3434] }},{"type": "Feature", "properties": {"name":"Santos","quantity":569260}, "geometry": { "type": "Point", "coordinates": [-46.2900,-23.8643] }},{"type": "Feature", "properties": {"name":"Algeciras","quantity":502980}, "geometry": { "type": "Point", "coordinates": [-5.4278,36.1386] }},{"type": "Feature", "properties": {"name":"Busan (Pusan)","quantity":491274}, "geometry": { "type": "Point", "coordinates": [129.0176,35.0803] }},{"type": "Feature", "properties": {"name":"Port Kelang","quantity":449668}, "geometry": { "type": "Point", "coordinates": [101.3006,2.9410] }},{"type": "Feature", "properties": {"name":"Barcelona","quantity":447572}, "geometry": { "type": "Point", "coordinates": [2.1889,41.3996] }},{"type": "Feature", "properties": {"name":"Gioia Tauro","quantity":431140}, "geometry": { "type": "Point", "coordinates": [15.9207,38.4271] }},{"type": "Feature", "properties": {"name":"New York","quantity":417847}, "geometry": { "type": "Point", "coordinates": [-73.9796,40.6979] }},{"type": "Feature", "properties": {"name":"Tunis","quantity":401897}, "geometry": { "type": "Point", "coordinates": [10.18479,36.80011] }},{"type": "Feature", "properties": {"name":"Ningbo","quantity":400903}, "geometry": { "type": "Point", "coordinates": [121.54988,29.87203] }},{"type": "Feature", "properties": {"name":"Alexandria","quantity":396865}, "geometry": { "type": "Point", "coordinates": [29.8944,31.1990] }},{"type": "Feature", "properties": {"name":"Ras Lanuf","quantity":365773}, "geometry": { "type": "Point", "coordinates": [18.4295,30.5907] }},{"type": "Feature", "properties": {"name":"Houston","quantity":354018}, "geometry": { "type": "Point", "coordinates": [-94.9171,29.7232] }},{"type": "Feature", "properties": {"name":"Milazzo","quantity":350111}, "geometry": { "type": "Point", "coordinates": [15.2734,38.2144] }},{"type": "Feature", "properties": {"name":"Montreal","quantity":332363}, "geometry": { "type": "Point", "coordinates": [-73.6554,45.5027] }},{"type": "Feature", "properties": {"name":"Sikda","quantity":327677}, "geometry": { "type": "Point", "coordinates": [6.9065,36.8891] }},{"type": "Feature", "properties": {"name":"Savannah","quantity":327151}, "geometry": { "type": "Point", "coordinates": [-81.0980,31.9996] }},{"type": "Feature", "properties": {"name":"Bonny","quantity":326177}, "geometry": { "type": "Point", "coordinates": [7.1668,4.4355] }},{"type": "Feature", "properties": {"name":"Newark","quantity":324963}, "geometry": { "type": "Point", "coordinates": [-74.1246,40.6993] }},{"type": "Feature", "properties": {"name":"Sidi Kerir Terminal","quantity":316400}, "geometry": { "type": "Point", "coordinates": [29.6734,31.0516] }},{"type": "Feature", "properties": {"name":"Jawaharlal Neru (Nhava Sheva)","quantity":307773}, "geometry": { "type": "Point", "coordinates": [72.9644,18.9629] }},{"type": "Feature", "properties": {"name":"Khor al Fakkan","quantity":303264}, "geometry": { "type": "Point", "coordinates": [56.3709,25.3584] }},{"type": "Feature", "properties": {"name":"Lagos","quantity":297771}, "geometry": { "type": "Point", "coordinates": [3.3972,6.4611] }},{"type": "Feature", "properties": {"name":"Augusta","quantity":296726}, "geometry": { "type": "Point", "coordinates": [15.2059,37.2240] }},{"type": "Feature", "properties": {"name":"Rio de Janeiro","quantity":296650}, "geometry": { "type": "Point", "coordinates": [-42.756,-22.239] }},{"type": "Feature", "properties": {"name":"Valencia","quantity":294211}, "geometry": { "type": "Point", "coordinates": [-0.3525,39.4228] }},{"type": "Feature", "properties": {"name":"Buenos Aires","quantity":255883}, "geometry": { "type": "Point", "coordinates": [-58.44598,-34.61287] }},{"type": "Feature", "properties": {"name":"Kaohsiung","quantity":253379}, "geometry": { "type": "Point", "coordinates": [120.2893,22.6015] }},{"type": "Feature", "properties": {"name":"Olbia","quantity":252713}, "geometry": { "type": "Point", "coordinates": [9.5397,40.9206] }},{"type": "Feature", "properties": {"name":"Damietta","quantity":249436}, "geometry": { "type": "Point", "coordinates": [31.82137,31.41674] }},{"type": "Feature", "properties": {"name":"Las Palmas","quantity":247040}, "geometry": { "type": "Point", "coordinates": [-15.4357,28.0514] }},{"type": "Feature", "properties": {"name":"Shekou","quantity":238934}, "geometry": { "type": "Point", "coordinates": [113.9161,22.4715] }},{"type": "Feature", "properties": {"name":"Tarragona","quantity":237360}, "geometry": { "type": "Point", "coordinates": [1.2563,41.1120] }},{"type": "Feature", "properties": {"name":"Batumi","quantity":237198}, "geometry": { "type": "Point", "coordinates": [41.6658,41.6568] }},{"type": "Feature", "properties": {"name":"Port Said","quantity":234960}, "geometry": { "type": "Point", "coordinates": [32.3192,31.2567] }},{"type": "Feature", "properties": {"name":"Norfolk","quantity":230392}, "geometry": { "type": "Point", "coordinates": [-76.1960,37.0127] }},{"type": "Feature", "properties": {"name":"Haifa","quantity":229853}, "geometry": { "type": "Point", "coordinates": [34.9885,32.8184] }},{"type": "Feature", "properties": {"name":"Qingdao","quantity":221946}, "geometry": { "type": "Point", "coordinates": [120.3189,36.0696] }},{"type": "Feature", "properties": {"name":"Napoli","quantity":211801}, "geometry": { "type": "Point", "coordinates": [14.2461,40.8529] }},{"type": "Feature", "properties": {"name":"Cartagena","quantity":197936}, "geometry": { "type": "Point", "coordinates": [-75.5180,10.4162] }},{"type": "Feature", "properties": {"name":"Ashdod","quantity":185148}, "geometry": { "type": "Point", "coordinates": [34.6601,31.8493] }},{"type": "Feature", "properties": {"name":"Forcados","quantity":182464}, "geometry": { "type": "Point", "coordinates": [5.4393,5.3534] }},{"type": "Feature", "properties": {"name":"Savona-Vado","quantity":178319}, "geometry": { "type": "Point", "coordinates": [8.4555,44.2661] }}]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Singapore</text:p>
          </table:table-cell>
          <table:table-cell office:value-type="float" office:value="1254539">
            <text:p>1254539</text:p>
          </table:table-cell>
          <table:table-cell/>
          <table:table-cell office:value-type="string">
            <text:p>1.29063,103.85283</text:p>
          </table:table-cell>
          <table:table-cell/>
          <table:table-cell table:formula="of:=CONCATENATE(RIGHT([.F8];LEN([.F8])-FIND(&quot;,&quot;;[.F8]));&quot;,&quot;;LEFT([.F8];FIND(&quot;,&quot;;[.F8])-1))" office:value-type="string" office:string-value="103.85283,1.29063">
            <text:p>103.85283,1.29063</text:p>
          </table:table-cell>
          <table:table-cell/>
          <table:table-cell table:formula="of:=CONCATENATE(&quot;{'type': 'Feature', 'properties': {'name':'&quot;;[.B8];&quot;','quantity':&quot;;[.D8];&quot;}, 'geometry': { 'type': 'Point', 'coordinates': [&quot;;[.H8];&quot;] }}&quot;)" office:value-type="string" office:string-value="{'type': 'Feature', 'properties': {'name':'Singapore','quantity':1254539}, 'geometry': { 'type': 'Point', 'coordinates': [103.85283,1.29063] }}">
            <text:p>{'type': 'Feature', 'properties': {'name':'Singapore','quantity':1254539}, 'geometry': { 'type': 'Point', 'coordinates': [103.85283,1.29063] }}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tania</text:p>
          </table:table-cell>
          <table:table-cell office:value-type="string">
            <text:p>Italy</text:p>
          </table:table-cell>
          <table:table-cell office:value-type="float" office:value="1199970">
            <text:p>1199970</text:p>
          </table:table-cell>
          <table:table-cell/>
          <table:table-cell office:value-type="string">
            <text:p>37.4603,15.0306</text:p>
          </table:table-cell>
          <table:table-cell/>
          <table:table-cell table:formula="of:=CONCATENATE(RIGHT([.F9];LEN([.F9])-FIND(&quot;,&quot;;[.F9]));&quot;,&quot;;LEFT([.F9];FIND(&quot;,&quot;;[.F9])-1))" office:value-type="string" office:string-value="15.0306,37.4603">
            <text:p>15.0306,37.4603</text:p>
          </table:table-cell>
          <table:table-cell/>
          <table:table-cell table:formula="of:=CONCATENATE(&quot;{'type': 'Feature', 'properties': {'name':'&quot;;[.B9];&quot;','quantity':&quot;;[.D9];&quot;}, 'geometry': { 'type': 'Point', 'coordinates': [&quot;;[.H9];&quot;] }}&quot;)" office:value-type="string" office:string-value="{'type': 'Feature', 'properties': {'name':'Catania','quantity':1199970}, 'geometry': { 'type': 'Point', 'coordinates': [15.0306,37.4603] }}">
            <text:p>{'type': 'Feature', 'properties': {'name':'Catania','quantity':1199970}, 'geometry': { 'type': 'Point', 'coordinates': [15.0306,37.4603] }}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float" office:value="1159911">
            <text:p>1159911</text:p>
          </table:table-cell>
          <table:table-cell/>
          <table:table-cell office:value-type="string">
            <text:p>31.2246,121.4915</text:p>
          </table:table-cell>
          <table:table-cell/>
          <table:table-cell table:formula="of:=CONCATENATE(RIGHT([.F10];LEN([.F10])-FIND(&quot;,&quot;;[.F10]));&quot;,&quot;;LEFT([.F10];FIND(&quot;,&quot;;[.F10])-1))" office:value-type="string" office:string-value="121.4915,31.2246">
            <text:p>121.4915,31.2246</text:p>
          </table:table-cell>
          <table:table-cell/>
          <table:table-cell table:formula="of:=CONCATENATE(&quot;{'type': 'Feature', 'properties': {'name':'&quot;;[.B10];&quot;','quantity':&quot;;[.D10];&quot;}, 'geometry': { 'type': 'Point', 'coordinates': [&quot;;[.H10];&quot;] }}&quot;)" office:value-type="string" office:string-value="{'type': 'Feature', 'properties': {'name':'Shanghai','quantity':1159911}, 'geometry': { 'type': 'Point', 'coordinates': [121.4915,31.2246] }}">
            <text:p>{'type': 'Feature', 'properties': {'name':'Shanghai','quantity':1159911}, 'geometry': { 'type': 'Point', 'coordinates': [121.4915,31.2246] }}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 office:value-type="float" office:value="1066019">
            <text:p>1066019</text:p>
          </table:table-cell>
          <table:table-cell/>
          <table:table-cell office:value-type="string">
            <text:p>32.7706,12.7224</text:p>
          </table:table-cell>
          <table:table-cell/>
          <table:table-cell table:formula="of:=CONCATENATE(RIGHT([.F11];LEN([.F11])-FIND(&quot;,&quot;;[.F11]));&quot;,&quot;;LEFT([.F11];FIND(&quot;,&quot;;[.F11])-1))" office:value-type="string" office:string-value="12.7224,32.7706">
            <text:p>12.7224,32.7706</text:p>
          </table:table-cell>
          <table:table-cell/>
          <table:table-cell table:formula="of:=CONCATENATE(&quot;{'type': 'Feature', 'properties': {'name':'&quot;;[.B11];&quot;','quantity':&quot;;[.D11];&quot;}, 'geometry': { 'type': 'Point', 'coordinates': [&quot;;[.H11];&quot;] }}&quot;)" office:value-type="string" office:string-value="{'type': 'Feature', 'properties': {'name':'Zawia Terminal','quantity':1066019}, 'geometry': { 'type': 'Point', 'coordinates': [12.7224,32.7706] }}">
            <text:p>{'type': 'Feature', 'properties': {'name':'Zawia Terminal','quantity':1066019}, 'geometry': { 'type': 'Point', 'coordinates': [12.7224,32.7706] }}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orto Torres</text:p>
          </table:table-cell>
          <table:table-cell office:value-type="string">
            <text:p>Italy</text:p>
          </table:table-cell>
          <table:table-cell office:value-type="float" office:value="1064256">
            <text:p>1064256</text:p>
          </table:table-cell>
          <table:table-cell/>
          <table:table-cell office:value-type="string">
            <text:p>40.9513,8.3338</text:p>
          </table:table-cell>
          <table:table-cell/>
          <table:table-cell table:formula="of:=CONCATENATE(RIGHT([.F12];LEN([.F12])-FIND(&quot;,&quot;;[.F12]));&quot;,&quot;;LEFT([.F12];FIND(&quot;,&quot;;[.F12])-1))" office:value-type="string" office:string-value="8.3338,40.9513">
            <text:p>8.3338,40.9513</text:p>
          </table:table-cell>
          <table:table-cell/>
          <table:table-cell table:formula="of:=CONCATENATE(&quot;{'type': 'Feature', 'properties': {'name':'&quot;;[.B12];&quot;','quantity':&quot;;[.D12];&quot;}, 'geometry': { 'type': 'Point', 'coordinates': [&quot;;[.H12];&quot;] }}&quot;)" office:value-type="string" office:string-value="{'type': 'Feature', 'properties': {'name':'Porto Torres','quantity':1064256}, 'geometry': { 'type': 'Point', 'coordinates': [8.3338,40.9513] }}">
            <text:p>{'type': 'Feature', 'properties': {'name':'Porto Torres','quantity':1064256}, 'geometry': { 'type': 'Point', 'coordinates': [8.3338,40.9513] }}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office:value-type="float" office:value="963115">
            <text:p>963115</text:p>
          </table:table-cell>
          <table:table-cell/>
          <table:table-cell office:value-type="string">
            <text:p>36.77440,10.27697</text:p>
          </table:table-cell>
          <table:table-cell/>
          <table:table-cell table:formula="of:=CONCATENATE(RIGHT([.F13];LEN([.F13])-FIND(&quot;,&quot;;[.F13]));&quot;,&quot;;LEFT([.F13];FIND(&quot;,&quot;;[.F13])-1))" office:value-type="string" office:string-value="10.27697,36.77440">
            <text:p>10.27697,36.77440</text:p>
          </table:table-cell>
          <table:table-cell/>
          <table:table-cell table:formula="of:=CONCATENATE(&quot;{'type': 'Feature', 'properties': {'name':'&quot;;[.B13];&quot;','quantity':&quot;;[.D13];&quot;}, 'geometry': { 'type': 'Point', 'coordinates': [&quot;;[.H13];&quot;] }}&quot;)" office:value-type="string" office:string-value="{'type': 'Feature', 'properties': {'name':'Rades','quantity':963115}, 'geometry': { 'type': 'Point', 'coordinates': [10.27697,36.77440] }}">
            <text:p>{'type': 'Feature', 'properties': {'name':'Rades','quantity':963115}, 'geometry': { 'type': 'Point', 'coordinates': [10.27697,36.77440] }}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Malta</text:p>
          </table:table-cell>
          <table:table-cell office:value-type="float" office:value="813698">
            <text:p>813698</text:p>
          </table:table-cell>
          <table:table-cell/>
          <table:table-cell office:value-type="string">
            <text:p>35.9180,14.5244</text:p>
          </table:table-cell>
          <table:table-cell/>
          <table:table-cell table:formula="of:=CONCATENATE(RIGHT([.F14];LEN([.F14])-FIND(&quot;,&quot;;[.F14]));&quot;,&quot;;LEFT([.F14];FIND(&quot;,&quot;;[.F14])-1))" office:value-type="string" office:string-value="14.5244,35.9180">
            <text:p>14.5244,35.9180</text:p>
          </table:table-cell>
          <table:table-cell/>
          <table:table-cell table:formula="of:=CONCATENATE(&quot;{'type': 'Feature', 'properties': {'name':'&quot;;[.B14];&quot;','quantity':&quot;;[.D14];&quot;}, 'geometry': { 'type': 'Point', 'coordinates': [&quot;;[.H14];&quot;] }}&quot;)" office:value-type="string" office:string-value="{'type': 'Feature', 'properties': {'name':'Malta','quantity':813698}, 'geometry': { 'type': 'Point', 'coordinates': [14.5244,35.9180] }}">
            <text:p>{'type': 'Feature', 'properties': {'name':'Malta','quantity':813698}, 'geometry': { 'type': 'Point', 'coordinates': [14.5244,35.9180] }}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office:value-type="float" office:value="793490">
            <text:p>793490</text:p>
          </table:table-cell>
          <table:table-cell/>
          <table:table-cell office:value-type="string">
            <text:p>39.2204,9.0960</text:p>
          </table:table-cell>
          <table:table-cell/>
          <table:table-cell table:formula="of:=CONCATENATE(RIGHT([.F15];LEN([.F15])-FIND(&quot;,&quot;;[.F15]));&quot;,&quot;;LEFT([.F15];FIND(&quot;,&quot;;[.F15])-1))" office:value-type="string" office:string-value="9.0960,39.2204">
            <text:p>9.0960,39.2204</text:p>
          </table:table-cell>
          <table:table-cell/>
          <table:table-cell table:formula="of:=CONCATENATE(&quot;{'type': 'Feature', 'properties': {'name':'&quot;;[.B15];&quot;','quantity':&quot;;[.D15];&quot;}, 'geometry': { 'type': 'Point', 'coordinates': [&quot;;[.H15];&quot;] }}&quot;)" office:value-type="string" office:string-value="{'type': 'Feature', 'properties': {'name':'Cagliari','quantity':793490}, 'geometry': { 'type': 'Point', 'coordinates': [9.0960,39.2204] }}">
            <text:p>{'type': 'Feature', 'properties': {'name':'Cagliari','quantity':793490}, 'geometry': { 'type': 'Point', 'coordinates': [9.0960,39.2204] }}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office:value-type="float" office:value="689926">
            <text:p>689926</text:p>
          </table:table-cell>
          <table:table-cell/>
          <table:table-cell office:value-type="string">
            <text:p>24.9959,55.0687</text:p>
          </table:table-cell>
          <table:table-cell/>
          <table:table-cell table:formula="of:=CONCATENATE(RIGHT([.F16];LEN([.F16])-FIND(&quot;,&quot;;[.F16]));&quot;,&quot;;LEFT([.F16];FIND(&quot;,&quot;;[.F16])-1))" office:value-type="string" office:string-value="55.0687,24.9959">
            <text:p>55.0687,24.9959</text:p>
          </table:table-cell>
          <table:table-cell/>
          <table:table-cell table:formula="of:=CONCATENATE(&quot;{'type': 'Feature', 'properties': {'name':'&quot;;[.B16];&quot;','quantity':&quot;;[.D16];&quot;}, 'geometry': { 'type': 'Point', 'coordinates': [&quot;;[.H16];&quot;] }}&quot;)" office:value-type="string" office:string-value="{'type': 'Feature', 'properties': {'name':'Jebel Ali','quantity':689926}, 'geometry': { 'type': 'Point', 'coordinates': [55.0687,24.9959] }}">
            <text:p>{'type': 'Feature', 'properties': {'name':'Jebel Ali','quantity':689926}, 'geometry': { 'type': 'Point', 'coordinates': [55.0687,24.9959] }}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ass Terminal</text:p>
          </table:table-cell>
          <table:table-cell office:value-type="string">
            <text:p>Nigeria</text:p>
          </table:table-cell>
          <table:table-cell office:value-type="float" office:value="676343">
            <text:p>676343</text:p>
          </table:table-cell>
          <table:table-cell/>
          <table:table-cell office:value-type="string">
            <text:p>4.3037,6.2439</text:p>
          </table:table-cell>
          <table:table-cell/>
          <table:table-cell table:formula="of:=CONCATENATE(RIGHT([.F17];LEN([.F17])-FIND(&quot;,&quot;;[.F17]));&quot;,&quot;;LEFT([.F17];FIND(&quot;,&quot;;[.F17])-1))" office:value-type="string" office:string-value="6.2439,4.3037">
            <text:p>6.2439,4.3037</text:p>
          </table:table-cell>
          <table:table-cell/>
          <table:table-cell table:formula="of:=CONCATENATE(&quot;{'type': 'Feature', 'properties': {'name':'&quot;;[.B17];&quot;','quantity':&quot;;[.D17];&quot;}, 'geometry': { 'type': 'Point', 'coordinates': [&quot;;[.H17];&quot;] }}&quot;)" office:value-type="string" office:string-value="{'type': 'Feature', 'properties': {'name':'Brass Terminal','quantity':676343}, 'geometry': { 'type': 'Point', 'coordinates': [6.2439,4.3037] }}">
            <text:p>{'type': 'Feature', 'properties': {'name':'Brass Terminal','quantity':676343}, 'geometry': { 'type': 'Point', 'coordinates': [6.2439,4.3037] }}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s Sider</text:p>
          </table:table-cell>
          <table:table-cell office:value-type="string">
            <text:p>Libya</text:p>
          </table:table-cell>
          <table:table-cell office:value-type="float" office:value="662264">
            <text:p>662264</text:p>
          </table:table-cell>
          <table:table-cell/>
          <table:table-cell office:value-type="string">
            <text:p>30.63684,18.36565</text:p>
          </table:table-cell>
          <table:table-cell/>
          <table:table-cell table:formula="of:=CONCATENATE(RIGHT([.F18];LEN([.F18])-FIND(&quot;,&quot;;[.F18]));&quot;,&quot;;LEFT([.F18];FIND(&quot;,&quot;;[.F18])-1))" office:value-type="string" office:string-value="18.36565,30.63684">
            <text:p>18.36565,30.63684</text:p>
          </table:table-cell>
          <table:table-cell/>
          <table:table-cell table:formula="of:=CONCATENATE(&quot;{'type': 'Feature', 'properties': {'name':'&quot;;[.B18];&quot;','quantity':&quot;;[.D18];&quot;}, 'geometry': { 'type': 'Point', 'coordinates': [&quot;;[.H18];&quot;] }}&quot;)" office:value-type="string" office:string-value="{'type': 'Feature', 'properties': {'name':'Es Sider','quantity':662264}, 'geometry': { 'type': 'Point', 'coordinates': [18.36565,30.63684] }}">
            <text:p>{'type': 'Feature', 'properties': {'name':'Es Sider','quantity':662264}, 'geometry': { 'type': 'Point', 'coordinates': [18.36565,30.63684] }}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office:value-type="float" office:value="651278">
            <text:p>651278</text:p>
          </table:table-cell>
          <table:table-cell/>
          <table:table-cell office:value-type="string">
            <text:p>21.58222,39.16404</text:p>
          </table:table-cell>
          <table:table-cell/>
          <table:table-cell table:formula="of:=CONCATENATE(RIGHT([.F19];LEN([.F19])-FIND(&quot;,&quot;;[.F19]));&quot;,&quot;;LEFT([.F19];FIND(&quot;,&quot;;[.F19])-1))" office:value-type="string" office:string-value="39.16404,21.58222">
            <text:p>39.16404,21.58222</text:p>
          </table:table-cell>
          <table:table-cell/>
          <table:table-cell table:formula="of:=CONCATENATE(&quot;{'type': 'Feature', 'properties': {'name':'&quot;;[.B19];&quot;','quantity':&quot;;[.D19];&quot;}, 'geometry': { 'type': 'Point', 'coordinates': [&quot;;[.H19];&quot;] }}&quot;)" office:value-type="string" office:string-value="{'type': 'Feature', 'properties': {'name':'Jeddah','quantity':651278}, 'geometry': { 'type': 'Point', 'coordinates': [39.16404,21.58222] }}">
            <text:p>{'type': 'Feature', 'properties': {'name':'Jeddah','quantity':651278}, 'geometry': { 'type': 'Point', 'coordinates': [39.16404,21.58222] }}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office:value-type="float" office:value="619250">
            <text:p>619250</text:p>
          </table:table-cell>
          <table:table-cell/>
          <table:table-cell office:value-type="string">
            <text:p>43.5457,10.3073</text:p>
          </table:table-cell>
          <table:table-cell/>
          <table:table-cell table:formula="of:=CONCATENATE(RIGHT([.F20];LEN([.F20])-FIND(&quot;,&quot;;[.F20]));&quot;,&quot;;LEFT([.F20];FIND(&quot;,&quot;;[.F20])-1))" office:value-type="string" office:string-value="10.3073,43.5457">
            <text:p>10.3073,43.5457</text:p>
          </table:table-cell>
          <table:table-cell/>
          <table:table-cell table:formula="of:=CONCATENATE(&quot;{'type': 'Feature', 'properties': {'name':'&quot;;[.B20];&quot;','quantity':&quot;;[.D20];&quot;}, 'geometry': { 'type': 'Point', 'coordinates': [&quot;;[.H20];&quot;] }}&quot;)" office:value-type="string" office:string-value="{'type': 'Feature', 'properties': {'name':'Livorno','quantity':619250}, 'geometry': { 'type': 'Point', 'coordinates': [10.3073,43.5457] }}">
            <text:p>{'type': 'Feature', 'properties': {'name':'Livorno','quantity':619250}, 'geometry': { 'type': 'Point', 'coordinates': [10.3073,43.5457] }}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rimorsk, Koivisto</text:p>
          </table:table-cell>
          <table:table-cell office:value-type="string">
            <text:p>Russia</text:p>
          </table:table-cell>
          <table:table-cell office:value-type="float" office:value="599653">
            <text:p>599653</text:p>
          </table:table-cell>
          <table:table-cell/>
          <table:table-cell office:value-type="string">
            <text:p>60.3584,28.6175</text:p>
          </table:table-cell>
          <table:table-cell/>
          <table:table-cell table:formula="of:=CONCATENATE(RIGHT([.F21];LEN([.F21])-FIND(&quot;,&quot;;[.F21]));&quot;,&quot;;LEFT([.F21];FIND(&quot;,&quot;;[.F21])-1))" office:value-type="string" office:string-value="28.6175,60.3584">
            <text:p>28.6175,60.3584</text:p>
          </table:table-cell>
          <table:table-cell/>
          <table:table-cell table:formula="of:=CONCATENATE(&quot;{'type': 'Feature', 'properties': {'name':'&quot;;[.B21];&quot;','quantity':&quot;;[.D21];&quot;}, 'geometry': { 'type': 'Point', 'coordinates': [&quot;;[.H21];&quot;] }}&quot;)" office:value-type="string" office:string-value="{'type': 'Feature', 'properties': {'name':'Primorsk, Koivisto','quantity':599653}, 'geometry': { 'type': 'Point', 'coordinates': [28.6175,60.3584] }}">
            <text:p>{'type': 'Feature', 'properties': {'name':'Primorsk, Koivisto','quantity':599653}, 'geometry': { 'type': 'Point', 'coordinates': [28.6175,60.3584] }}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office:value-type="float" office:value="595912">
            <text:p>595912</text:p>
          </table:table-cell>
          <table:table-cell/>
          <table:table-cell office:value-type="string">
            <text:p>22.3434,114.1229</text:p>
          </table:table-cell>
          <table:table-cell/>
          <table:table-cell table:formula="of:=CONCATENATE(RIGHT([.F22];LEN([.F22])-FIND(&quot;,&quot;;[.F22]));&quot;,&quot;;LEFT([.F22];FIND(&quot;,&quot;;[.F22])-1))" office:value-type="string" office:string-value="114.1229,22.3434">
            <text:p>114.1229,22.3434</text:p>
          </table:table-cell>
          <table:table-cell/>
          <table:table-cell table:formula="of:=CONCATENATE(&quot;{'type': 'Feature', 'properties': {'name':'&quot;;[.B22];&quot;','quantity':&quot;;[.D22];&quot;}, 'geometry': { 'type': 'Point', 'coordinates': [&quot;;[.H22];&quot;] }}&quot;)" office:value-type="string" office:string-value="{'type': 'Feature', 'properties': {'name':'Hong Kong','quantity':595912}, 'geometry': { 'type': 'Point', 'coordinates': [114.1229,22.3434] }}">
            <text:p>{'type': 'Feature', 'properties': {'name':'Hong Kong','quantity':595912}, 'geometry': { 'type': 'Point', 'coordinates': [114.1229,22.3434] }}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office:value-type="float" office:value="569260">
            <text:p>569260</text:p>
          </table:table-cell>
          <table:table-cell/>
          <table:table-cell office:value-type="string">
            <text:p>-23.8643,-46.2900</text:p>
          </table:table-cell>
          <table:table-cell/>
          <table:table-cell table:formula="of:=CONCATENATE(RIGHT([.F23];LEN([.F23])-FIND(&quot;,&quot;;[.F23]));&quot;,&quot;;LEFT([.F23];FIND(&quot;,&quot;;[.F23])-1))" office:value-type="string" office:string-value="-46.2900,-23.8643">
            <text:p>-46.2900,-23.8643</text:p>
          </table:table-cell>
          <table:table-cell/>
          <table:table-cell table:formula="of:=CONCATENATE(&quot;{'type': 'Feature', 'properties': {'name':'&quot;;[.B23];&quot;','quantity':&quot;;[.D23];&quot;}, 'geometry': { 'type': 'Point', 'coordinates': [&quot;;[.H23];&quot;] }}&quot;)" office:value-type="string" office:string-value="{'type': 'Feature', 'properties': {'name':'Santos','quantity':569260}, 'geometry': { 'type': 'Point', 'coordinates': [-46.2900,-23.8643] }}">
            <text:p>{'type': 'Feature', 'properties': {'name':'Santos','quantity':569260}, 'geometry': { 'type': 'Point', 'coordinates': [-46.2900,-23.8643] }}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office:value-type="float" office:value="502980">
            <text:p>502980</text:p>
          </table:table-cell>
          <table:table-cell/>
          <table:table-cell office:value-type="string">
            <text:p>36.1386,-5.4278</text:p>
          </table:table-cell>
          <table:table-cell/>
          <table:table-cell table:formula="of:=CONCATENATE(RIGHT([.F24];LEN([.F24])-FIND(&quot;,&quot;;[.F24]));&quot;,&quot;;LEFT([.F24];FIND(&quot;,&quot;;[.F24])-1))" office:value-type="string" office:string-value="-5.4278,36.1386">
            <text:p>-5.4278,36.1386</text:p>
          </table:table-cell>
          <table:table-cell/>
          <table:table-cell table:formula="of:=CONCATENATE(&quot;{'type': 'Feature', 'properties': {'name':'&quot;;[.B24];&quot;','quantity':&quot;;[.D24];&quot;}, 'geometry': { 'type': 'Point', 'coordinates': [&quot;;[.H24];&quot;] }}&quot;)" office:value-type="string" office:string-value="{'type': 'Feature', 'properties': {'name':'Algeciras','quantity':502980}, 'geometry': { 'type': 'Point', 'coordinates': [-5.4278,36.1386] }}">
            <text:p>{'type': 'Feature', 'properties': {'name':'Algeciras','quantity':502980}, 'geometry': { 'type': 'Point', 'coordinates': [-5.4278,36.1386] }}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office:value-type="float" office:value="491274">
            <text:p>491274</text:p>
          </table:table-cell>
          <table:table-cell/>
          <table:table-cell office:value-type="string">
            <text:p>35.0803,129.0176</text:p>
          </table:table-cell>
          <table:table-cell/>
          <table:table-cell table:formula="of:=CONCATENATE(RIGHT([.F25];LEN([.F25])-FIND(&quot;,&quot;;[.F25]));&quot;,&quot;;LEFT([.F25];FIND(&quot;,&quot;;[.F25])-1))" office:value-type="string" office:string-value="129.0176,35.0803">
            <text:p>129.0176,35.0803</text:p>
          </table:table-cell>
          <table:table-cell/>
          <table:table-cell table:formula="of:=CONCATENATE(&quot;{'type': 'Feature', 'properties': {'name':'&quot;;[.B25];&quot;','quantity':&quot;;[.D25];&quot;}, 'geometry': { 'type': 'Point', 'coordinates': [&quot;;[.H25];&quot;] }}&quot;)" office:value-type="string" office:string-value="{'type': 'Feature', 'properties': {'name':'Busan (Pusan)','quantity':491274}, 'geometry': { 'type': 'Point', 'coordinates': [129.0176,35.0803] }}">
            <text:p>{'type': 'Feature', 'properties': {'name':'Busan (Pusan)','quantity':491274}, 'geometry': { 'type': 'Point', 'coordinates': [129.0176,35.0803] }}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office:value-type="float" office:value="449668">
            <text:p>449668</text:p>
          </table:table-cell>
          <table:table-cell/>
          <table:table-cell office:value-type="string">
            <text:p>2.9410,101.3006</text:p>
          </table:table-cell>
          <table:table-cell/>
          <table:table-cell table:formula="of:=CONCATENATE(RIGHT([.F26];LEN([.F26])-FIND(&quot;,&quot;;[.F26]));&quot;,&quot;;LEFT([.F26];FIND(&quot;,&quot;;[.F26])-1))" office:value-type="string" office:string-value="101.3006,2.9410">
            <text:p>101.3006,2.9410</text:p>
          </table:table-cell>
          <table:table-cell/>
          <table:table-cell table:formula="of:=CONCATENATE(&quot;{'type': 'Feature', 'properties': {'name':'&quot;;[.B26];&quot;','quantity':&quot;;[.D26];&quot;}, 'geometry': { 'type': 'Point', 'coordinates': [&quot;;[.H26];&quot;] }}&quot;)" office:value-type="string" office:string-value="{'type': 'Feature', 'properties': {'name':'Port Kelang','quantity':449668}, 'geometry': { 'type': 'Point', 'coordinates': [101.3006,2.9410] }}">
            <text:p>{'type': 'Feature', 'properties': {'name':'Port Kelang','quantity':449668}, 'geometry': { 'type': 'Point', 'coordinates': [101.3006,2.9410] }}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float" office:value="447572">
            <text:p>447572</text:p>
          </table:table-cell>
          <table:table-cell/>
          <table:table-cell office:value-type="string">
            <text:p>41.3996,2.1889</text:p>
          </table:table-cell>
          <table:table-cell/>
          <table:table-cell table:formula="of:=CONCATENATE(RIGHT([.F27];LEN([.F27])-FIND(&quot;,&quot;;[.F27]));&quot;,&quot;;LEFT([.F27];FIND(&quot;,&quot;;[.F27])-1))" office:value-type="string" office:string-value="2.1889,41.3996">
            <text:p>2.1889,41.3996</text:p>
          </table:table-cell>
          <table:table-cell/>
          <table:table-cell table:formula="of:=CONCATENATE(&quot;{'type': 'Feature', 'properties': {'name':'&quot;;[.B27];&quot;','quantity':&quot;;[.D27];&quot;}, 'geometry': { 'type': 'Point', 'coordinates': [&quot;;[.H27];&quot;] }}&quot;)" office:value-type="string" office:string-value="{'type': 'Feature', 'properties': {'name':'Barcelona','quantity':447572}, 'geometry': { 'type': 'Point', 'coordinates': [2.1889,41.3996] }}">
            <text:p>{'type': 'Feature', 'properties': {'name':'Barcelona','quantity':447572}, 'geometry': { 'type': 'Point', 'coordinates': [2.1889,41.3996] }}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office:value-type="float" office:value="431140">
            <text:p>431140</text:p>
          </table:table-cell>
          <table:table-cell/>
          <table:table-cell office:value-type="string">
            <text:p>38.4271,15.9207</text:p>
          </table:table-cell>
          <table:table-cell/>
          <table:table-cell table:formula="of:=CONCATENATE(RIGHT([.F28];LEN([.F28])-FIND(&quot;,&quot;;[.F28]));&quot;,&quot;;LEFT([.F28];FIND(&quot;,&quot;;[.F28])-1))" office:value-type="string" office:string-value="15.9207,38.4271">
            <text:p>15.9207,38.4271</text:p>
          </table:table-cell>
          <table:table-cell/>
          <table:table-cell table:formula="of:=CONCATENATE(&quot;{'type': 'Feature', 'properties': {'name':'&quot;;[.B28];&quot;','quantity':&quot;;[.D28];&quot;}, 'geometry': { 'type': 'Point', 'coordinates': [&quot;;[.H28];&quot;] }}&quot;)" office:value-type="string" office:string-value="{'type': 'Feature', 'properties': {'name':'Gioia Tauro','quantity':431140}, 'geometry': { 'type': 'Point', 'coordinates': [15.9207,38.4271] }}">
            <text:p>{'type': 'Feature', 'properties': {'name':'Gioia Tauro','quantity':431140}, 'geometry': { 'type': 'Point', 'coordinates': [15.9207,38.4271] }}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office:value-type="float" office:value="417847">
            <text:p>417847</text:p>
          </table:table-cell>
          <table:table-cell/>
          <table:table-cell office:value-type="string">
            <text:p>40.6979,-73.9796</text:p>
          </table:table-cell>
          <table:table-cell/>
          <table:table-cell table:formula="of:=CONCATENATE(RIGHT([.F29];LEN([.F29])-FIND(&quot;,&quot;;[.F29]));&quot;,&quot;;LEFT([.F29];FIND(&quot;,&quot;;[.F29])-1))" office:value-type="string" office:string-value="-73.9796,40.6979">
            <text:p>-73.9796,40.6979</text:p>
          </table:table-cell>
          <table:table-cell/>
          <table:table-cell table:formula="of:=CONCATENATE(&quot;{'type': 'Feature', 'properties': {'name':'&quot;;[.B29];&quot;','quantity':&quot;;[.D29];&quot;}, 'geometry': { 'type': 'Point', 'coordinates': [&quot;;[.H29];&quot;] }}&quot;)" office:value-type="string" office:string-value="{'type': 'Feature', 'properties': {'name':'New York','quantity':417847}, 'geometry': { 'type': 'Point', 'coordinates': [-73.9796,40.6979] }}">
            <text:p>{'type': 'Feature', 'properties': {'name':'New York','quantity':417847}, 'geometry': { 'type': 'Point', 'coordinates': [-73.9796,40.6979] }}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office:value-type="float" office:value="401897">
            <text:p>401897</text:p>
          </table:table-cell>
          <table:table-cell/>
          <table:table-cell office:value-type="string">
            <text:p>36.80011,10.18479</text:p>
          </table:table-cell>
          <table:table-cell/>
          <table:table-cell table:formula="of:=CONCATENATE(RIGHT([.F30];LEN([.F30])-FIND(&quot;,&quot;;[.F30]));&quot;,&quot;;LEFT([.F30];FIND(&quot;,&quot;;[.F30])-1))" office:value-type="string" office:string-value="10.18479,36.80011">
            <text:p>10.18479,36.80011</text:p>
          </table:table-cell>
          <table:table-cell/>
          <table:table-cell table:formula="of:=CONCATENATE(&quot;{'type': 'Feature', 'properties': {'name':'&quot;;[.B30];&quot;','quantity':&quot;;[.D30];&quot;}, 'geometry': { 'type': 'Point', 'coordinates': [&quot;;[.H30];&quot;] }}&quot;)" office:value-type="string" office:string-value="{'type': 'Feature', 'properties': {'name':'Tunis','quantity':401897}, 'geometry': { 'type': 'Point', 'coordinates': [10.18479,36.80011] }}">
            <text:p>{'type': 'Feature', 'properties': {'name':'Tunis','quantity':401897}, 'geometry': { 'type': 'Point', 'coordinates': [10.18479,36.80011] }}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office:value-type="float" office:value="400903">
            <text:p>400903</text:p>
          </table:table-cell>
          <table:table-cell/>
          <table:table-cell office:value-type="string">
            <text:p>29.87203,121.54988</text:p>
          </table:table-cell>
          <table:table-cell/>
          <table:table-cell table:formula="of:=CONCATENATE(RIGHT([.F31];LEN([.F31])-FIND(&quot;,&quot;;[.F31]));&quot;,&quot;;LEFT([.F31];FIND(&quot;,&quot;;[.F31])-1))" office:value-type="string" office:string-value="121.54988,29.87203">
            <text:p>121.54988,29.87203</text:p>
          </table:table-cell>
          <table:table-cell/>
          <table:table-cell table:formula="of:=CONCATENATE(&quot;{'type': 'Feature', 'properties': {'name':'&quot;;[.B31];&quot;','quantity':&quot;;[.D31];&quot;}, 'geometry': { 'type': 'Point', 'coordinates': [&quot;;[.H31];&quot;] }}&quot;)" office:value-type="string" office:string-value="{'type': 'Feature', 'properties': {'name':'Ningbo','quantity':400903}, 'geometry': { 'type': 'Point', 'coordinates': [121.54988,29.87203] }}">
            <text:p>{'type': 'Feature', 'properties': {'name':'Ningbo','quantity':400903}, 'geometry': { 'type': 'Point', 'coordinates': [121.54988,29.87203] }}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office:value-type="float" office:value="396865">
            <text:p>396865</text:p>
          </table:table-cell>
          <table:table-cell/>
          <table:table-cell office:value-type="string">
            <text:p>31.1990,29.8944</text:p>
          </table:table-cell>
          <table:table-cell/>
          <table:table-cell table:formula="of:=CONCATENATE(RIGHT([.F32];LEN([.F32])-FIND(&quot;,&quot;;[.F32]));&quot;,&quot;;LEFT([.F32];FIND(&quot;,&quot;;[.F32])-1))" office:value-type="string" office:string-value="29.8944,31.1990">
            <text:p>29.8944,31.1990</text:p>
          </table:table-cell>
          <table:table-cell/>
          <table:table-cell table:formula="of:=CONCATENATE(&quot;{'type': 'Feature', 'properties': {'name':'&quot;;[.B32];&quot;','quantity':&quot;;[.D32];&quot;}, 'geometry': { 'type': 'Point', 'coordinates': [&quot;;[.H32];&quot;] }}&quot;)" office:value-type="string" office:string-value="{'type': 'Feature', 'properties': {'name':'Alexandria','quantity':396865}, 'geometry': { 'type': 'Point', 'coordinates': [29.8944,31.1990] }}">
            <text:p>{'type': 'Feature', 'properties': {'name':'Alexandria','quantity':396865}, 'geometry': { 'type': 'Point', 'coordinates': [29.8944,31.1990] }}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s Lanuf</text:p>
          </table:table-cell>
          <table:table-cell office:value-type="string">
            <text:p>Libya</text:p>
          </table:table-cell>
          <table:table-cell office:value-type="float" office:value="365773">
            <text:p>365773</text:p>
          </table:table-cell>
          <table:table-cell/>
          <table:table-cell office:value-type="string">
            <text:p>30.5907,18.4295</text:p>
          </table:table-cell>
          <table:table-cell/>
          <table:table-cell table:formula="of:=CONCATENATE(RIGHT([.F33];LEN([.F33])-FIND(&quot;,&quot;;[.F33]));&quot;,&quot;;LEFT([.F33];FIND(&quot;,&quot;;[.F33])-1))" office:value-type="string" office:string-value="18.4295,30.5907">
            <text:p>18.4295,30.5907</text:p>
          </table:table-cell>
          <table:table-cell/>
          <table:table-cell table:formula="of:=CONCATENATE(&quot;{'type': 'Feature', 'properties': {'name':'&quot;;[.B33];&quot;','quantity':&quot;;[.D33];&quot;}, 'geometry': { 'type': 'Point', 'coordinates': [&quot;;[.H33];&quot;] }}&quot;)" office:value-type="string" office:string-value="{'type': 'Feature', 'properties': {'name':'Ras Lanuf','quantity':365773}, 'geometry': { 'type': 'Point', 'coordinates': [18.4295,30.5907] }}">
            <text:p>{'type': 'Feature', 'properties': {'name':'Ras Lanuf','quantity':365773}, 'geometry': { 'type': 'Point', 'coordinates': [18.4295,30.5907] }}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office:value-type="float" office:value="354018">
            <text:p>354018</text:p>
          </table:table-cell>
          <table:table-cell/>
          <table:table-cell office:value-type="string">
            <text:p>29.7232,-94.9171</text:p>
          </table:table-cell>
          <table:table-cell/>
          <table:table-cell table:formula="of:=CONCATENATE(RIGHT([.F34];LEN([.F34])-FIND(&quot;,&quot;;[.F34]));&quot;,&quot;;LEFT([.F34];FIND(&quot;,&quot;;[.F34])-1))" office:value-type="string" office:string-value="-94.9171,29.7232">
            <text:p>-94.9171,29.7232</text:p>
          </table:table-cell>
          <table:table-cell/>
          <table:table-cell table:formula="of:=CONCATENATE(&quot;{'type': 'Feature', 'properties': {'name':'&quot;;[.B34];&quot;','quantity':&quot;;[.D34];&quot;}, 'geometry': { 'type': 'Point', 'coordinates': [&quot;;[.H34];&quot;] }}&quot;)" office:value-type="string" office:string-value="{'type': 'Feature', 'properties': {'name':'Houston','quantity':354018}, 'geometry': { 'type': 'Point', 'coordinates': [-94.9171,29.7232] }}">
            <text:p>{'type': 'Feature', 'properties': {'name':'Houston','quantity':354018}, 'geometry': { 'type': 'Point', 'coordinates': [-94.9171,29.7232] }}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lazzo</text:p>
          </table:table-cell>
          <table:table-cell office:value-type="string">
            <text:p>Italy</text:p>
          </table:table-cell>
          <table:table-cell office:value-type="float" office:value="350111">
            <text:p>350111</text:p>
          </table:table-cell>
          <table:table-cell/>
          <table:table-cell office:value-type="string">
            <text:p>38.2144,15.2734</text:p>
          </table:table-cell>
          <table:table-cell/>
          <table:table-cell table:formula="of:=CONCATENATE(RIGHT([.F35];LEN([.F35])-FIND(&quot;,&quot;;[.F35]));&quot;,&quot;;LEFT([.F35];FIND(&quot;,&quot;;[.F35])-1))" office:value-type="string" office:string-value="15.2734,38.2144">
            <text:p>15.2734,38.2144</text:p>
          </table:table-cell>
          <table:table-cell/>
          <table:table-cell table:formula="of:=CONCATENATE(&quot;{'type': 'Feature', 'properties': {'name':'&quot;;[.B35];&quot;','quantity':&quot;;[.D35];&quot;}, 'geometry': { 'type': 'Point', 'coordinates': [&quot;;[.H35];&quot;] }}&quot;)" office:value-type="string" office:string-value="{'type': 'Feature', 'properties': {'name':'Milazzo','quantity':350111}, 'geometry': { 'type': 'Point', 'coordinates': [15.2734,38.2144] }}">
            <text:p>{'type': 'Feature', 'properties': {'name':'Milazzo','quantity':350111}, 'geometry': { 'type': 'Point', 'coordinates': [15.2734,38.2144] }}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float" office:value="332363">
            <text:p>332363</text:p>
          </table:table-cell>
          <table:table-cell/>
          <table:table-cell office:value-type="string">
            <text:p>45.5027,-73.6554</text:p>
          </table:table-cell>
          <table:table-cell/>
          <table:table-cell table:formula="of:=CONCATENATE(RIGHT([.F36];LEN([.F36])-FIND(&quot;,&quot;;[.F36]));&quot;,&quot;;LEFT([.F36];FIND(&quot;,&quot;;[.F36])-1))" office:value-type="string" office:string-value="-73.6554,45.5027">
            <text:p>-73.6554,45.5027</text:p>
          </table:table-cell>
          <table:table-cell/>
          <table:table-cell table:formula="of:=CONCATENATE(&quot;{'type': 'Feature', 'properties': {'name':'&quot;;[.B36];&quot;','quantity':&quot;;[.D36];&quot;}, 'geometry': { 'type': 'Point', 'coordinates': [&quot;;[.H36];&quot;] }}&quot;)" office:value-type="string" office:string-value="{'type': 'Feature', 'properties': {'name':'Montreal','quantity':332363}, 'geometry': { 'type': 'Point', 'coordinates': [-73.6554,45.5027] }}">
            <text:p>{'type': 'Feature', 'properties': {'name':'Montreal','quantity':332363}, 'geometry': { 'type': 'Point', 'coordinates': [-73.6554,45.5027] }}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ikda</text:p>
          </table:table-cell>
          <table:table-cell office:value-type="string">
            <text:p>Algeria</text:p>
          </table:table-cell>
          <table:table-cell office:value-type="float" office:value="327677">
            <text:p>327677</text:p>
          </table:table-cell>
          <table:table-cell/>
          <table:table-cell office:value-type="string">
            <text:p>36.8891,6.9065</text:p>
          </table:table-cell>
          <table:table-cell/>
          <table:table-cell table:formula="of:=CONCATENATE(RIGHT([.F37];LEN([.F37])-FIND(&quot;,&quot;;[.F37]));&quot;,&quot;;LEFT([.F37];FIND(&quot;,&quot;;[.F37])-1))" office:value-type="string" office:string-value="6.9065,36.8891">
            <text:p>6.9065,36.8891</text:p>
          </table:table-cell>
          <table:table-cell/>
          <table:table-cell table:formula="of:=CONCATENATE(&quot;{'type': 'Feature', 'properties': {'name':'&quot;;[.B37];&quot;','quantity':&quot;;[.D37];&quot;}, 'geometry': { 'type': 'Point', 'coordinates': [&quot;;[.H37];&quot;] }}&quot;)" office:value-type="string" office:string-value="{'type': 'Feature', 'properties': {'name':'Sikda','quantity':327677}, 'geometry': { 'type': 'Point', 'coordinates': [6.9065,36.8891] }}">
            <text:p>{'type': 'Feature', 'properties': {'name':'Sikda','quantity':327677}, 'geometry': { 'type': 'Point', 'coordinates': [6.9065,36.8891] }}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office:value-type="float" office:value="327151">
            <text:p>327151</text:p>
          </table:table-cell>
          <table:table-cell/>
          <table:table-cell office:value-type="string">
            <text:p>31.9996,-81.0980</text:p>
          </table:table-cell>
          <table:table-cell/>
          <table:table-cell table:formula="of:=CONCATENATE(RIGHT([.F38];LEN([.F38])-FIND(&quot;,&quot;;[.F38]));&quot;,&quot;;LEFT([.F38];FIND(&quot;,&quot;;[.F38])-1))" office:value-type="string" office:string-value="-81.0980,31.9996">
            <text:p>-81.0980,31.9996</text:p>
          </table:table-cell>
          <table:table-cell/>
          <table:table-cell table:formula="of:=CONCATENATE(&quot;{'type': 'Feature', 'properties': {'name':'&quot;;[.B38];&quot;','quantity':&quot;;[.D38];&quot;}, 'geometry': { 'type': 'Point', 'coordinates': [&quot;;[.H38];&quot;] }}&quot;)" office:value-type="string" office:string-value="{'type': 'Feature', 'properties': {'name':'Savannah','quantity':327151}, 'geometry': { 'type': 'Point', 'coordinates': [-81.0980,31.9996] }}">
            <text:p>{'type': 'Feature', 'properties': {'name':'Savannah','quantity':327151}, 'geometry': { 'type': 'Point', 'coordinates': [-81.0980,31.9996] }}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nny</text:p>
          </table:table-cell>
          <table:table-cell office:value-type="string">
            <text:p>Nigeria</text:p>
          </table:table-cell>
          <table:table-cell office:value-type="float" office:value="326177">
            <text:p>326177</text:p>
          </table:table-cell>
          <table:table-cell/>
          <table:table-cell office:value-type="string">
            <text:p>4.4355,7.1668</text:p>
          </table:table-cell>
          <table:table-cell/>
          <table:table-cell table:formula="of:=CONCATENATE(RIGHT([.F39];LEN([.F39])-FIND(&quot;,&quot;;[.F39]));&quot;,&quot;;LEFT([.F39];FIND(&quot;,&quot;;[.F39])-1))" office:value-type="string" office:string-value="7.1668,4.4355">
            <text:p>7.1668,4.4355</text:p>
          </table:table-cell>
          <table:table-cell/>
          <table:table-cell table:formula="of:=CONCATENATE(&quot;{'type': 'Feature', 'properties': {'name':'&quot;;[.B39];&quot;','quantity':&quot;;[.D39];&quot;}, 'geometry': { 'type': 'Point', 'coordinates': [&quot;;[.H39];&quot;] }}&quot;)" office:value-type="string" office:string-value="{'type': 'Feature', 'properties': {'name':'Bonny','quantity':326177}, 'geometry': { 'type': 'Point', 'coordinates': [7.1668,4.4355] }}">
            <text:p>{'type': 'Feature', 'properties': {'name':'Bonny','quantity':326177}, 'geometry': { 'type': 'Point', 'coordinates': [7.1668,4.4355] }}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office:value-type="float" office:value="324963">
            <text:p>324963</text:p>
          </table:table-cell>
          <table:table-cell/>
          <table:table-cell office:value-type="string">
            <text:p>40.6993,-74.1246</text:p>
          </table:table-cell>
          <table:table-cell/>
          <table:table-cell table:formula="of:=CONCATENATE(RIGHT([.F40];LEN([.F40])-FIND(&quot;,&quot;;[.F40]));&quot;,&quot;;LEFT([.F40];FIND(&quot;,&quot;;[.F40])-1))" office:value-type="string" office:string-value="-74.1246,40.6993">
            <text:p>-74.1246,40.6993</text:p>
          </table:table-cell>
          <table:table-cell/>
          <table:table-cell table:formula="of:=CONCATENATE(&quot;{'type': 'Feature', 'properties': {'name':'&quot;;[.B40];&quot;','quantity':&quot;;[.D40];&quot;}, 'geometry': { 'type': 'Point', 'coordinates': [&quot;;[.H40];&quot;] }}&quot;)" office:value-type="string" office:string-value="{'type': 'Feature', 'properties': {'name':'Newark','quantity':324963}, 'geometry': { 'type': 'Point', 'coordinates': [-74.1246,40.6993] }}">
            <text:p>{'type': 'Feature', 'properties': {'name':'Newark','quantity':324963}, 'geometry': { 'type': 'Point', 'coordinates': [-74.1246,40.6993] }}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 office:value-type="float" office:value="316400">
            <text:p>316400</text:p>
          </table:table-cell>
          <table:table-cell/>
          <table:table-cell office:value-type="string">
            <text:p>31.0516,29.6734</text:p>
          </table:table-cell>
          <table:table-cell/>
          <table:table-cell table:formula="of:=CONCATENATE(RIGHT([.F41];LEN([.F41])-FIND(&quot;,&quot;;[.F41]));&quot;,&quot;;LEFT([.F41];FIND(&quot;,&quot;;[.F41])-1))" office:value-type="string" office:string-value="29.6734,31.0516">
            <text:p>29.6734,31.0516</text:p>
          </table:table-cell>
          <table:table-cell/>
          <table:table-cell table:formula="of:=CONCATENATE(&quot;{'type': 'Feature', 'properties': {'name':'&quot;;[.B41];&quot;','quantity':&quot;;[.D41];&quot;}, 'geometry': { 'type': 'Point', 'coordinates': [&quot;;[.H41];&quot;] }}&quot;)" office:value-type="string" office:string-value="{'type': 'Feature', 'properties': {'name':'Sidi Kerir Terminal','quantity':316400}, 'geometry': { 'type': 'Point', 'coordinates': [29.6734,31.0516] }}">
            <text:p>{'type': 'Feature', 'properties': {'name':'Sidi Kerir Terminal','quantity':316400}, 'geometry': { 'type': 'Point', 'coordinates': [29.6734,31.0516] }}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office:value-type="float" office:value="307773">
            <text:p>307773</text:p>
          </table:table-cell>
          <table:table-cell/>
          <table:table-cell office:value-type="string">
            <text:p>18.9629,72.9644</text:p>
          </table:table-cell>
          <table:table-cell/>
          <table:table-cell table:formula="of:=CONCATENATE(RIGHT([.F42];LEN([.F42])-FIND(&quot;,&quot;;[.F42]));&quot;,&quot;;LEFT([.F42];FIND(&quot;,&quot;;[.F42])-1))" office:value-type="string" office:string-value="72.9644,18.9629">
            <text:p>72.9644,18.9629</text:p>
          </table:table-cell>
          <table:table-cell/>
          <table:table-cell table:formula="of:=CONCATENATE(&quot;{'type': 'Feature', 'properties': {'name':'&quot;;[.B42];&quot;','quantity':&quot;;[.D42];&quot;}, 'geometry': { 'type': 'Point', 'coordinates': [&quot;;[.H42];&quot;] }}&quot;)" office:value-type="string" office:string-value="{'type': 'Feature', 'properties': {'name':'Jawaharlal Neru (Nhava Sheva)','quantity':307773}, 'geometry': { 'type': 'Point', 'coordinates': [72.9644,18.9629] }}">
            <text:p>{'type': 'Feature', 'properties': {'name':'Jawaharlal Neru (Nhava Sheva)','quantity':307773}, 'geometry': { 'type': 'Point', 'coordinates': [72.9644,18.9629] }}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office:value-type="float" office:value="303264">
            <text:p>303264</text:p>
          </table:table-cell>
          <table:table-cell/>
          <table:table-cell office:value-type="string">
            <text:p>25.3584,56.3709</text:p>
          </table:table-cell>
          <table:table-cell/>
          <table:table-cell table:formula="of:=CONCATENATE(RIGHT([.F43];LEN([.F43])-FIND(&quot;,&quot;;[.F43]));&quot;,&quot;;LEFT([.F43];FIND(&quot;,&quot;;[.F43])-1))" office:value-type="string" office:string-value="56.3709,25.3584">
            <text:p>56.3709,25.3584</text:p>
          </table:table-cell>
          <table:table-cell/>
          <table:table-cell table:formula="of:=CONCATENATE(&quot;{'type': 'Feature', 'properties': {'name':'&quot;;[.B43];&quot;','quantity':&quot;;[.D43];&quot;}, 'geometry': { 'type': 'Point', 'coordinates': [&quot;;[.H43];&quot;] }}&quot;)" office:value-type="string" office:string-value="{'type': 'Feature', 'properties': {'name':'Khor al Fakkan','quantity':303264}, 'geometry': { 'type': 'Point', 'coordinates': [56.3709,25.3584] }}">
            <text:p>{'type': 'Feature', 'properties': {'name':'Khor al Fakkan','quantity':303264}, 'geometry': { 'type': 'Point', 'coordinates': [56.3709,25.3584] }}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agos</text:p>
          </table:table-cell>
          <table:table-cell office:value-type="string">
            <text:p>Nigeria</text:p>
          </table:table-cell>
          <table:table-cell office:value-type="float" office:value="297771">
            <text:p>297771</text:p>
          </table:table-cell>
          <table:table-cell/>
          <table:table-cell office:value-type="string">
            <text:p>6.4611,3.3972</text:p>
          </table:table-cell>
          <table:table-cell/>
          <table:table-cell table:formula="of:=CONCATENATE(RIGHT([.F44];LEN([.F44])-FIND(&quot;,&quot;;[.F44]));&quot;,&quot;;LEFT([.F44];FIND(&quot;,&quot;;[.F44])-1))" office:value-type="string" office:string-value="3.3972,6.4611">
            <text:p>3.3972,6.4611</text:p>
          </table:table-cell>
          <table:table-cell/>
          <table:table-cell table:formula="of:=CONCATENATE(&quot;{'type': 'Feature', 'properties': {'name':'&quot;;[.B44];&quot;','quantity':&quot;;[.D44];&quot;}, 'geometry': { 'type': 'Point', 'coordinates': [&quot;;[.H44];&quot;] }}&quot;)" office:value-type="string" office:string-value="{'type': 'Feature', 'properties': {'name':'Lagos','quantity':297771}, 'geometry': { 'type': 'Point', 'coordinates': [3.3972,6.4611] }}">
            <text:p>{'type': 'Feature', 'properties': {'name':'Lagos','quantity':297771}, 'geometry': { 'type': 'Point', 'coordinates': [3.3972,6.4611] }}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ugusta</text:p>
          </table:table-cell>
          <table:table-cell office:value-type="string">
            <text:p>Italy</text:p>
          </table:table-cell>
          <table:table-cell office:value-type="float" office:value="296726">
            <text:p>296726</text:p>
          </table:table-cell>
          <table:table-cell/>
          <table:table-cell office:value-type="string">
            <text:p>37.2240,15.2059</text:p>
          </table:table-cell>
          <table:table-cell/>
          <table:table-cell table:formula="of:=CONCATENATE(RIGHT([.F45];LEN([.F45])-FIND(&quot;,&quot;;[.F45]));&quot;,&quot;;LEFT([.F45];FIND(&quot;,&quot;;[.F45])-1))" office:value-type="string" office:string-value="15.2059,37.2240">
            <text:p>15.2059,37.2240</text:p>
          </table:table-cell>
          <table:table-cell/>
          <table:table-cell table:formula="of:=CONCATENATE(&quot;{'type': 'Feature', 'properties': {'name':'&quot;;[.B45];&quot;','quantity':&quot;;[.D45];&quot;}, 'geometry': { 'type': 'Point', 'coordinates': [&quot;;[.H45];&quot;] }}&quot;)" office:value-type="string" office:string-value="{'type': 'Feature', 'properties': {'name':'Augusta','quantity':296726}, 'geometry': { 'type': 'Point', 'coordinates': [15.2059,37.2240] }}">
            <text:p>{'type': 'Feature', 'properties': {'name':'Augusta','quantity':296726}, 'geometry': { 'type': 'Point', 'coordinates': [15.2059,37.2240] }}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  <table:table-cell office:value-type="float" office:value="296650">
            <text:p>296650</text:p>
          </table:table-cell>
          <table:table-cell/>
          <table:table-cell office:value-type="string">
            <text:p>-22.239,-42.756</text:p>
          </table:table-cell>
          <table:table-cell/>
          <table:table-cell table:formula="of:=CONCATENATE(RIGHT([.F46];LEN([.F46])-FIND(&quot;,&quot;;[.F46]));&quot;,&quot;;LEFT([.F46];FIND(&quot;,&quot;;[.F46])-1))" office:value-type="string" office:string-value="-42.756,-22.239">
            <text:p>-42.756,-22.239</text:p>
          </table:table-cell>
          <table:table-cell/>
          <table:table-cell table:formula="of:=CONCATENATE(&quot;{'type': 'Feature', 'properties': {'name':'&quot;;[.B46];&quot;','quantity':&quot;;[.D46];&quot;}, 'geometry': { 'type': 'Point', 'coordinates': [&quot;;[.H46];&quot;] }}&quot;)" office:value-type="string" office:string-value="{'type': 'Feature', 'properties': {'name':'Rio de Janeiro','quantity':296650}, 'geometry': { 'type': 'Point', 'coordinates': [-42.756,-22.239] }}">
            <text:p>{'type': 'Feature', 'properties': {'name':'Rio de Janeiro','quantity':296650}, 'geometry': { 'type': 'Point', 'coordinates': [-42.756,-22.239] }}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float" office:value="294211">
            <text:p>294211</text:p>
          </table:table-cell>
          <table:table-cell/>
          <table:table-cell office:value-type="string">
            <text:p>39.4228,-0.3525</text:p>
          </table:table-cell>
          <table:table-cell/>
          <table:table-cell table:formula="of:=CONCATENATE(RIGHT([.F47];LEN([.F47])-FIND(&quot;,&quot;;[.F47]));&quot;,&quot;;LEFT([.F47];FIND(&quot;,&quot;;[.F47])-1))" office:value-type="string" office:string-value="-0.3525,39.4228">
            <text:p>-0.3525,39.4228</text:p>
          </table:table-cell>
          <table:table-cell/>
          <table:table-cell table:formula="of:=CONCATENATE(&quot;{'type': 'Feature', 'properties': {'name':'&quot;;[.B47];&quot;','quantity':&quot;;[.D47];&quot;}, 'geometry': { 'type': 'Point', 'coordinates': [&quot;;[.H47];&quot;] }}&quot;)" office:value-type="string" office:string-value="{'type': 'Feature', 'properties': {'name':'Valencia','quantity':294211}, 'geometry': { 'type': 'Point', 'coordinates': [-0.3525,39.4228] }}">
            <text:p>{'type': 'Feature', 'properties': {'name':'Valencia','quantity':294211}, 'geometry': { 'type': 'Point', 'coordinates': [-0.3525,39.4228] }}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office:value-type="float" office:value="255883">
            <text:p>255883</text:p>
          </table:table-cell>
          <table:table-cell/>
          <table:table-cell office:value-type="string">
            <text:p>-34.61287,-58.44598</text:p>
          </table:table-cell>
          <table:table-cell/>
          <table:table-cell table:formula="of:=CONCATENATE(RIGHT([.F48];LEN([.F48])-FIND(&quot;,&quot;;[.F48]));&quot;,&quot;;LEFT([.F48];FIND(&quot;,&quot;;[.F48])-1))" office:value-type="string" office:string-value="-58.44598,-34.61287">
            <text:p>-58.44598,-34.61287</text:p>
          </table:table-cell>
          <table:table-cell/>
          <table:table-cell table:formula="of:=CONCATENATE(&quot;{'type': 'Feature', 'properties': {'name':'&quot;;[.B48];&quot;','quantity':&quot;;[.D48];&quot;}, 'geometry': { 'type': 'Point', 'coordinates': [&quot;;[.H48];&quot;] }}&quot;)" office:value-type="string" office:string-value="{'type': 'Feature', 'properties': {'name':'Buenos Aires','quantity':255883}, 'geometry': { 'type': 'Point', 'coordinates': [-58.44598,-34.61287] }}">
            <text:p>{'type': 'Feature', 'properties': {'name':'Buenos Aires','quantity':255883}, 'geometry': { 'type': 'Point', 'coordinates': [-58.44598,-34.61287] }}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office:value-type="float" office:value="253379">
            <text:p>253379</text:p>
          </table:table-cell>
          <table:table-cell/>
          <table:table-cell office:value-type="string">
            <text:p>22.6015,120.2893</text:p>
          </table:table-cell>
          <table:table-cell/>
          <table:table-cell table:formula="of:=CONCATENATE(RIGHT([.F49];LEN([.F49])-FIND(&quot;,&quot;;[.F49]));&quot;,&quot;;LEFT([.F49];FIND(&quot;,&quot;;[.F49])-1))" office:value-type="string" office:string-value="120.2893,22.6015">
            <text:p>120.2893,22.6015</text:p>
          </table:table-cell>
          <table:table-cell/>
          <table:table-cell table:formula="of:=CONCATENATE(&quot;{'type': 'Feature', 'properties': {'name':'&quot;;[.B49];&quot;','quantity':&quot;;[.D49];&quot;}, 'geometry': { 'type': 'Point', 'coordinates': [&quot;;[.H49];&quot;] }}&quot;)" office:value-type="string" office:string-value="{'type': 'Feature', 'properties': {'name':'Kaohsiung','quantity':253379}, 'geometry': { 'type': 'Point', 'coordinates': [120.2893,22.6015] }}">
            <text:p>{'type': 'Feature', 'properties': {'name':'Kaohsiung','quantity':253379}, 'geometry': { 'type': 'Point', 'coordinates': [120.2893,22.6015] }}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Olbia</text:p>
          </table:table-cell>
          <table:table-cell office:value-type="string">
            <text:p>Italy</text:p>
          </table:table-cell>
          <table:table-cell office:value-type="float" office:value="252713">
            <text:p>252713</text:p>
          </table:table-cell>
          <table:table-cell/>
          <table:table-cell office:value-type="string">
            <text:p>40.9206,9.5397</text:p>
          </table:table-cell>
          <table:table-cell/>
          <table:table-cell table:formula="of:=CONCATENATE(RIGHT([.F50];LEN([.F50])-FIND(&quot;,&quot;;[.F50]));&quot;,&quot;;LEFT([.F50];FIND(&quot;,&quot;;[.F50])-1))" office:value-type="string" office:string-value="9.5397,40.9206">
            <text:p>9.5397,40.9206</text:p>
          </table:table-cell>
          <table:table-cell/>
          <table:table-cell table:formula="of:=CONCATENATE(&quot;{'type': 'Feature', 'properties': {'name':'&quot;;[.B50];&quot;','quantity':&quot;;[.D50];&quot;}, 'geometry': { 'type': 'Point', 'coordinates': [&quot;;[.H50];&quot;] }}&quot;)" office:value-type="string" office:string-value="{'type': 'Feature', 'properties': {'name':'Olbia','quantity':252713}, 'geometry': { 'type': 'Point', 'coordinates': [9.5397,40.9206] }}">
            <text:p>{'type': 'Feature', 'properties': {'name':'Olbia','quantity':252713}, 'geometry': { 'type': 'Point', 'coordinates': [9.5397,40.9206] }}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office:value-type="float" office:value="249436">
            <text:p>249436</text:p>
          </table:table-cell>
          <table:table-cell/>
          <table:table-cell office:value-type="string">
            <text:p>31.41674,31.82137</text:p>
          </table:table-cell>
          <table:table-cell/>
          <table:table-cell table:formula="of:=CONCATENATE(RIGHT([.F51];LEN([.F51])-FIND(&quot;,&quot;;[.F51]));&quot;,&quot;;LEFT([.F51];FIND(&quot;,&quot;;[.F51])-1))" office:value-type="string" office:string-value="31.82137,31.41674">
            <text:p>31.82137,31.41674</text:p>
          </table:table-cell>
          <table:table-cell/>
          <table:table-cell table:formula="of:=CONCATENATE(&quot;{'type': 'Feature', 'properties': {'name':'&quot;;[.B51];&quot;','quantity':&quot;;[.D51];&quot;}, 'geometry': { 'type': 'Point', 'coordinates': [&quot;;[.H51];&quot;] }}&quot;)" office:value-type="string" office:string-value="{'type': 'Feature', 'properties': {'name':'Damietta','quantity':249436}, 'geometry': { 'type': 'Point', 'coordinates': [31.82137,31.41674] }}">
            <text:p>{'type': 'Feature', 'properties': {'name':'Damietta','quantity':249436}, 'geometry': { 'type': 'Point', 'coordinates': [31.82137,31.41674] }}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float" office:value="247040">
            <text:p>247040</text:p>
          </table:table-cell>
          <table:table-cell/>
          <table:table-cell office:value-type="string">
            <text:p>28.0514,-15.4357</text:p>
          </table:table-cell>
          <table:table-cell/>
          <table:table-cell table:formula="of:=CONCATENATE(RIGHT([.F52];LEN([.F52])-FIND(&quot;,&quot;;[.F52]));&quot;,&quot;;LEFT([.F52];FIND(&quot;,&quot;;[.F52])-1))" office:value-type="string" office:string-value="-15.4357,28.0514">
            <text:p>-15.4357,28.0514</text:p>
          </table:table-cell>
          <table:table-cell/>
          <table:table-cell table:formula="of:=CONCATENATE(&quot;{'type': 'Feature', 'properties': {'name':'&quot;;[.B52];&quot;','quantity':&quot;;[.D52];&quot;}, 'geometry': { 'type': 'Point', 'coordinates': [&quot;;[.H52];&quot;] }}&quot;)" office:value-type="string" office:string-value="{'type': 'Feature', 'properties': {'name':'Las Palmas','quantity':247040}, 'geometry': { 'type': 'Point', 'coordinates': [-15.4357,28.0514] }}">
            <text:p>{'type': 'Feature', 'properties': {'name':'Las Palmas','quantity':247040}, 'geometry': { 'type': 'Point', 'coordinates': [-15.4357,28.0514] }}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office:value-type="float" office:value="238934">
            <text:p>238934</text:p>
          </table:table-cell>
          <table:table-cell/>
          <table:table-cell office:value-type="string">
            <text:p>22.4715,113.9161</text:p>
          </table:table-cell>
          <table:table-cell/>
          <table:table-cell table:formula="of:=CONCATENATE(RIGHT([.F53];LEN([.F53])-FIND(&quot;,&quot;;[.F53]));&quot;,&quot;;LEFT([.F53];FIND(&quot;,&quot;;[.F53])-1))" office:value-type="string" office:string-value="113.9161,22.4715">
            <text:p>113.9161,22.4715</text:p>
          </table:table-cell>
          <table:table-cell/>
          <table:table-cell table:formula="of:=CONCATENATE(&quot;{'type': 'Feature', 'properties': {'name':'&quot;;[.B53];&quot;','quantity':&quot;;[.D53];&quot;}, 'geometry': { 'type': 'Point', 'coordinates': [&quot;;[.H53];&quot;] }}&quot;)" office:value-type="string" office:string-value="{'type': 'Feature', 'properties': {'name':'Shekou','quantity':238934}, 'geometry': { 'type': 'Point', 'coordinates': [113.9161,22.4715] }}">
            <text:p>{'type': 'Feature', 'properties': {'name':'Shekou','quantity':238934}, 'geometry': { 'type': 'Point', 'coordinates': [113.9161,22.4715] }}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Tarragona</text:p>
          </table:table-cell>
          <table:table-cell office:value-type="string">
            <text:p>Spain</text:p>
          </table:table-cell>
          <table:table-cell office:value-type="float" office:value="237360">
            <text:p>237360</text:p>
          </table:table-cell>
          <table:table-cell/>
          <table:table-cell office:value-type="string">
            <text:p>41.1120,1.2563</text:p>
          </table:table-cell>
          <table:table-cell/>
          <table:table-cell table:formula="of:=CONCATENATE(RIGHT([.F54];LEN([.F54])-FIND(&quot;,&quot;;[.F54]));&quot;,&quot;;LEFT([.F54];FIND(&quot;,&quot;;[.F54])-1))" office:value-type="string" office:string-value="1.2563,41.1120">
            <text:p>1.2563,41.1120</text:p>
          </table:table-cell>
          <table:table-cell/>
          <table:table-cell table:formula="of:=CONCATENATE(&quot;{'type': 'Feature', 'properties': {'name':'&quot;;[.B54];&quot;','quantity':&quot;;[.D54];&quot;}, 'geometry': { 'type': 'Point', 'coordinates': [&quot;;[.H54];&quot;] }}&quot;)" office:value-type="string" office:string-value="{'type': 'Feature', 'properties': {'name':'Tarragona','quantity':237360}, 'geometry': { 'type': 'Point', 'coordinates': [1.2563,41.1120] }}">
            <text:p>{'type': 'Feature', 'properties': {'name':'Tarragona','quantity':237360}, 'geometry': { 'type': 'Point', 'coordinates': [1.2563,41.1120] }}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atumi</text:p>
          </table:table-cell>
          <table:table-cell office:value-type="string">
            <text:p>Georgia</text:p>
          </table:table-cell>
          <table:table-cell office:value-type="float" office:value="237198">
            <text:p>237198</text:p>
          </table:table-cell>
          <table:table-cell/>
          <table:table-cell office:value-type="string">
            <text:p>41.6568,41.6658</text:p>
          </table:table-cell>
          <table:table-cell/>
          <table:table-cell table:formula="of:=CONCATENATE(RIGHT([.F55];LEN([.F55])-FIND(&quot;,&quot;;[.F55]));&quot;,&quot;;LEFT([.F55];FIND(&quot;,&quot;;[.F55])-1))" office:value-type="string" office:string-value="41.6658,41.6568">
            <text:p>41.6658,41.6568</text:p>
          </table:table-cell>
          <table:table-cell/>
          <table:table-cell table:formula="of:=CONCATENATE(&quot;{'type': 'Feature', 'properties': {'name':'&quot;;[.B55];&quot;','quantity':&quot;;[.D55];&quot;}, 'geometry': { 'type': 'Point', 'coordinates': [&quot;;[.H55];&quot;] }}&quot;)" office:value-type="string" office:string-value="{'type': 'Feature', 'properties': {'name':'Batumi','quantity':237198}, 'geometry': { 'type': 'Point', 'coordinates': [41.6658,41.6568] }}">
            <text:p>{'type': 'Feature', 'properties': {'name':'Batumi','quantity':237198}, 'geometry': { 'type': 'Point', 'coordinates': [41.6658,41.6568] }}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office:value-type="float" office:value="234960">
            <text:p>234960</text:p>
          </table:table-cell>
          <table:table-cell/>
          <table:table-cell office:value-type="string">
            <text:p>31.2567,32.3192</text:p>
          </table:table-cell>
          <table:table-cell/>
          <table:table-cell table:formula="of:=CONCATENATE(RIGHT([.F56];LEN([.F56])-FIND(&quot;,&quot;;[.F56]));&quot;,&quot;;LEFT([.F56];FIND(&quot;,&quot;;[.F56])-1))" office:value-type="string" office:string-value="32.3192,31.2567">
            <text:p>32.3192,31.2567</text:p>
          </table:table-cell>
          <table:table-cell/>
          <table:table-cell table:formula="of:=CONCATENATE(&quot;{'type': 'Feature', 'properties': {'name':'&quot;;[.B56];&quot;','quantity':&quot;;[.D56];&quot;}, 'geometry': { 'type': 'Point', 'coordinates': [&quot;;[.H56];&quot;] }}&quot;)" office:value-type="string" office:string-value="{'type': 'Feature', 'properties': {'name':'Port Said','quantity':234960}, 'geometry': { 'type': 'Point', 'coordinates': [32.3192,31.2567] }}">
            <text:p>{'type': 'Feature', 'properties': {'name':'Port Said','quantity':234960}, 'geometry': { 'type': 'Point', 'coordinates': [32.3192,31.2567] }}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office:value-type="float" office:value="230392">
            <text:p>230392</text:p>
          </table:table-cell>
          <table:table-cell/>
          <table:table-cell office:value-type="string">
            <text:p>37.0127,-76.1960</text:p>
          </table:table-cell>
          <table:table-cell/>
          <table:table-cell table:formula="of:=CONCATENATE(RIGHT([.F57];LEN([.F57])-FIND(&quot;,&quot;;[.F57]));&quot;,&quot;;LEFT([.F57];FIND(&quot;,&quot;;[.F57])-1))" office:value-type="string" office:string-value="-76.1960,37.0127">
            <text:p>-76.1960,37.0127</text:p>
          </table:table-cell>
          <table:table-cell/>
          <table:table-cell table:formula="of:=CONCATENATE(&quot;{'type': 'Feature', 'properties': {'name':'&quot;;[.B57];&quot;','quantity':&quot;;[.D57];&quot;}, 'geometry': { 'type': 'Point', 'coordinates': [&quot;;[.H57];&quot;] }}&quot;)" office:value-type="string" office:string-value="{'type': 'Feature', 'properties': {'name':'Norfolk','quantity':230392}, 'geometry': { 'type': 'Point', 'coordinates': [-76.1960,37.0127] }}">
            <text:p>{'type': 'Feature', 'properties': {'name':'Norfolk','quantity':230392}, 'geometry': { 'type': 'Point', 'coordinates': [-76.1960,37.0127] }}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office:value-type="float" office:value="229853">
            <text:p>229853</text:p>
          </table:table-cell>
          <table:table-cell/>
          <table:table-cell office:value-type="string">
            <text:p>32.8184,34.9885</text:p>
          </table:table-cell>
          <table:table-cell/>
          <table:table-cell table:formula="of:=CONCATENATE(RIGHT([.F58];LEN([.F58])-FIND(&quot;,&quot;;[.F58]));&quot;,&quot;;LEFT([.F58];FIND(&quot;,&quot;;[.F58])-1))" office:value-type="string" office:string-value="34.9885,32.8184">
            <text:p>34.9885,32.8184</text:p>
          </table:table-cell>
          <table:table-cell/>
          <table:table-cell table:formula="of:=CONCATENATE(&quot;{'type': 'Feature', 'properties': {'name':'&quot;;[.B58];&quot;','quantity':&quot;;[.D58];&quot;}, 'geometry': { 'type': 'Point', 'coordinates': [&quot;;[.H58];&quot;] }}&quot;)" office:value-type="string" office:string-value="{'type': 'Feature', 'properties': {'name':'Haifa','quantity':229853}, 'geometry': { 'type': 'Point', 'coordinates': [34.9885,32.8184] }}">
            <text:p>{'type': 'Feature', 'properties': {'name':'Haifa','quantity':229853}, 'geometry': { 'type': 'Point', 'coordinates': [34.9885,32.8184] }}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office:value-type="float" office:value="221946">
            <text:p>221946</text:p>
          </table:table-cell>
          <table:table-cell/>
          <table:table-cell office:value-type="string">
            <text:p>36.0696,120.3189</text:p>
          </table:table-cell>
          <table:table-cell/>
          <table:table-cell table:formula="of:=CONCATENATE(RIGHT([.F59];LEN([.F59])-FIND(&quot;,&quot;;[.F59]));&quot;,&quot;;LEFT([.F59];FIND(&quot;,&quot;;[.F59])-1))" office:value-type="string" office:string-value="120.3189,36.0696">
            <text:p>120.3189,36.0696</text:p>
          </table:table-cell>
          <table:table-cell/>
          <table:table-cell table:formula="of:=CONCATENATE(&quot;{'type': 'Feature', 'properties': {'name':'&quot;;[.B59];&quot;','quantity':&quot;;[.D59];&quot;}, 'geometry': { 'type': 'Point', 'coordinates': [&quot;;[.H59];&quot;] }}&quot;)" office:value-type="string" office:string-value="{'type': 'Feature', 'properties': {'name':'Qingdao','quantity':221946}, 'geometry': { 'type': 'Point', 'coordinates': [120.3189,36.0696] }}">
            <text:p>{'type': 'Feature', 'properties': {'name':'Qingdao','quantity':221946}, 'geometry': { 'type': 'Point', 'coordinates': [120.3189,36.0696] }}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office:value-type="float" office:value="211801">
            <text:p>211801</text:p>
          </table:table-cell>
          <table:table-cell/>
          <table:table-cell office:value-type="string">
            <text:p>40.8529,14.2461</text:p>
          </table:table-cell>
          <table:table-cell/>
          <table:table-cell table:formula="of:=CONCATENATE(RIGHT([.F60];LEN([.F60])-FIND(&quot;,&quot;;[.F60]));&quot;,&quot;;LEFT([.F60];FIND(&quot;,&quot;;[.F60])-1))" office:value-type="string" office:string-value="14.2461,40.8529">
            <text:p>14.2461,40.8529</text:p>
          </table:table-cell>
          <table:table-cell/>
          <table:table-cell table:formula="of:=CONCATENATE(&quot;{'type': 'Feature', 'properties': {'name':'&quot;;[.B60];&quot;','quantity':&quot;;[.D60];&quot;}, 'geometry': { 'type': 'Point', 'coordinates': [&quot;;[.H60];&quot;] }}&quot;)" office:value-type="string" office:string-value="{'type': 'Feature', 'properties': {'name':'Napoli','quantity':211801}, 'geometry': { 'type': 'Point', 'coordinates': [14.2461,40.8529] }}">
            <text:p>{'type': 'Feature', 'properties': {'name':'Napoli','quantity':211801}, 'geometry': { 'type': 'Point', 'coordinates': [14.2461,40.8529] }}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Cartagena</text:p>
          </table:table-cell>
          <table:table-cell office:value-type="string">
            <text:p>Colombia</text:p>
          </table:table-cell>
          <table:table-cell office:value-type="float" office:value="197936">
            <text:p>197936</text:p>
          </table:table-cell>
          <table:table-cell/>
          <table:table-cell office:value-type="string">
            <text:p>10.4162,-75.5180</text:p>
          </table:table-cell>
          <table:table-cell/>
          <table:table-cell table:formula="of:=CONCATENATE(RIGHT([.F61];LEN([.F61])-FIND(&quot;,&quot;;[.F61]));&quot;,&quot;;LEFT([.F61];FIND(&quot;,&quot;;[.F61])-1))" office:value-type="string" office:string-value="-75.5180,10.4162">
            <text:p>-75.5180,10.4162</text:p>
          </table:table-cell>
          <table:table-cell/>
          <table:table-cell table:formula="of:=CONCATENATE(&quot;{'type': 'Feature', 'properties': {'name':'&quot;;[.B61];&quot;','quantity':&quot;;[.D61];&quot;}, 'geometry': { 'type': 'Point', 'coordinates': [&quot;;[.H61];&quot;] }}&quot;)" office:value-type="string" office:string-value="{'type': 'Feature', 'properties': {'name':'Cartagena','quantity':197936}, 'geometry': { 'type': 'Point', 'coordinates': [-75.5180,10.4162] }}">
            <text:p>{'type': 'Feature', 'properties': {'name':'Cartagena','quantity':197936}, 'geometry': { 'type': 'Point', 'coordinates': [-75.5180,10.4162] }}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office:value-type="float" office:value="185148">
            <text:p>185148</text:p>
          </table:table-cell>
          <table:table-cell/>
          <table:table-cell office:value-type="string">
            <text:p>31.8493,34.6601</text:p>
          </table:table-cell>
          <table:table-cell/>
          <table:table-cell table:formula="of:=CONCATENATE(RIGHT([.F62];LEN([.F62])-FIND(&quot;,&quot;;[.F62]));&quot;,&quot;;LEFT([.F62];FIND(&quot;,&quot;;[.F62])-1))" office:value-type="string" office:string-value="34.6601,31.8493">
            <text:p>34.6601,31.8493</text:p>
          </table:table-cell>
          <table:table-cell/>
          <table:table-cell table:formula="of:=CONCATENATE(&quot;{'type': 'Feature', 'properties': {'name':'&quot;;[.B62];&quot;','quantity':&quot;;[.D62];&quot;}, 'geometry': { 'type': 'Point', 'coordinates': [&quot;;[.H62];&quot;] }}&quot;)" office:value-type="string" office:string-value="{'type': 'Feature', 'properties': {'name':'Ashdod','quantity':185148}, 'geometry': { 'type': 'Point', 'coordinates': [34.6601,31.8493] }}">
            <text:p>{'type': 'Feature', 'properties': {'name':'Ashdod','quantity':185148}, 'geometry': { 'type': 'Point', 'coordinates': [34.6601,31.8493] }}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Forcados</text:p>
          </table:table-cell>
          <table:table-cell office:value-type="string">
            <text:p>Nigeria</text:p>
          </table:table-cell>
          <table:table-cell office:value-type="float" office:value="182464">
            <text:p>182464</text:p>
          </table:table-cell>
          <table:table-cell/>
          <table:table-cell office:value-type="string">
            <text:p>5.3534,5.4393</text:p>
          </table:table-cell>
          <table:table-cell/>
          <table:table-cell table:formula="of:=CONCATENATE(RIGHT([.F63];LEN([.F63])-FIND(&quot;,&quot;;[.F63]));&quot;,&quot;;LEFT([.F63];FIND(&quot;,&quot;;[.F63])-1))" office:value-type="string" office:string-value="5.4393,5.3534">
            <text:p>5.4393,5.3534</text:p>
          </table:table-cell>
          <table:table-cell/>
          <table:table-cell table:formula="of:=CONCATENATE(&quot;{'type': 'Feature', 'properties': {'name':'&quot;;[.B63];&quot;','quantity':&quot;;[.D63];&quot;}, 'geometry': { 'type': 'Point', 'coordinates': [&quot;;[.H63];&quot;] }}&quot;)" office:value-type="string" office:string-value="{'type': 'Feature', 'properties': {'name':'Forcados','quantity':182464}, 'geometry': { 'type': 'Point', 'coordinates': [5.4393,5.3534] }}">
            <text:p>{'type': 'Feature', 'properties': {'name':'Forcados','quantity':182464}, 'geometry': { 'type': 'Point', 'coordinates': [5.4393,5.3534] }}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Savona-Vado</text:p>
          </table:table-cell>
          <table:table-cell office:value-type="string">
            <text:p>Italy</text:p>
          </table:table-cell>
          <table:table-cell office:value-type="float" office:value="178319">
            <text:p>178319</text:p>
          </table:table-cell>
          <table:table-cell/>
          <table:table-cell office:value-type="string">
            <text:p>44.2661,8.4555</text:p>
          </table:table-cell>
          <table:table-cell/>
          <table:table-cell table:formula="of:=CONCATENATE(RIGHT([.F64];LEN([.F64])-FIND(&quot;,&quot;;[.F64]));&quot;,&quot;;LEFT([.F64];FIND(&quot;,&quot;;[.F64])-1))" office:value-type="string" office:string-value="8.4555,44.2661">
            <text:p>8.4555,44.2661</text:p>
          </table:table-cell>
          <table:table-cell/>
          <table:table-cell table:formula="of:=CONCATENATE(&quot;{'type': 'Feature', 'properties': {'name':'&quot;;[.B64];&quot;','quantity':&quot;;[.D64];&quot;}, 'geometry': { 'type': 'Point', 'coordinates': [&quot;;[.H64];&quot;] }}&quot;)" office:value-type="string" office:string-value="{'type': 'Feature', 'properties': {'name':'Savona-Vado','quantity':178319}, 'geometry': { 'type': 'Point', 'coordinates': [8.4555,44.2661] }}">
            <text:p>{'type': 'Feature', 'properties': {'name':'Savona-Vado','quantity':178319}, 'geometry': { 'type': 'Point', 'coordinates': [8.4555,44.2661] }}</text:p>
          </table:table-cell>
          <table:table-cell table:number-columns-repeated="2"/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 style:data-style-name="N2" text:time-value="0000-00-00T19:35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08-15T10:51:29</meta:creation-date>
    <dc:date>2013-08-15T20:34:35</dc:date>
    <dc:creator>Stefano </dc:creator>
    <meta:editing-duration>PT8H25M23S</meta:editing-duration>
    <meta:editing-cycles>8</meta:editing-cycles>
    <meta:generator>LibreOffice/4.0.2.2$Linux_X86_64 LibreOffice_project/400m0$Build-2</meta:generator>
    <meta:document-statistic meta:table-count="2" meta:cell-count="871" meta:object-count="0"/>
  </office:meta>
</office:document-meta>
</file>